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4817000009A7890C64B3.svm"/>
  <manifest:file-entry manifest:media-type="" manifest:full-path="Pictures/2000000900001DA30000074F9F35616B.svm"/>
  <manifest:file-entry manifest:media-type="" manifest:full-path="Pictures/20000009000014D10000082369767ABC.svm"/>
  <manifest:file-entry manifest:media-type="image/png" manifest:full-path="Pictures/100000000000017500000020F9D32C7E.png"/>
  <manifest:file-entry manifest:media-type="" manifest:full-path="Pictures/20000009000045560000070901BEC8DD.svm"/>
  <manifest:file-entry manifest:media-type="" manifest:full-path="Pictures/200000090000320A000004F7B19568F6.svm"/>
  <manifest:file-entry manifest:media-type="" manifest:full-path="Pictures/2000000900003324000007096AA7340B.svm"/>
  <manifest:file-entry manifest:media-type="" manifest:full-path="Pictures/20000009000054C600001655889652BF.svm"/>
  <manifest:file-entry manifest:media-type="" manifest:full-path="Pictures/200000090000106800000796AF6046DC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" svg:font-family="CMMI10"/>
    <style:font-face style:name="CMMI12" svg:font-family="CMMI12"/>
    <style:font-face style:name="CMMI6" svg:font-family="CMMI6"/>
    <style:font-face style:name="CMMI8" svg:font-family="CMMI8"/>
    <style:font-face style:name="CMSY10" svg:font-family="CMSY10"/>
    <style:font-face style:name="CMSY8" svg:font-family="CMSY8"/>
    <style:font-face style:name="Cambria Math" svg:font-family="'Cambria Math'"/>
    <style:font-face style:name="Cambria Math1" svg:font-family="'Cambria Math'" style:font-adornments="Běžné"/>
    <style:font-face style:name="MSBM10" svg:font-family="MSBM10"/>
    <style:font-face style:name="Mangal1" svg:font-family="Mangal"/>
    <style:font-face style:name="OpenSymbol" svg:font-family="OpenSymbol"/>
    <style:font-face style:name="Segoe UI" svg:font-family="'Segoe UI'"/>
    <style:font-face style:name="csbx10" svg:font-family="csbx10"/>
    <style:font-face style:name="csbx12" svg:font-family="csbx12"/>
    <style:font-face style:name="csr10" svg:font-family="csr10"/>
    <style:font-face style:name="csr6" svg:font-family="csr6"/>
    <style:font-face style:name="csr8" svg:font-family="csr8"/>
    <style:font-face style:name="csti10" svg:font-family="csti10"/>
    <style:font-face style:name="Cambria" svg:font-family="Cambria, Cambri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1" svg:font-family="Cambria" style:font-adornments="Běžné" style:font-family-generic="roman" style:font-pitch="variable"/>
    <style:font-face style:name="Georgia" svg:font-family="Georgia" style:font-adornments="kurzí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style:text-autospace="none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sr10" fo:font-size="10pt" style:font-name-asian="csr10" style:font-size-asian="10pt" style:font-name-complex="csr10" style:font-size-complex="10pt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csr10" fo:font-size="10pt" style:font-name-asian="csr10" style:font-size-asian="10pt" style:font-name-complex="csr10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csr10" fo:font-size="11pt" style:font-name-asian="csr10" style:font-size-asian="11pt" style:font-name-complex="csr10" style:font-size-complex="11pt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Standard">
      <style:paragraph-properties fo:text-align="center" style:justify-single-word="false" style:text-autospace="none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 style:text-autospace="non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Standard" style:list-style-name="L1">
      <style:paragraph-properties fo:text-align="start" style:justify-single-word="false" style:text-autospace="none"/>
    </style:style>
    <style:style style:name="P12" style:family="paragraph" style:parent-style-name="Standard" style:list-style-name="L2">
      <style:paragraph-properties fo:text-align="start" style:justify-single-word="false" style:text-autospace="none"/>
    </style:style>
    <style:style style:name="P13" style:family="paragraph" style:parent-style-name="Standard" style:list-style-name="L3">
      <style:paragraph-properties fo:text-align="start" style:justify-single-word="false" style:text-autospace="none"/>
    </style:style>
    <style:style style:name="P14" style:family="paragraph" style:parent-style-name="Standard" style:list-style-name="L4">
      <style:paragraph-properties fo:text-align="start" style:justify-single-word="false" style:text-autospace="none"/>
    </style:style>
    <style:style style:name="P15" style:family="paragraph" style:parent-style-name="Standard" style:list-style-name="L5">
      <style:paragraph-properties fo:text-align="start" style:justify-single-word="false" style:text-autospace="none"/>
    </style:style>
    <style:style style:name="P16" style:family="paragraph" style:parent-style-name="Standard" style:list-style-name="L6">
      <style:paragraph-properties fo:text-align="start" style:justify-single-word="false" style:text-autospace="none"/>
    </style:style>
    <style:style style:name="P17" style:family="paragraph" style:parent-style-name="Standard" style:list-style-name="L7">
      <style:paragraph-properties fo:text-align="start" style:justify-single-word="false" style:text-autospace="none"/>
    </style:style>
    <style:style style:name="P18" style:family="paragraph" style:parent-style-name="Standard" style:list-style-name="L8">
      <style:paragraph-properties fo:text-align="start" style:justify-single-word="false" style:text-autospace="none"/>
    </style:style>
    <style:style style:name="P19" style:family="paragraph" style:parent-style-name="Standard" style:list-style-name="L9">
      <style:paragraph-properties fo:text-align="start" style:justify-single-word="false" style:text-autospace="none"/>
    </style:style>
    <style:style style:name="P20" style:family="paragraph" style:parent-style-name="Standard" style:list-style-name="L2">
      <style:paragraph-properties style:text-autospace="none"/>
    </style:style>
    <style:style style:name="P21" style:family="paragraph" style:parent-style-name="Standard" style:list-style-name="L3">
      <style:paragraph-properties style:text-autospace="none"/>
    </style:style>
    <style:style style:name="P22" style:family="paragraph" style:parent-style-name="Standard" style:list-style-name="L5">
      <style:paragraph-properties style:text-autospace="none"/>
    </style:style>
    <style:style style:name="P23" style:family="paragraph" style:parent-style-name="Standard" style:list-style-name="L5">
      <style:paragraph-properties fo:text-align="start" style:justify-single-word="false" style:text-autospace="none"/>
      <style:text-properties style:font-name="csti10" fo:font-size="10pt" style:font-name-asian="csti10" style:font-size-asian="10pt" style:font-name-complex="csti10" style:font-size-complex="10pt"/>
    </style:style>
    <style:style style:name="P24" style:family="paragraph" style:parent-style-name="Standard" style:list-style-name="L6">
      <style:paragraph-properties style:text-autospace="none"/>
    </style:style>
    <style:style style:name="P25" style:family="paragraph" style:parent-style-name="Standard" style:list-style-name="L10">
      <style:paragraph-properties style:text-autospace="none"/>
    </style:style>
    <style:style style:name="T1" style:family="text">
      <style:text-properties style:text-line-through-style="none" style:text-underline-style="none" style:font-name-asian="Cambria" style:font-weight-asian="normal" style:font-name-complex="Cambria" style:font-size-complex="11pt" style:font-weight-complex="normal"/>
    </style:style>
    <style:style style:name="T2" style:family="text">
      <style:text-properties style:text-line-through-style="none" style:text-underline-style="none" fo:font-weight="normal" style:font-name-asian="Cambria" style:font-weight-asian="normal" style:font-name-complex="Cambria" style:font-size-complex="11pt" style:font-weight-complex="normal"/>
    </style:style>
    <style:style style:name="T3" style:family="text">
      <style:text-properties style:text-line-through-style="none" style:text-underline-style="none" fo:font-weight="normal" style:font-name-asian="csr10" style:font-weight-asian="normal" style:font-name-complex="csr10" style:font-size-complex="11pt" style:font-weight-complex="normal"/>
    </style:style>
    <style:style style:name="T4" style:family="text">
      <style:text-properties style:text-line-through-style="none" style:text-underline-style="none" fo:font-weight="normal" style:font-name-asian="csti10" style:font-weight-asian="normal" style:font-name-complex="csti10" style:font-size-complex="11pt" style:font-weight-complex="normal"/>
    </style:style>
    <style:style style:name="T5" style:family="text">
      <style:text-properties style:text-line-through-style="none" style:text-underline-style="none" fo:font-weight="normal" style:font-name-asian="CMMI10" style:font-weight-asian="normal" style:font-name-complex="CMMI10" style:font-size-complex="11pt" style:font-weight-complex="normal"/>
    </style:style>
    <style:style style:name="T6" style:family="text">
      <style:text-properties style:text-line-through-style="none" style:text-underline-style="none" fo:font-weight="normal" style:font-name-asian="CMSY10" style:font-weight-asian="normal" style:font-name-complex="CMSY10" style:font-size-complex="11pt" style:font-weight-complex="normal"/>
    </style:style>
    <style:style style:name="T7" style:family="text">
      <style:text-properties style:text-line-through-style="none" style:text-underline-style="none" fo:font-weight="normal" style:font-name-asian="Segoe UI" style:font-weight-asian="normal" style:font-name-complex="Segoe UI" style:font-size-complex="11pt" style:font-weight-complex="normal"/>
    </style:style>
    <style:style style:name="T8" style:family="text">
      <style:text-properties style:text-line-through-style="none" style:text-underline-style="none" style:font-name-asian="csr10" style:font-weight-asian="normal" style:font-name-complex="csr10" style:font-size-complex="11pt" style:font-weight-complex="normal"/>
    </style:style>
    <style:style style:name="T9" style:family="text">
      <style:text-properties style:text-line-through-style="none" style:text-underline-style="none" style:font-name-asian="CMMI10" style:font-weight-asian="normal" style:font-name-complex="CMMI10" style:font-size-complex="11pt" style:font-weight-complex="normal"/>
    </style:style>
    <style:style style:name="T10" style:family="text">
      <style:text-properties style:text-line-through-style="none" style:text-underline-style="none" style:font-name-asian="CMSY10" style:font-weight-asian="normal" style:font-name-complex="CMSY10" style:font-size-complex="11pt" style:font-weight-complex="normal"/>
    </style:style>
    <style:style style:name="T11" style:family="text">
      <style:text-properties style:text-line-through-style="none" style:text-underline-style="none" style:font-name-asian="csti10" style:font-weight-asian="normal" style:font-name-complex="csti10" style:font-size-complex="11pt" style:font-weight-complex="normal"/>
    </style:style>
    <style:style style:name="T12" style:family="text">
      <style:text-properties style:text-line-through-style="none" style:text-underline-style="none" fo:font-weight="bold" style:font-name-asian="csti10" style:font-weight-asian="bold" style:font-name-complex="csti10" style:font-size-complex="11pt" style:font-weight-complex="bold"/>
    </style:style>
    <style:style style:name="T13" style:family="text">
      <style:text-properties style:text-line-through-style="none" style:text-underline-style="none" fo:font-weight="bold" style:font-name-asian="csr10" style:font-weight-asian="bold" style:font-name-complex="csr10" style:font-size-complex="11pt" style:font-weight-complex="bold"/>
    </style:style>
    <style:style style:name="T14" style:family="text">
      <style:text-properties style:text-line-through-style="none" style:text-underline-style="none" style:font-name-asian="CMMI8" style:font-weight-asian="normal" style:font-name-complex="CMMI8" style:font-size-complex="8pt" style:font-weight-complex="normal"/>
    </style:style>
    <style:style style:name="T15" style:family="text">
      <style:text-properties style:text-line-through-style="none" style:text-underline-style="none" style:font-name-asian="Cambria Math" style:font-weight-asian="normal" style:font-name-complex="Cambria Math" style:font-size-complex="11pt" style:font-weight-complex="normal"/>
    </style:style>
    <style:style style:name="T16" style:family="text">
      <style:text-properties style:text-line-through-style="none" style:text-position="sub 58%" style:text-underline-style="none" fo:font-weight="normal" style:font-name-asian="CMMI8" style:font-weight-asian="normal" style:font-name-complex="CMMI8" style:font-size-complex="8pt" style:font-weight-complex="normal"/>
    </style:style>
    <style:style style:name="T17" style:family="text">
      <style:text-properties style:text-line-through-style="none" style:text-position="sub 58%" style:text-underline-style="none" fo:font-weight="normal" style:font-name-asian="csr8" style:font-weight-asian="normal" style:font-name-complex="csr8" style:font-size-complex="8pt" style:font-weight-complex="normal"/>
    </style:style>
    <style:style style:name="T18" style:family="text">
      <style:text-properties style:text-line-through-style="none" style:text-position="sub 58%" style:text-underline-style="none" style:font-name-asian="CMMI8" style:font-weight-asian="normal" style:font-name-complex="CMMI8" style:font-size-complex="8pt" style:font-weight-complex="normal"/>
    </style:style>
    <style:style style:name="T19" style:family="text">
      <style:text-properties style:text-line-through-style="none" style:text-position="super 58%" style:text-underline-style="none" fo:font-weight="normal" style:font-name-asian="CMMI8" style:font-weight-asian="normal" style:font-name-complex="CMMI8" style:font-size-complex="8pt" style:font-weight-complex="normal"/>
    </style:style>
    <style:style style:name="T20" style:family="text">
      <style:text-properties fo:font-variant="normal" fo:text-transform="none" style:text-line-through-style="none" fo:letter-spacing="normal" style:text-underline-style="none" fo:font-weight="bold" style:text-blinking="false" style:font-name-asian="Cambria" style:font-weight-asian="normal" style:font-name-complex="Cambria" style:font-size-complex="11pt" style:font-weight-complex="normal"/>
    </style:style>
    <style:style style:name="T21" style:family="text">
      <style:text-properties fo:font-variant="normal" fo:text-transform="none" style:text-line-through-style="none" fo:letter-spacing="normal" style:text-underline-style="none" style:text-blinking="false" style:font-name-asian="Cambria" style:font-name-complex="Cambria" style:font-size-complex="11pt"/>
    </style:style>
    <style:style style:name="T22" style:family="text">
      <style:text-properties fo:font-variant="normal" fo:text-transform="none" style:text-line-through-style="none" fo:letter-spacing="normal" style:text-underline-style="none" fo:font-weight="normal" style:text-blinking="false" style:font-name-asian="Cambria" style:font-weight-asian="normal" style:font-name-complex="Cambria" style:font-size-complex="11pt" style:font-weight-complex="normal"/>
    </style:style>
    <style:style style:name="T23" style:family="text">
      <style:text-properties fo:font-weight="normal" style:font-name-asian="csr8" style:font-weight-asian="normal" style:font-name-complex="csr8" style:font-size-complex="8pt" style:font-weight-complex="normal"/>
    </style:style>
    <style:style style:name="T24" style:family="text">
      <style:text-properties fo:font-weight="normal" style:font-name-asian="CMMI10" style:font-weight-asian="normal" style:font-name-complex="CMMI10" style:font-size-complex="11pt" style:font-weight-complex="normal"/>
    </style:style>
    <style:style style:name="T25" style:family="text">
      <style:text-properties fo:font-weight="normal" style:font-name-asian="csr10" style:font-weight-asian="normal" style:font-name-complex="csr10" style:font-size-complex="11pt" style:font-weight-complex="normal"/>
    </style:style>
    <style:style style:name="T26" style:family="text">
      <style:text-properties fo:font-weight="normal" style:font-name-asian="Cambria Math" style:font-weight-asian="normal" style:font-name-complex="Cambria Math" style:font-size-complex="11pt" style:font-weight-complex="normal"/>
    </style:style>
    <style:style style:name="T27" style:family="text">
      <style:text-properties fo:font-weight="normal" style:font-name-asian="CMSY10" style:font-weight-asian="normal" style:font-name-complex="CMSY10" style:font-size-complex="11pt" style:font-weight-complex="normal"/>
    </style:style>
    <style:style style:name="T28" style:family="text">
      <style:text-properties fo:font-weight="normal" style:font-name-asian="csti10" style:font-weight-asian="normal" style:font-name-complex="csti10" style:font-size-complex="11pt" style:font-weight-complex="normal"/>
    </style:style>
    <style:style style:name="T29" style:family="text">
      <style:text-properties fo:font-weight="normal" style:font-name-asian="CMMI8" style:font-weight-asian="normal" style:font-name-complex="CMMI8" style:font-size-complex="8pt" style:font-weight-complex="normal"/>
    </style:style>
    <style:style style:name="T30" style:family="text">
      <style:text-properties fo:font-weight="normal" style:font-name-asian="Cambria Math1" style:font-weight-asian="normal" style:font-name-complex="Cambria Math1" style:font-size-complex="11pt" style:font-weight-complex="normal"/>
    </style:style>
    <style:style style:name="T31" style:family="text">
      <style:text-properties style:text-position="sub 58%" style:font-name-asian="csr8" style:font-name-complex="csr8" style:font-size-complex="8pt"/>
    </style:style>
    <style:style style:name="T32" style:family="text">
      <style:text-properties style:text-position="sub 58%" fo:font-weight="normal" style:font-name-asian="csr8" style:font-weight-asian="normal" style:font-name-complex="csr8" style:font-size-complex="8pt" style:font-weight-complex="normal"/>
    </style:style>
    <style:style style:name="T33" style:family="text">
      <style:text-properties style:text-position="sub 58%" fo:font-weight="normal" style:font-name-asian="CMMI8" style:font-weight-asian="normal" style:font-name-complex="CMMI8" style:font-size-complex="8pt" style:font-weight-complex="normal"/>
    </style:style>
    <style:style style:name="T34" style:family="text">
      <style:text-properties style:text-position="sub 58%" style:font-name-asian="CMMI8" style:font-name-complex="CMMI8" style:font-size-complex="8pt"/>
    </style:style>
    <style:style style:name="T35" style:family="text">
      <style:text-properties style:text-position="sub 58%" style:font-name-asian="CMSY8" style:font-name-complex="CMSY8" style:font-size-complex="8pt"/>
    </style:style>
    <style:style style:name="T36" style:family="text">
      <style:text-properties style:text-position="sub 58%" style:font-name-asian="csr6" style:font-name-complex="csr6" style:font-size-complex="6pt"/>
    </style:style>
    <style:style style:name="T37" style:family="text">
      <style:text-properties style:text-position="sub 58%" fo:text-shadow="1pt 1pt" style:font-name-asian="CMSY8" style:font-name-complex="CMSY8" style:font-size-complex="8pt"/>
    </style:style>
    <style:style style:name="T38" style:family="text">
      <style:text-properties fo:font-size="12pt" style:font-name-asian="csbx12" style:font-size-asian="12pt" style:font-name-complex="csbx12" style:font-size-complex="12pt"/>
    </style:style>
    <style:style style:name="T39" style:family="text">
      <style:text-properties fo:font-size="12pt" style:font-name-asian="csbx10" style:font-size-asian="12pt" style:font-name-complex="csbx10" style:font-size-complex="12pt"/>
    </style:style>
    <style:style style:name="T40" style:family="text">
      <style:text-properties fo:font-size="12pt" style:font-name-asian="csr10" style:font-size-asian="12pt" style:font-name-complex="csr10" style:font-size-complex="12pt"/>
    </style:style>
    <style:style style:name="T41" style:family="text">
      <style:text-properties style:text-position="super 58%" style:font-name-asian="csr8" style:font-name-complex="csr8" style:font-size-complex="8pt"/>
    </style:style>
    <style:style style:name="T42" style:family="text">
      <style:text-properties style:text-position="super 58%" style:font-name-asian="CMMI8" style:font-name-complex="CMMI8" style:font-size-complex="8pt"/>
    </style:style>
    <style:style style:name="T43" style:family="text">
      <style:text-properties style:text-position="super 58%" style:font-name-asian="csr6" style:font-name-complex="csr6" style:font-size-complex="6pt"/>
    </style:style>
    <style:style style:name="T44" style:family="text">
      <style:text-properties style:text-position="super 58%" style:font-name-asian="CMMI6" style:font-name-complex="CMMI6" style:font-size-complex="6pt"/>
    </style:style>
    <style:style style:name="T45" style:family="text">
      <style:text-properties style:text-position="super 58%" style:font-name-asian="CMSY8" style:font-name-complex="CMSY8" style:font-size-complex="8pt"/>
    </style:style>
    <style:style style:name="T46" style:family="text">
      <style:text-properties fo:font-weight="bold" style:font-name-asian="csti10" style:font-weight-asian="bold" style:font-name-complex="csti10" style:font-size-complex="11pt" style:font-weight-complex="bold"/>
    </style:style>
    <style:style style:name="T47" style:family="text">
      <style:text-properties fo:font-weight="bold" style:font-name-asian="CMMI10" style:font-weight-asian="bold" style:font-name-complex="CMMI10" style:font-size-complex="11pt" style:font-weight-complex="bold"/>
    </style:style>
    <style:style style:name="T48" style:family="text">
      <style:text-properties fo:font-weight="bold" style:font-name-asian="csr10" style:font-weight-asian="bold" style:font-name-complex="csr10" style:font-size-complex="11pt" style:font-weight-complex="bold"/>
    </style:style>
    <style:style style:name="T49" style:family="text">
      <style:text-properties fo:font-weight="bold" style:font-name-asian="csbx10" style:font-weight-asian="bold" style:font-name-complex="csbx10" style:font-size-complex="11pt" style:font-weight-complex="bold"/>
    </style:style>
    <style:style style:name="T50" style:family="text">
      <style:text-properties style:font-name-asian="csr8" style:font-name-complex="csr8" style:font-size-complex="8pt"/>
    </style:style>
    <style:style style:name="T51" style:family="text">
      <style:text-properties style:font-size-complex="11pt"/>
    </style:style>
    <style:style style:name="T52" style:family="text">
      <style:text-properties style:text-position="0% 100%" style:font-name-asian="csr10" style:font-name-complex="csr10" style:font-size-complex="11pt"/>
    </style:style>
    <style:style style:name="T53" style:family="text">
      <style:text-properties fo:font-style="normal" style:font-name-asian="CMSY10" style:font-style-asian="normal" style:font-name-complex="CMSY10" style:font-size-complex="11pt" style:font-style-complex="normal"/>
    </style:style>
    <style:style style:name="T54" style:family="text">
      <style:text-properties style:font-name="csti10" fo:font-size="11pt" style:font-name-asian="csti10" style:font-size-asian="11pt" style:font-name-complex="csti10" style:font-size-complex="11pt"/>
    </style:style>
    <style:style style:name="T55" style:family="text">
      <style:text-properties style:font-name-asian="csti10" style:font-name-complex="csti10" style:font-size-complex="11pt"/>
    </style:style>
    <style:style style:name="T56" style:family="text">
      <style:text-properties style:font-name-asian="csr10" style:font-name-complex="csr10" style:font-size-complex="11pt"/>
    </style:style>
    <style:style style:name="T57" style:family="text">
      <style:text-properties style:font-name-asian="csr10" style:font-weight-asian="normal" style:font-name-complex="csr10" style:font-size-complex="11pt" style:font-weight-complex="normal"/>
    </style:style>
    <style:style style:name="T58" style:family="text">
      <style:text-properties style:font-name-asian="CMSY10" style:font-name-complex="CMSY10" style:font-size-complex="11pt"/>
    </style:style>
    <style:style style:name="T59" style:family="text">
      <style:text-properties style:font-name-asian="CMMI10" style:font-name-complex="CMMI10" style:font-size-complex="11pt"/>
    </style:style>
    <style:style style:name="T60" style:family="text">
      <style:text-properties style:font-name-asian="Cambria Math" style:font-name-complex="Cambria Math" style:font-size-complex="11pt"/>
    </style:style>
    <style:style style:name="T61" style:family="text">
      <style:text-properties style:font-name-asian="csbx12" style:font-name-complex="csbx12" style:font-size-complex="14.5pt"/>
    </style:style>
    <style:style style:name="T62" style:family="text">
      <style:text-properties style:font-name-asian="csbx12" style:font-name-complex="csbx12" style:font-size-complex="12pt"/>
    </style:style>
    <style:style style:name="T63" style:family="text">
      <style:text-properties fo:font-style="italic" style:font-name-asian="CMMI10" style:font-style-asian="italic" style:font-name-complex="CMMI10" style:font-size-complex="11pt" style:font-style-complex="italic"/>
    </style:style>
    <style:style style:name="T64" style:family="text">
      <style:text-properties style:font-name-asian="MSBM10" style:font-name-complex="MSBM10" style:font-size-complex="11pt"/>
    </style:style>
    <style:style style:name="T65" style:family="text">
      <style:text-properties style:font-name-asian="Cambria Math1" style:font-name-complex="Cambria Math1" style:font-size-complex="11pt"/>
    </style:style>
    <style:style style:name="T66" style:family="text">
      <style:text-properties style:font-name-asian="CMMI8" style:font-name-complex="CMMI8" style:font-size-complex="8pt"/>
    </style:style>
    <style:style style:name="T67" style:family="text">
      <style:text-properties style:font-name-asian="Segoe UI" style:font-name-complex="Segoe UI" style:font-size-complex="11pt"/>
    </style:style>
    <style:style style:name="T68" style:family="text">
      <style:text-properties style:font-name-asian="CMMI12" style:font-name-complex="CMMI12" style:font-size-complex="12pt"/>
    </style:style>
    <style:style style:name="T69" style:family="text">
      <style:text-properties style:font-name-asian="CMSY8" style:font-name-complex="CMSY8" style:font-size-complex="8pt"/>
    </style:style>
    <style:style style:name="T70" style:family="text">
      <style:text-properties style:font-name-asian="csr6" style:font-name-complex="csr6" style:font-size-complex="6pt"/>
    </style:style>
    <style:style style:name="T71" style:family="text">
      <style:text-properties style:font-name-asian="CMMI6" style:font-name-complex="CMMI6" style:font-size-complex="6pt"/>
    </style:style>
    <style:style style:name="T72" style:family="text">
      <style:text-properties style:font-name-asian="csbx10" style:font-name-complex="csbx10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Nadpis"><text:span text:style-name="T22">5. </text:span></text:span><text:bookmark text:name="internal-source-marker_0.4250332883093506"/><text:span text:style-name="Nadpis"><text:span text:style-name="T22">Obory integrity a dělitelnost (okruhy polynomů, pravidla dělitelnosti, Gaussovy a Eukleidovy okruhy)</text:span></text:span></text:h>
      <text:p text:style-name="P8"><text:span text:style-name="Podnadpis"><text:span text:style-name="T1">Okruhy polynomů</text:span></text:span></text:p>
      <text:p text:style-name="P8"><text:span text:style-name="Základní_20_text"><text:span text:style-name="T2">Upralgfin-esf.pdf (str. 39)</text:span></text:span></text:p>
      <text:p text:style-name="P1"><text:span text:style-name="Základní_20_text"><text:span text:style-name="T3">budeme definovat </text:span></text:span><text:span text:style-name="Základní_20_text"><text:span text:style-name="T12">okruh polynomů</text:span></text:span><text:span text:style-name="Základní_20_text"><text:span text:style-name="T4"> </text:span></text:span><text:span text:style-name="Základní_20_text"><text:span text:style-name="T3">neurčité </text:span></text:span><text:span text:style-name="Základní_20_text"><text:span text:style-name="T5">x </text:span></text:span><text:span text:style-name="Základní_20_text"><text:span text:style-name="T3">nad </text:span></text:span><text:span text:style-name="Základní_20_text"><text:span text:style-name="T5">R </text:span></text:span><text:span text:style-name="Základní_20_text"><text:span text:style-name="T3">jako podokruh (</text:span></text:span><text:span text:style-name="Základní_20_text"><text:span text:style-name="T5">R</text:span></text:span><text:span text:style-name="Základní_20_text"><text:span text:style-name="T3">[</text:span></text:span><text:span text:style-name="Základní_20_text"><text:span text:style-name="T5">x</text:span></text:span><text:span text:style-name="Základní_20_text"><text:span text:style-name="T3">]</text:span></text:span><text:span text:style-name="Základní_20_text"><text:span text:style-name="T5">,</text:span></text:span><text:span text:style-name="Základní_20_text"><text:span text:style-name="T3">+</text:span></text:span><text:span text:style-name="Základní_20_text"><text:span text:style-name="T5">, </text:span></text:span><text:span text:style-name="Základní_20_text"><text:span text:style-name="T3">0</text:span></text:span><text:span text:style-name="Základní_20_text"><text:span text:style-name="T5">,</text:span></text:span><text:span text:style-name="Základní_20_text"><text:span text:style-name="T6">−</text:span></text:span><text:span text:style-name="Základní_20_text"><text:span text:style-name="T5">, </text:span></text:span><text:span text:style-name="Základní_20_text"><text:span text:style-name="T6">·</text:span></text:span><text:span text:style-name="Základní_20_text"><text:span text:style-name="T5">, </text:span></text:span><text:span text:style-name="Základní_20_text"><text:span text:style-name="T3">1)</text:span></text:span></text:p>
      <text:p text:style-name="P6"><text:span text:style-name="Základní_20_text"><text:span text:style-name="T56">okruhu </text:span></text:span><text:span text:style-name="Základní_20_text"><text:span text:style-name="T59">R</text:span></text:span><text:span text:style-name="Základní_20_text"><text:span text:style-name="T56">[[</text:span></text:span><text:span text:style-name="Základní_20_text"><text:span text:style-name="T59">x</text:span></text:span><text:span text:style-name="Základní_20_text"><text:span text:style-name="T56">]] (Okruh </text:span></text:span><text:span text:style-name="Základní_20_text"><text:span text:style-name="T59">R</text:span></text:span><text:span text:style-name="Základní_20_text"><text:span text:style-name="T56">[[</text:span></text:span><text:span text:style-name="Základní_20_text"><text:span text:style-name="T59">x</text:span></text:span><text:span text:style-name="Základní_20_text"><text:span text:style-name="T56">]] se nazývá </text:span></text:span><text:span text:style-name="Základní_20_text"><text:span text:style-name="T55">okruh formálních mocninných řad </text:span></text:span><text:span text:style-name="Základní_20_text"><text:span text:style-name="T56">neurčité </text:span></text:span><text:span text:style-name="Základní_20_text"><text:span text:style-name="T59">x </text:span></text:span><text:span text:style-name="Základní_20_text"><text:span text:style-name="T56">nad </text:span></text:span><text:span text:style-name="Základní_20_text"><text:span text:style-name="T59">R</text:span></text:span><text:span text:style-name="Základní_20_text"><text:span text:style-name="T56">) takový, že </text:span></text:span><text:span text:style-name="Základní_20_text"><text:span text:style-name="T59">R</text:span></text:span><text:span text:style-name="Základní_20_text"><text:span text:style-name="T56">[</text:span></text:span><text:span text:style-name="Základní_20_text"><text:span text:style-name="T59">x</text:span></text:span><text:span text:style-name="Základní_20_text"><text:span text:style-name="T56">] := </text:span></text:span><text:span text:style-name="Základní_20_text"><text:span text:style-name="T58">{</text:span></text:span><text:span text:style-name="Základní_20_text"><text:span text:style-name="T59">a</text:span></text:span><text:span text:style-name="Základní_20_text"><text:span text:style-name="T31">0</text:span></text:span><text:span text:style-name="Základní_20_text"><text:span text:style-name="T50"> </text:span></text:span><text:span text:style-name="Základní_20_text"><text:span text:style-name="T56">+ </text:span></text:span><text:span text:style-name="Základní_20_text"><text:span text:style-name="T59">a</text:span></text:span><text:span text:style-name="Základní_20_text"><text:span text:style-name="T31">1</text:span></text:span><text:span text:style-name="Základní_20_text"><text:span text:style-name="T59">x </text:span></text:span><text:span text:style-name="Základní_20_text"><text:span text:style-name="T56">+ ...</text:span></text:span><text:span text:style-name="Základní_20_text"><text:span text:style-name="T58"> </text:span></text:span><text:span text:style-name="Základní_20_text"><text:span text:style-name="T56">+ </text:span></text:span><text:span text:style-name="Základní_20_text"><text:span text:style-name="T59">a</text:span></text:span><text:span text:style-name="Základní_20_text"><text:span text:style-name="T34">n</text:span></text:span><text:span text:style-name="Základní_20_text"><text:span text:style-name="T59">x</text:span></text:span><text:span text:style-name="Základní_20_text"><text:span text:style-name="T42">n</text:span></text:span><text:span text:style-name="Základní_20_text"><text:span text:style-name="T66"> </text:span></text:span><text:span text:style-name="Základní_20_text"><text:span text:style-name="T58">| </text:span></text:span><text:span text:style-name="Základní_20_text"><text:span text:style-name="T59">n </text:span></text:span><text:span text:style-name="Základní_20_text"><text:span text:style-name="T58">∈ </text:span></text:span><text:span text:style-name="Základní_20_text"><text:span text:style-name="T60">ℕ</text:span></text:span><text:span text:style-name="Základní_20_text"><text:span text:style-name="T31">0</text:span></text:span><text:span text:style-name="Základní_20_text"><text:span text:style-name="T59">, a</text:span></text:span><text:span text:style-name="Základní_20_text"><text:span text:style-name="T34">i</text:span></text:span><text:span text:style-name="Základní_20_text"><text:span text:style-name="T66"> </text:span></text:span><text:span text:style-name="Základní_20_text"><text:span text:style-name="T58">∈ </text:span></text:span><text:span text:style-name="Základní_20_text"><text:span text:style-name="T59">R</text:span></text:span><text:span text:style-name="Základní_20_text"><text:span text:style-name="T58">}</text:span></text:span><text:span text:style-name="Základní_20_text"><text:span text:style-name="T56">.</text:span></text:span></text:p>
      <text:p text:style-name="P6"><text:span text:style-name="Základní_20_text"><text:span text:style-name="T56"/></text:span></text:p>
      <text:p text:style-name="P2"><text:span text:style-name="Základní_20_text"><text:span text:style-name="T56">Prvky množiny </text:span></text:span><text:span text:style-name="Základní_20_text"><text:span text:style-name="T59">R</text:span></text:span><text:span text:style-name="Základní_20_text"><text:span text:style-name="T56">[</text:span></text:span><text:span text:style-name="Základní_20_text"><text:span text:style-name="T59">x</text:span></text:span><text:span text:style-name="Základní_20_text"><text:span text:style-name="T56">] se nazývají </text:span></text:span><text:span text:style-name="Základní_20_text"><text:span text:style-name="T55">polynomy </text:span></text:span><text:span text:style-name="Základní_20_text"><text:span text:style-name="T56">a zapisují se jako </text:span></text:span><text:span text:style-name="Základní_20_text"><text:span text:style-name="T59">f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,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, … Každý polynom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</text:span></text:span><text:span text:style-name="Základní_20_text"><text:span text:style-name="T58">∈ </text:span></text:span><text:span text:style-name="Základní_20_text"><text:span text:style-name="T59">R</text:span></text:span><text:span text:style-name="Základní_20_text"><text:span text:style-name="T56">[</text:span></text:span><text:span text:style-name="Základní_20_text"><text:span text:style-name="T59">x</text:span></text:span><text:span text:style-name="Základní_20_text"><text:span text:style-name="T56">] má tvar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= </text:span></text:span><text:span text:style-name="Základní_20_text"><text:span text:style-name="T67">∑</text:span></text:span><text:span text:style-name="Základní_20_text"><text:span text:style-name="T42">n</text:span></text:span><text:span text:style-name="Základní_20_text"><text:span text:style-name="T34">k</text:span></text:span><text:span text:style-name="Základní_20_text"><text:span text:style-name="T31">=0</text:span></text:span><text:span text:style-name="Základní_20_text"><text:span text:style-name="T50"> </text:span></text:span><text:span text:style-name="Základní_20_text"><text:span text:style-name="T59">a</text:span></text:span><text:span text:style-name="Základní_20_text"><text:span text:style-name="T34">k</text:span></text:span><text:span text:style-name="Základní_20_text"><text:span text:style-name="T59">x</text:span></text:span><text:span text:style-name="Základní_20_text"><text:span text:style-name="T42">k</text:span></text:span><text:span text:style-name="Základní_20_text"><text:span text:style-name="T56">, kde </text:span></text:span><text:span text:style-name="Základní_20_text"><text:span text:style-name="T59">n </text:span></text:span><text:span text:style-name="Základní_20_text"><text:span text:style-name="T58">∈ </text:span></text:span><text:span text:style-name="Základní_20_text"><text:span text:style-name="T60">ℕ</text:span></text:span><text:span text:style-name="Základní_20_text"><text:span text:style-name="T31">0</text:span></text:span><text:span text:style-name="Základní_20_text"><text:span text:style-name="T56">. Buď dále </text:span></text:span><text:span text:style-name="Základní_20_text"><text:span text:style-name="T59">q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= </text:span></text:span><text:span text:style-name="Základní_20_text"><text:span text:style-name="T67">∑</text:span></text:span><text:span text:style-name="Základní_20_text"><text:span text:style-name="T42">m</text:span></text:span><text:span text:style-name="Základní_20_text"><text:span text:style-name="T34">k</text:span></text:span><text:span text:style-name="Základní_20_text"><text:span text:style-name="T31">=0</text:span></text:span><text:span text:style-name="Základní_20_text"><text:span text:style-name="T50"> </text:span></text:span><text:span text:style-name="Základní_20_text"><text:span text:style-name="T59">b</text:span></text:span><text:span text:style-name="Základní_20_text"><text:span text:style-name="T34">k</text:span></text:span><text:span text:style-name="Základní_20_text"><text:span text:style-name="T59">x</text:span></text:span><text:span text:style-name="Základní_20_text"><text:span text:style-name="T42">k</text:span></text:span><text:span text:style-name="Základní_20_text"><text:span text:style-name="T56">, </text:span></text:span><text:span text:style-name="Základní_20_text"><text:span text:style-name="T59">m </text:span></text:span><text:span text:style-name="Základní_20_text"><text:span text:style-name="T58">≤ </text:span></text:span><text:span text:style-name="Základní_20_text"><text:span text:style-name="T59">n</text:span></text:span><text:span text:style-name="Základní_20_text"><text:span text:style-name="T56">. <text:line-break/>Kdy platí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= </text:span></text:span><text:span text:style-name="Základní_20_text"><text:span text:style-name="T59">q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? Zřejmě platí </text:span></text:span><text:span text:style-name="Základní_20_text"><text:span text:style-name="T59">q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= </text:span></text:span><text:span text:style-name="Základní_20_text"><text:span text:style-name="T67">∑</text:span></text:span><text:span text:style-name="Základní_20_text"><text:span text:style-name="T42">n</text:span></text:span><text:span text:style-name="Základní_20_text"><text:span text:style-name="T34">k</text:span></text:span><text:span text:style-name="Základní_20_text"><text:span text:style-name="T31">=0</text:span></text:span><text:span text:style-name="Základní_20_text"><text:span text:style-name="T50"> </text:span></text:span><text:span text:style-name="Základní_20_text"><text:span text:style-name="T59">b</text:span></text:span><text:span text:style-name="Základní_20_text"><text:span text:style-name="T34">k</text:span></text:span><text:span text:style-name="Základní_20_text"><text:span text:style-name="T59">x</text:span></text:span><text:span text:style-name="Základní_20_text"><text:span text:style-name="T42">k</text:span></text:span><text:span text:style-name="Základní_20_text"><text:span text:style-name="T56">, přičemž </text:span></text:span><text:span text:style-name="Základní_20_text"><text:span text:style-name="T59">b</text:span></text:span><text:span text:style-name="Základní_20_text"><text:span text:style-name="T34">k</text:span></text:span><text:span text:style-name="Základní_20_text"><text:span text:style-name="T66"> </text:span></text:span><text:span text:style-name="Základní_20_text"><text:span text:style-name="T56">= 0 pro </text:span></text:span><text:span text:style-name="Základní_20_text"><text:span text:style-name="T59">m &lt; k </text:span></text:span><text:span text:style-name="Základní_20_text"><text:span text:style-name="T58">≤ </text:span></text:span><text:span text:style-name="Základní_20_text"><text:span text:style-name="T59">n</text:span></text:span><text:span text:style-name="Základní_20_text"><text:span text:style-name="T56">. Máme tedy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= </text:span></text:span><text:span text:style-name="Základní_20_text"><text:span text:style-name="T59">q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</text:span></text:span><text:span text:style-name="Základní_20_text"><text:span text:style-name="T58">⇔ </text:span></text:span><text:span text:style-name="Základní_20_text"><text:span text:style-name="T59">a</text:span></text:span><text:span text:style-name="Základní_20_text"><text:span text:style-name="T34">k</text:span></text:span><text:span text:style-name="Základní_20_text"><text:span text:style-name="T66"> </text:span></text:span><text:span text:style-name="Základní_20_text"><text:span text:style-name="T56">= </text:span></text:span><text:span text:style-name="Základní_20_text"><text:span text:style-name="T59">b</text:span></text:span><text:span text:style-name="Základní_20_text"><text:span text:style-name="T34">k</text:span></text:span><text:span text:style-name="Základní_20_text"><text:span text:style-name="T66"> </text:span></text:span><text:span text:style-name="Základní_20_text"><text:span text:style-name="T56">pro </text:span></text:span><text:span text:style-name="Základní_20_text"><text:span text:style-name="T59">k </text:span></text:span><text:span text:style-name="Základní_20_text"><text:span text:style-name="T56">= 0</text:span></text:span><text:span text:style-name="Základní_20_text"><text:span text:style-name="T59">, ..., n</text:span></text:span><text:span text:style-name="Základní_20_text"><text:span text:style-name="T56">. </text:span></text:span></text:p>
      <text:p text:style-name="P2"><text:span text:style-name="Základní_20_text"><text:span text:style-name="T56"/></text:span></text:p>
      <text:p text:style-name="P2"><text:span text:style-name="Základní_20_text"><text:span text:style-name="T56">S polynomy se počítá podle zákonů komutativního okruhu </text:span></text:span><text:span text:style-name="Základní_20_text"><text:span text:style-name="T59">R</text:span></text:span><text:span text:style-name="Základní_20_text"><text:span text:style-name="T56">[</text:span></text:span><text:span text:style-name="Základní_20_text"><text:span text:style-name="T59">x</text:span></text:span><text:span text:style-name="Základní_20_text"><text:span text:style-name="T56">] s jednotkovým prvkem.</text:span></text:span></text:p>
      <text:p text:style-name="P2"><text:span text:style-name="Základní_20_text"><text:span text:style-name="T3">Je-li </text:span></text:span><text:span text:style-name="Základní_20_text"><text:span text:style-name="T5">p</text:span></text:span><text:span text:style-name="Základní_20_text"><text:span text:style-name="T3">(</text:span></text:span><text:span text:style-name="Základní_20_text"><text:span text:style-name="T5">x</text:span></text:span><text:span text:style-name="Základní_20_text"><text:span text:style-name="T3">) = </text:span></text:span><text:span text:style-name="Základní_20_text"><text:span text:style-name="T7">∑</text:span></text:span><text:span text:style-name="Základní_20_text"><text:span text:style-name="T19">n</text:span></text:span><text:span text:style-name="Základní_20_text"><text:span text:style-name="T16">k</text:span></text:span><text:span text:style-name="Základní_20_text"><text:span text:style-name="T17">=0</text:span></text:span><text:span text:style-name="Základní_20_text"><text:span text:style-name="T50"> </text:span></text:span><text:span text:style-name="Základní_20_text"><text:span text:style-name="T59">a</text:span></text:span><text:span text:style-name="Základní_20_text"><text:span text:style-name="T34">k</text:span></text:span><text:span text:style-name="Základní_20_text"><text:span text:style-name="T59">x</text:span></text:span><text:span text:style-name="Základní_20_text"><text:span text:style-name="T42">k</text:span></text:span><text:span text:style-name="Základní_20_text"><text:span text:style-name="T56">, kde </text:span></text:span><text:span text:style-name="Základní_20_text"><text:span text:style-name="T59">a</text:span></text:span><text:span text:style-name="Základní_20_text"><text:span text:style-name="T34">n</text:span></text:span><text:span text:style-name="Základní_20_text"><text:span text:style-name="T66"> </text:span></text:span><text:span text:style-name="Základní_20_text"><text:span text:style-name="T60">≠</text:span></text:span><text:span text:style-name="Základní_20_text"><text:span text:style-name="T56"> 0, pak se </text:span></text:span><text:span text:style-name="Základní_20_text"><text:span text:style-name="T59">n </text:span></text:span><text:span text:style-name="Základní_20_text"><text:span text:style-name="T56">nazývá </text:span></text:span><text:span text:style-name="Základní_20_text"><text:span text:style-name="T46">stupeň </text:span></text:span><text:span text:style-name="Základní_20_text"><text:span text:style-name="T25">polynomu</text:span></text:span><text:span text:style-name="Základní_20_text"><text:span text:style-name="T56">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<text:line-break/>(píšeme </text:span></text:span><text:span text:style-name="Základní_20_text"><text:span text:style-name="T59">n </text:span></text:span><text:span text:style-name="Základní_20_text"><text:span text:style-name="T56">= grad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).</text:span></text:span></text:p>
      <text:p text:style-name="P2"><text:span text:style-name="Základní_20_text"><text:span text:style-name="T56"/></text:span></text:p>
      <text:p text:style-name="P2"><text:span text:style-name="Základní_20_text"><text:span text:style-name="T56">Je-li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= </text:span></text:span><text:span text:style-name="Základní_20_text"><text:span text:style-name="T7">∑</text:span></text:span><text:span text:style-name="Základní_20_text"><text:span text:style-name="T19">n</text:span></text:span><text:span text:style-name="Základní_20_text"><text:span text:style-name="T16">k</text:span></text:span><text:span text:style-name="Základní_20_text"><text:span text:style-name="T17">=0</text:span></text:span><text:span text:style-name="Základní_20_text"><text:span text:style-name="T50"> </text:span></text:span><text:span text:style-name="Základní_20_text"><text:span text:style-name="T59">a</text:span></text:span><text:span text:style-name="Základní_20_text"><text:span text:style-name="T34">k</text:span></text:span><text:span text:style-name="Základní_20_text"><text:span text:style-name="T59">x</text:span></text:span><text:span text:style-name="Základní_20_text"><text:span text:style-name="T42">k</text:span></text:span><text:span text:style-name="Základní_20_text"><text:span text:style-name="T66"> </text:span></text:span><text:span text:style-name="Základní_20_text"><text:span text:style-name="T58">∈ </text:span></text:span><text:span text:style-name="Základní_20_text"><text:span text:style-name="T59">R</text:span></text:span><text:span text:style-name="Základní_20_text"><text:span text:style-name="T56">[</text:span></text:span><text:span text:style-name="Základní_20_text"><text:span text:style-name="T59">x</text:span></text:span><text:span text:style-name="Základní_20_text"><text:span text:style-name="T56">], pak se prvky </text:span></text:span><text:span text:style-name="Základní_20_text"><text:span text:style-name="T59">a</text:span></text:span><text:span text:style-name="Základní_20_text"><text:span text:style-name="T34">k</text:span></text:span><text:span text:style-name="Základní_20_text"><text:span text:style-name="T66"> </text:span></text:span><text:span text:style-name="Základní_20_text"><text:span text:style-name="T56">nazývají </text:span></text:span><text:span text:style-name="Základní_20_text"><text:span text:style-name="T46">koeficienty</text:span></text:span><text:span text:style-name="Základní_20_text"><text:span text:style-name="T55"> </text:span></text:span><text:span text:style-name="Základní_20_text"><text:span text:style-name="T56">polynomu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. 0 </text:span></text:span><text:span text:style-name="Základní_20_text"><text:span text:style-name="T58">∈ </text:span></text:span><text:span text:style-name="Základní_20_text"><text:span text:style-name="T59">R</text:span></text:span><text:span text:style-name="Základní_20_text"><text:span text:style-name="T56">[</text:span></text:span><text:span text:style-name="Základní_20_text"><text:span text:style-name="T59">x</text:span></text:span><text:span text:style-name="Základní_20_text"><text:span text:style-name="T56">] je </text:span></text:span><text:span text:style-name="Základní_20_text"><text:span text:style-name="T46">nulový polynom</text:span></text:span><text:span text:style-name="Základní_20_text"><text:span text:style-name="T56">, </text:span></text:span><text:span text:style-name="Základní_20_text"><text:span text:style-name="T59">a </text:span></text:span><text:span text:style-name="Základní_20_text"><text:span text:style-name="T58">∈ </text:span></text:span><text:span text:style-name="Základní_20_text"><text:span text:style-name="T59">R </text:span></text:span><text:span text:style-name="Základní_20_text"><text:span text:style-name="T58">⊆ </text:span></text:span><text:span text:style-name="Základní_20_text"><text:span text:style-name="T59">R</text:span></text:span><text:span text:style-name="Základní_20_text"><text:span text:style-name="T56">[</text:span></text:span><text:span text:style-name="Základní_20_text"><text:span text:style-name="T59">x</text:span></text:span><text:span text:style-name="Základní_20_text"><text:span text:style-name="T56">] se nazývá </text:span></text:span><text:span text:style-name="Základní_20_text"><text:span text:style-name="T46">konstantní</text:span></text:span><text:span text:style-name="Základní_20_text"><text:span text:style-name="T55"> </text:span></text:span><text:span text:style-name="Základní_20_text"><text:span text:style-name="T56">polynom. Platí-li grad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= </text:span></text:span><text:span text:style-name="Základní_20_text"><text:span text:style-name="T59">n </text:span></text:span><text:span text:style-name="Základní_20_text"><text:span text:style-name="T56">a </text:span></text:span><text:span text:style-name="Základní_20_text"><text:span text:style-name="T59">a</text:span></text:span><text:span text:style-name="Základní_20_text"><text:span text:style-name="T34">n</text:span></text:span><text:span text:style-name="Základní_20_text"><text:span text:style-name="T66"> </text:span></text:span><text:span text:style-name="Základní_20_text"><text:span text:style-name="T56">= 1, pak se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nazývá </text:span></text:span><text:span text:style-name="Základní_20_text"><text:span text:style-name="T46">normovaný </text:span></text:span><text:span text:style-name="Základní_20_text"><text:span text:style-name="T25">polynom</text:span></text:span><text:span text:style-name="Základní_20_text"><text:span text:style-name="T56">. Polynomy tvaru </text:span></text:span><text:span text:style-name="Základní_20_text"><text:span text:style-name="T59">ax </text:span></text:span><text:span text:style-name="Základní_20_text"><text:span text:style-name="T56">+ </text:span></text:span><text:span text:style-name="Základní_20_text"><text:span text:style-name="T59">b</text:span></text:span><text:span text:style-name="Základní_20_text"><text:span text:style-name="T56">, kde </text:span></text:span><text:span text:style-name="Základní_20_text"><text:span text:style-name="T59">a </text:span></text:span><text:span text:style-name="Základní_20_text"><text:span text:style-name="T60">≠</text:span></text:span><text:span text:style-name="Základní_20_text"><text:span text:style-name="T56"> 0, se nazývají </text:span></text:span><text:span text:style-name="Základní_20_text"><text:span text:style-name="T46">lineární </text:span></text:span><text:span text:style-name="Základní_20_text"><text:span text:style-name="T25">polynomy</text:span></text:span><text:span text:style-name="Základní_20_text"><text:span text:style-name="T56">.</text:span></text:span></text:p>
      <text:p text:style-name="P2"><text:span text:style-name="Základní_20_text"><text:span text:style-name="T56"/></text:span></text:p>
      <text:p text:style-name="P2"><text:span text:style-name="Podnadpis"><text:span text:style-name="T62">Mocninné řady a polynomy </text:span></text:span><text:span text:style-name="Podnadpis"><text:span text:style-name="T68">n </text:span></text:span><text:span text:style-name="Podnadpis"><text:span text:style-name="T62">neurčitých </text:span></text:span><text:span text:style-name="Podnadpis"><text:span text:style-name="T68">x</text:span></text:span><text:span text:style-name="Podnadpis"><text:span text:style-name="T31">1</text:span></text:span><text:span text:style-name="Podnadpis"><text:span text:style-name="T68">, ..., x</text:span></text:span><text:span text:style-name="Podnadpis"><text:span text:style-name="T34">n</text:span></text:span></text:p>
      <text:p text:style-name="P2"><text:span text:style-name="Základní_20_text"><text:span text:style-name="T52">Indukcí se definuje:</text:span></text:span></text:p>
      <text:p text:style-name="P4"><text:span text:style-name="Základní_20_text"><text:span text:style-name="T59">R</text:span></text:span><text:span text:style-name="Základní_20_text"><text:span text:style-name="T51">[[</text:span></text:span><text:span text:style-name="Základní_20_text"><text:span text:style-name="T59">x</text:span></text:span><text:span text:style-name="Základní_20_text"><text:span text:style-name="T31">1</text:span></text:span><text:span text:style-name="Základní_20_text"><text:span text:style-name="T51">]] := </text:span></text:span><text:span text:style-name="Základní_20_text"><text:span text:style-name="T59">R</text:span></text:span><text:span text:style-name="Základní_20_text"><text:span text:style-name="T51">[[</text:span></text:span><text:span text:style-name="Základní_20_text"><text:span text:style-name="T59">x</text:span></text:span><text:span text:style-name="Základní_20_text"><text:span text:style-name="T51">]]</text:span></text:span><text:span text:style-name="Základní_20_text"><text:span text:style-name="T59">, R</text:span></text:span><text:span text:style-name="Základní_20_text"><text:span text:style-name="T51">[[</text:span></text:span><text:span text:style-name="Základní_20_text"><text:span text:style-name="T59">x</text:span></text:span><text:span text:style-name="Základní_20_text"><text:span text:style-name="T31">1</text:span></text:span><text:span text:style-name="Základní_20_text"><text:span text:style-name="T59">, ... , x</text:span></text:span><text:span text:style-name="Základní_20_text"><text:span text:style-name="T34">n</text:span></text:span><text:span text:style-name="Základní_20_text"><text:span text:style-name="T51">]] := (</text:span></text:span><text:span text:style-name="Základní_20_text"><text:span text:style-name="T59">R</text:span></text:span><text:span text:style-name="Základní_20_text"><text:span text:style-name="T51">[[</text:span></text:span><text:span text:style-name="Základní_20_text"><text:span text:style-name="T59">x</text:span></text:span><text:span text:style-name="Základní_20_text"><text:span text:style-name="T31">1</text:span></text:span><text:span text:style-name="Základní_20_text"><text:span text:style-name="T59">, ... , x</text:span></text:span><text:span text:style-name="Základní_20_text"><text:span text:style-name="T34">n</text:span></text:span><text:span text:style-name="Základní_20_text"><text:span text:style-name="T35">−</text:span></text:span><text:span text:style-name="Základní_20_text"><text:span text:style-name="T31">1</text:span></text:span><text:span text:style-name="Základní_20_text"><text:span text:style-name="T51">]])[[</text:span></text:span><text:span text:style-name="Základní_20_text"><text:span text:style-name="T59">x</text:span></text:span><text:span text:style-name="Základní_20_text"><text:span text:style-name="T34">n</text:span></text:span><text:span text:style-name="Základní_20_text"><text:span text:style-name="T51">]]</text:span></text:span><text:span text:style-name="Základní_20_text"><text:span text:style-name="T59">, n &gt; </text:span></text:span><text:span text:style-name="Základní_20_text"><text:span text:style-name="T51">1</text:span></text:span></text:p>
      <text:p text:style-name="P5"><text:span text:style-name="Základní_20_text">a podobně:</text:span></text:p>
      <text:p text:style-name="P4"><text:span text:style-name="Základní_20_text"><text:span text:style-name="T59">R</text:span></text:span><text:span text:style-name="Základní_20_text"><text:span text:style-name="T51">[</text:span></text:span><text:span text:style-name="Základní_20_text"><text:span text:style-name="T59">x</text:span></text:span><text:span text:style-name="Základní_20_text"><text:span text:style-name="T31">1</text:span></text:span><text:span text:style-name="Základní_20_text"><text:span text:style-name="T51">] := </text:span></text:span><text:span text:style-name="Základní_20_text"><text:span text:style-name="T59">R</text:span></text:span><text:span text:style-name="Základní_20_text"><text:span text:style-name="T51">[</text:span></text:span><text:span text:style-name="Základní_20_text"><text:span text:style-name="T59">x</text:span></text:span><text:span text:style-name="Základní_20_text"><text:span text:style-name="T51">]</text:span></text:span><text:span text:style-name="Základní_20_text"><text:span text:style-name="T59">, R</text:span></text:span><text:span text:style-name="Základní_20_text"><text:span text:style-name="T51">[</text:span></text:span><text:span text:style-name="Základní_20_text"><text:span text:style-name="T59">x</text:span></text:span><text:span text:style-name="Základní_20_text"><text:span text:style-name="T31">1</text:span></text:span><text:span text:style-name="Základní_20_text"><text:span text:style-name="T59">, ... , x</text:span></text:span><text:span text:style-name="Základní_20_text"><text:span text:style-name="T34">n</text:span></text:span><text:span text:style-name="Základní_20_text"><text:span text:style-name="T51">] := (</text:span></text:span><text:span text:style-name="Základní_20_text"><text:span text:style-name="T59">R</text:span></text:span><text:span text:style-name="Základní_20_text"><text:span text:style-name="T51">[</text:span></text:span><text:span text:style-name="Základní_20_text"><text:span text:style-name="T59">x</text:span></text:span><text:span text:style-name="Základní_20_text"><text:span text:style-name="T31">1</text:span></text:span><text:span text:style-name="Základní_20_text"><text:span text:style-name="T59">, … , x</text:span></text:span><text:span text:style-name="Základní_20_text"><text:span text:style-name="T34">n</text:span></text:span><text:span text:style-name="Základní_20_text"><text:span text:style-name="T35">−</text:span></text:span><text:span text:style-name="Základní_20_text"><text:span text:style-name="T31">1</text:span></text:span><text:span text:style-name="Základní_20_text"><text:span text:style-name="T51">])[</text:span></text:span><text:span text:style-name="Základní_20_text"><text:span text:style-name="T59">x</text:span></text:span><text:span text:style-name="Základní_20_text"><text:span text:style-name="T34">n</text:span></text:span><text:span text:style-name="Základní_20_text"><text:span text:style-name="T51">]</text:span></text:span><text:span text:style-name="Základní_20_text"><text:span text:style-name="T59">, n &gt; </text:span></text:span><text:span text:style-name="Základní_20_text"><text:span text:style-name="T51">1</text:span></text:span><text:span text:style-name="Základní_20_text"><text:span text:style-name="T59">.</text:span></text:span></text:p>
      <text:p text:style-name="P3"><text:span text:style-name="Základní_20_text"><text:span text:style-name="T51">Potom platí (důkaz úplnou indukcí podle </text:span></text:span><text:span text:style-name="Základní_20_text"><text:span text:style-name="T63">n</text:span></text:span><text:span text:style-name="Základní_20_text"><text:span text:style-name="T51">):</text:span></text:span></text:p>
      <text:p text:style-name="P3"><draw:frame draw:style-name="fr1" draw:name="obrázky1" text:anchor-type="paragraph" svg:width="11.061cm" svg:height="1.122cm" draw:z-index="0"><draw:image xlink:href="Pictures/20000009000045560000070901BEC8DD.svm" xlink:type="simple" xlink:show="embed" xlink:actuate="onLoad"/></draw:frame><text:span text:style-name="Základní_20_text"><text:span text:style-name="T50"/></text:span></text:p>
      <text:p text:style-name="P6"><text:span text:style-name="Základní_20_text"><text:span text:style-name="T56"/></text:span></text:p>
      <text:p text:style-name="P2"><text:span text:style-name="Základní_20_text"><text:span text:style-name="T56"/></text:span></text:p>
      <text:p text:style-name="P2"><text:span text:style-name="Základní_20_text"><text:span text:style-name="T56">Např. prvek z </text:span></text:span><text:span text:style-name="Základní_20_text"><text:span text:style-name="T59">R</text:span></text:span><text:span text:style-name="Základní_20_text"><text:span text:style-name="T56">[</text:span></text:span><text:span text:style-name="Základní_20_text"><text:span text:style-name="T59">x</text:span></text:span><text:span text:style-name="Základní_20_text"><text:span text:style-name="T31">1</text:span></text:span><text:span text:style-name="Základní_20_text"><text:span text:style-name="T59">, x</text:span></text:span><text:span text:style-name="Základní_20_text"><text:span text:style-name="T31">2</text:span></text:span><text:span text:style-name="Základní_20_text"><text:span text:style-name="T56">] má obecný tvar: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31">1</text:span></text:span><text:span text:style-name="Základní_20_text"><text:span text:style-name="T59">, x</text:span></text:span><text:span text:style-name="Základní_20_text"><text:span text:style-name="T31">2</text:span></text:span><text:span text:style-name="Základní_20_text"><text:span text:style-name="T56">) = </text:span></text:span><text:span text:style-name="Základní_20_text"><text:span text:style-name="T59">a</text:span></text:span><text:span text:style-name="Základní_20_text"><text:span text:style-name="T31">00 </text:span></text:span><text:span text:style-name="Základní_20_text"><text:span text:style-name="T56">+ </text:span></text:span><text:span text:style-name="Základní_20_text"><text:span text:style-name="T59">a</text:span></text:span><text:span text:style-name="Základní_20_text"><text:span text:style-name="T31">10</text:span></text:span><text:span text:style-name="Základní_20_text"><text:span text:style-name="T59">x</text:span></text:span><text:span text:style-name="Základní_20_text"><text:span text:style-name="T31">1 </text:span></text:span><text:span text:style-name="Základní_20_text"><text:span text:style-name="T56">+ </text:span></text:span><text:span text:style-name="Základní_20_text"><text:span text:style-name="T59">a</text:span></text:span><text:span text:style-name="Základní_20_text"><text:span text:style-name="T31">01</text:span></text:span><text:span text:style-name="Základní_20_text"><text:span text:style-name="T59">x</text:span></text:span><text:span text:style-name="Základní_20_text"><text:span text:style-name="T31">2 </text:span></text:span><text:span text:style-name="Základní_20_text"><text:span text:style-name="T56">+ </text:span></text:span><text:span text:style-name="Základní_20_text"><text:span text:style-name="T59">a</text:span></text:span><text:span text:style-name="Základní_20_text"><text:span text:style-name="T31">20</text:span></text:span><text:span text:style-name="Základní_20_text"><text:span text:style-name="T59">x</text:span></text:span><text:span text:style-name="Základní_20_text"><text:span text:style-name="T41">2</text:span></text:span><text:span text:style-name="Základní_20_text"><text:span text:style-name="T31">1 </text:span></text:span><text:span text:style-name="Základní_20_text"><text:span text:style-name="T56">+ </text:span></text:span><text:span text:style-name="Základní_20_text"><text:span text:style-name="T59">a</text:span></text:span><text:span text:style-name="Základní_20_text"><text:span text:style-name="T31">11</text:span></text:span><text:span text:style-name="Základní_20_text"><text:span text:style-name="T59">x</text:span></text:span><text:span text:style-name="Základní_20_text"><text:span text:style-name="T31">1</text:span></text:span><text:span text:style-name="Základní_20_text"><text:span text:style-name="T59">x</text:span></text:span><text:span text:style-name="Základní_20_text"><text:span text:style-name="T31">2 </text:span></text:span><text:span text:style-name="Základní_20_text"><text:span text:style-name="T56">+ </text:span></text:span><text:span text:style-name="Základní_20_text"><text:span text:style-name="T59">a</text:span></text:span><text:span text:style-name="Základní_20_text"><text:span text:style-name="T31">02</text:span></text:span><text:span text:style-name="Základní_20_text"><text:span text:style-name="T59">x</text:span></text:span><text:span text:style-name="Základní_20_text"><text:span text:style-name="T41">2</text:span></text:span><text:span text:style-name="Základní_20_text"><text:span text:style-name="T31">2 </text:span></text:span><text:span text:style-name="Základní_20_text"><text:span text:style-name="T56">+ ...</text:span></text:span><text:span text:style-name="Základní_20_text"><text:span text:style-name="T58"> </text:span></text:span><text:span text:style-name="Základní_20_text"><text:span text:style-name="T56">+ </text:span></text:span><text:span text:style-name="Základní_20_text"><text:span text:style-name="T59">a</text:span></text:span><text:span text:style-name="Základní_20_text"><text:span text:style-name="T34">jk</text:span></text:span><text:span text:style-name="Základní_20_text"><text:span text:style-name="T59">x</text:span></text:span><text:span text:style-name="Základní_20_text"><text:span text:style-name="T42">j</text:span></text:span><text:span text:style-name="Základní_20_text"><text:span text:style-name="T31">1</text:span></text:span><text:span text:style-name="Základní_20_text"><text:span text:style-name="T59">x</text:span></text:span><text:span text:style-name="Základní_20_text"><text:span text:style-name="T42">k</text:span></text:span><text:span text:style-name="Základní_20_text"><text:span text:style-name="T31">2</text:span></text:span><text:span text:style-name="Základní_20_text"><text:span text:style-name="T56">.</text:span></text:span></text:p>
      <text:p text:style-name="P2"><text:span text:style-name="Základní_20_text"><text:span text:style-name="T56"/></text:span></text:p>
      <text:p text:style-name="P2"><text:span text:style-name="Podnadpis"><text:span text:style-name="T61">Polynomy a funkce</text:span></text:span></text:p>
      <text:p text:style-name="P2"><text:span text:style-name="Základní_20_text"><text:span text:style-name="T72">Princip dosazování. </text:span></text:span><text:span text:style-name="Základní_20_text"><text:span text:style-name="T56">Buď (</text:span></text:span><text:span text:style-name="Základní_20_text"><text:span text:style-name="T59">R,</text:span></text:span><text:span text:style-name="Základní_20_text"><text:span text:style-name="T56">+</text:span></text:span><text:span text:style-name="Základní_20_text"><text:span text:style-name="T59">, </text:span></text:span><text:span text:style-name="Základní_20_text"><text:span text:style-name="T56">0</text:span></text:span><text:span text:style-name="Základní_20_text"><text:span text:style-name="T59">,</text:span></text:span><text:span text:style-name="Základní_20_text"><text:span text:style-name="T58">−</text:span></text:span><text:span text:style-name="Základní_20_text"><text:span text:style-name="T59">, </text:span></text:span><text:span text:style-name="Základní_20_text"><text:span text:style-name="T58">·</text:span></text:span><text:span text:style-name="Základní_20_text"><text:span text:style-name="T59">, </text:span></text:span><text:span text:style-name="Základní_20_text"><text:span text:style-name="T56">1) komutativní okruh s jednotkovým prvkem a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= </text:span></text:span><text:span text:style-name="Základní_20_text"><text:span text:style-name="T59">a</text:span></text:span><text:span text:style-name="Základní_20_text"><text:span text:style-name="T34">n</text:span></text:span><text:span text:style-name="Základní_20_text"><text:span text:style-name="T59">x</text:span></text:span><text:span text:style-name="Základní_20_text"><text:span text:style-name="T42">n</text:span></text:span><text:span text:style-name="Základní_20_text"><text:span text:style-name="T66"> </text:span></text:span><text:span text:style-name="Základní_20_text"><text:span text:style-name="T56">+</text:span></text:span><text:span text:style-name="Základní_20_text"><text:span text:style-name="T58">· · ·</text:span></text:span><text:span text:style-name="Základní_20_text"><text:span text:style-name="T56">+</text:span></text:span><text:span text:style-name="Základní_20_text"><text:span text:style-name="T59">a</text:span></text:span><text:span text:style-name="Základní_20_text"><text:span text:style-name="T31">1</text:span></text:span><text:span text:style-name="Základní_20_text"><text:span text:style-name="T59">x</text:span></text:span><text:span text:style-name="Základní_20_text"><text:span text:style-name="T56">+</text:span></text:span><text:span text:style-name="Základní_20_text"><text:span text:style-name="T59">a</text:span></text:span><text:span text:style-name="Základní_20_text"><text:span text:style-name="T31">0</text:span></text:span><text:span text:style-name="Základní_20_text"><text:span text:style-name="T50"> </text:span></text:span><text:span text:style-name="Základní_20_text"><text:span text:style-name="T58">∈ </text:span></text:span><text:span text:style-name="Základní_20_text"><text:span text:style-name="T59">R</text:span></text:span><text:span text:style-name="Základní_20_text"><text:span text:style-name="T56">[</text:span></text:span><text:span text:style-name="Základní_20_text"><text:span text:style-name="T59">x</text:span></text:span><text:span text:style-name="Základní_20_text"><text:span text:style-name="T56">]. Pro </text:span></text:span><text:span text:style-name="Základní_20_text"><text:span text:style-name="T59">a </text:span></text:span><text:span text:style-name="Základní_20_text"><text:span text:style-name="T58">∈ </text:span></text:span><text:span text:style-name="Základní_20_text"><text:span text:style-name="T59">R </text:span></text:span><text:span text:style-name="Základní_20_text"><text:span text:style-name="T56">je potom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a</text:span></text:span><text:span text:style-name="Základní_20_text"><text:span text:style-name="T56">) := </text:span></text:span><text:span text:style-name="Základní_20_text"><text:span text:style-name="T59">a</text:span></text:span><text:span text:style-name="Základní_20_text"><text:span text:style-name="T34">n</text:span></text:span><text:span text:style-name="Základní_20_text"><text:span text:style-name="T59">a</text:span></text:span><text:span text:style-name="Základní_20_text"><text:span text:style-name="T42">n</text:span></text:span><text:span text:style-name="Základní_20_text"><text:span text:style-name="T66"> </text:span></text:span><text:span text:style-name="Základní_20_text"><text:span text:style-name="T56">+</text:span></text:span><text:span text:style-name="Základní_20_text"><text:span text:style-name="T58">· · ·</text:span></text:span><text:span text:style-name="Základní_20_text"><text:span text:style-name="T56">+</text:span></text:span><text:span text:style-name="Základní_20_text"><text:span text:style-name="T59">a</text:span></text:span><text:span text:style-name="Základní_20_text"><text:span text:style-name="T31">1</text:span></text:span><text:span text:style-name="Základní_20_text"><text:span text:style-name="T59">a</text:span></text:span><text:span text:style-name="Základní_20_text"><text:span text:style-name="T56">+</text:span></text:span><text:span text:style-name="Základní_20_text"><text:span text:style-name="T59">a</text:span></text:span><text:span text:style-name="Základní_20_text"><text:span text:style-name="T31">0</text:span></text:span><text:span text:style-name="Základní_20_text"><text:span text:style-name="T50"> </text:span></text:span><text:span text:style-name="Základní_20_text"><text:span text:style-name="T56">opět prvkem z </text:span></text:span><text:span text:style-name="Základní_20_text"><text:span text:style-name="T59">R</text:span></text:span><text:span text:style-name="Základní_20_text"><text:span text:style-name="T56">, který se nazývá </text:span></text:span><text:span text:style-name="Základní_20_text"><text:span text:style-name="T46">hodnota polynomu</text:span></text:span><text:span text:style-name="Základní_20_text"><text:span text:style-name="T55"> v </text:span></text:span><text:span text:style-name="Základní_20_text"><text:span text:style-name="T63">a</text:span></text:span><text:span text:style-name="Základní_20_text"><text:span text:style-name="T56">. Funkce</text:span></text:span></text:p>
      <text:p text:style-name="P2"><draw:frame draw:style-name="fr1" draw:name="obrázky2" text:anchor-type="paragraph" svg:width="2.852cm" svg:height="1.319cm" draw:z-index="1"><draw:image xlink:href="Pictures/200000090000106800000796AF6046DC.svm" xlink:type="simple" xlink:show="embed" xlink:actuate="onLoad"/></draw:frame><text:span text:style-name="Základní_20_text"><text:span text:style-name="T56"/></text:span></text:p>
      <text:p text:style-name="P2"><text:span text:style-name="Základní_20_text"><text:span text:style-name="T56"/></text:span></text:p>
      <text:p text:style-name="P2"><text:span text:style-name="Základní_20_text"><text:span text:style-name="T56"/></text:span></text:p>
      <text:p text:style-name="P2"><text:span text:style-name="Základní_20_text"><text:span text:style-name="T56">se nazývá </text:span></text:span><text:span text:style-name="Základní_20_text"><text:span text:style-name="T55">polynomiálni funkce </text:span></text:span><text:span text:style-name="Základní_20_text"><text:span text:style-name="T46">indukovaná polynomem</text:span></text:span><text:span text:style-name="Základní_20_text"><text:span text:style-name="T55">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a často se také označuje </text:span></text:span><text:span text:style-name="Základní_20_text"><text:span text:style-name="T59">p</text:span></text:span><text:span text:style-name="Základní_20_text"><text:span text:style-name="T56">.</text:span></text:span></text:p>
      <text:p text:style-name="P2"><text:span text:style-name="Základní_20_text"><text:span text:style-name="T56"/></text:span></text:p>
      <text:p text:style-name="P2"><text:span text:style-name="Základní_20_text"><text:span text:style-name="T56">Buď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</text:span></text:span><text:span text:style-name="Základní_20_text"><text:span text:style-name="T58">∈ </text:span></text:span><text:span text:style-name="Základní_20_text"><text:span text:style-name="T59">R</text:span></text:span><text:span text:style-name="Základní_20_text"><text:span text:style-name="T56">[</text:span></text:span><text:span text:style-name="Základní_20_text"><text:span text:style-name="T59">x</text:span></text:span><text:span text:style-name="Základní_20_text"><text:span text:style-name="T56">] (</text:span></text:span><text:span text:style-name="Základní_20_text"><text:span text:style-name="T59">R </text:span></text:span><text:span text:style-name="Základní_20_text"><text:span text:style-name="T56">komutativní okruh s jednotkovým prvkem). Potom se </text:span></text:span><text:span text:style-name="Základní_20_text"><text:span text:style-name="T59">a </text:span></text:span><text:span text:style-name="Základní_20_text"><text:span text:style-name="T58">∈ </text:span></text:span><text:span text:style-name="Základní_20_text"><text:span text:style-name="T59">R </text:span></text:span><text:span text:style-name="Základní_20_text"><text:span text:style-name="T56">nazývá </text:span></text:span><text:span text:style-name="Základní_20_text"><text:span text:style-name="T46">kořen</text:span></text:span><text:span text:style-name="Základní_20_text"><text:span text:style-name="T55"> </text:span></text:span><text:soft-page-break/><text:span text:style-name="Základní_20_text"><text:span text:style-name="T56">polynomu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:</text:span></text:span><text:span text:style-name="Základní_20_text"><text:span text:style-name="T58">⇔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a</text:span></text:span><text:span text:style-name="Základní_20_text"><text:span text:style-name="T56">) = 0. Polynom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se nazývá </text:span></text:span><text:span text:style-name="Základní_20_text"><text:span text:style-name="T46">dělitelný</text:span></text:span><text:span text:style-name="Základní_20_text"><text:span text:style-name="T55"> </text:span></text:span><text:span text:style-name="Základní_20_text"><text:span text:style-name="T56">polynomem </text:span></text:span><text:span text:style-name="Základní_20_text"><text:span text:style-name="T59">q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</text:span></text:span><text:span text:style-name="Základní_20_text"><text:span text:style-name="T58">∈ </text:span></text:span><text:span text:style-name="Základní_20_text"><text:span text:style-name="T59">R</text:span></text:span><text:span text:style-name="Základní_20_text"><text:span text:style-name="T56">[</text:span></text:span><text:span text:style-name="Základní_20_text"><text:span text:style-name="T59">x</text:span></text:span><text:span text:style-name="Základní_20_text"><text:span text:style-name="T56">] (formálně: </text:span></text:span><text:span text:style-name="Základní_20_text"><text:span text:style-name="T59">q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</text:span></text:span><text:span text:style-name="Základní_20_text"><text:span text:style-name="T58">|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) :</text:span></text:span><text:span text:style-name="Základní_20_text"><text:span text:style-name="T58">⇔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= </text:span></text:span><text:span text:style-name="Základní_20_text"><text:span text:style-name="T59">q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</text:span></text:span><text:span text:style-name="Základní_20_text"><text:span text:style-name="T59">r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, kde </text:span></text:span><text:span text:style-name="Základní_20_text"><text:span text:style-name="T59">r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</text:span></text:span><text:span text:style-name="Základní_20_text"><text:span text:style-name="T58">∈ </text:span></text:span><text:span text:style-name="Základní_20_text"><text:span text:style-name="T59">R</text:span></text:span><text:span text:style-name="Základní_20_text"><text:span text:style-name="T56">[</text:span></text:span><text:span text:style-name="Základní_20_text"><text:span text:style-name="T59">x</text:span></text:span><text:span text:style-name="Základní_20_text"><text:span text:style-name="T56">].</text:span></text:span></text:p>
      <text:p text:style-name="P2"><text:span text:style-name="Základní_20_text"><text:span text:style-name="T56"/></text:span></text:p>
      <text:p text:style-name="P2"><text:span text:style-name="Základní_20_text"><text:span text:style-name="T55">Je-li </text:span></text:span><text:span text:style-name="Základní_20_text"><text:span text:style-name="T63">a</text:span></text:span><text:span text:style-name="Základní_20_text"><text:span text:style-name="T59"> </text:span></text:span><text:span text:style-name="Základní_20_text"><text:span text:style-name="T55">kořen polynomu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</text:span></text:span><text:span text:style-name="Základní_20_text"><text:span text:style-name="T55">, pak je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</text:span></text:span><text:span text:style-name="Základní_20_text"><text:span text:style-name="T55">dělitelný linearním polynomem </text:span></text:span><text:span text:style-name="Základní_20_text"><text:span text:style-name="T59">x </text:span></text:span><text:span text:style-name="Základní_20_text"><text:span text:style-name="T58">− </text:span></text:span><text:span text:style-name="Základní_20_text"><text:span text:style-name="T59">a </text:span></text:span><text:span text:style-name="Základní_20_text"><text:span text:style-name="T55">(a</text:span></text:span></text:p>
      <text:p text:style-name="P6"><text:span text:style-name="Základní_20_text"><text:span text:style-name="T55">opačně).</text:span></text:span></text:p>
      <text:p text:style-name="P6"><text:span text:style-name="Základní_20_text"><text:span text:style-name="T56"/></text:span></text:p>
      <text:p text:style-name="P6"><text:span text:style-name="Základní_20_text"><text:span text:style-name="T56">Buď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</text:span></text:span><text:span text:style-name="Základní_20_text"><text:span text:style-name="T58">∈ </text:span></text:span><text:span text:style-name="Základní_20_text"><text:span text:style-name="T59">R</text:span></text:span><text:span text:style-name="Základní_20_text"><text:span text:style-name="T56">[</text:span></text:span><text:span text:style-name="Základní_20_text"><text:span text:style-name="T59">x</text:span></text:span><text:span text:style-name="Základní_20_text"><text:span text:style-name="T56">] </text:span></text:span><text:span text:style-name="Základní_20_text"><text:span text:style-name="T58">\ {</text:span></text:span><text:span text:style-name="Základní_20_text"><text:span text:style-name="T56">0</text:span></text:span><text:span text:style-name="Základní_20_text"><text:span text:style-name="T58">} </text:span></text:span><text:span text:style-name="Základní_20_text"><text:span text:style-name="T56">a nechť </text:span></text:span><text:span text:style-name="Základní_20_text"><text:span text:style-name="T59">a </text:span></text:span><text:span text:style-name="Základní_20_text"><text:span text:style-name="T58">∈ </text:span></text:span><text:span text:style-name="Základní_20_text"><text:span text:style-name="T59">R </text:span></text:span><text:span text:style-name="Základní_20_text"><text:span text:style-name="T56">je kořenem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. Potom největší číslo </text:span></text:span><text:span text:style-name="Základní_20_text"><text:span text:style-name="T59">k </text:span></text:span><text:span text:style-name="Základní_20_text"><text:span text:style-name="T58">∈ </text:span></text:span><text:span text:style-name="Základní_20_text"><text:span text:style-name="T64">N </text:span></text:span><text:span text:style-name="Základní_20_text"><text:span text:style-name="T56">takové, že <text:line-break/>(</text:span></text:span><text:span text:style-name="Základní_20_text"><text:span text:style-name="T59">x </text:span></text:span><text:span text:style-name="Základní_20_text"><text:span text:style-name="T58">− </text:span></text:span><text:span text:style-name="Základní_20_text"><text:span text:style-name="T59">a</text:span></text:span><text:span text:style-name="Základní_20_text"><text:span text:style-name="T56">)</text:span></text:span><text:span text:style-name="Základní_20_text"><text:span text:style-name="T42">k</text:span></text:span><text:span text:style-name="Základní_20_text"><text:span text:style-name="T58">|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, se nazývá </text:span></text:span><text:span text:style-name="Základní_20_text"><text:span text:style-name="T55">násobnost </text:span></text:span><text:span text:style-name="Základní_20_text"><text:span text:style-name="T56">kořene </text:span></text:span><text:span text:style-name="Základní_20_text"><text:span text:style-name="T59">a</text:span></text:span><text:span text:style-name="Základní_20_text"><text:span text:style-name="T56">. (</text:span></text:span><text:span text:style-name="Základní_20_text"><text:span text:style-name="T59">k </text:span></text:span><text:span text:style-name="Základní_20_text"><text:span text:style-name="T58">≤ </text:span></text:span><text:span text:style-name="Základní_20_text"><text:span text:style-name="T59">n</text:span></text:span><text:span text:style-name="Základní_20_text"><text:span text:style-name="T56">)</text:span></text:span></text:p>
      <text:p text:style-name="P6"><text:span text:style-name="Základní_20_text"><text:span text:style-name="T56"/></text:span></text:p>
      <text:p text:style-name="P6"><text:span text:style-name="Základní_20_text"><text:span text:style-name="T55">Nechť </text:span></text:span><text:span text:style-name="Základní_20_text"><text:span text:style-name="T59">a</text:span></text:span><text:span text:style-name="Základní_20_text"><text:span text:style-name="T50">1</text:span></text:span><text:span text:style-name="Základní_20_text"><text:span text:style-name="T59">, . . . , a</text:span></text:span><text:span text:style-name="Základní_20_text"><text:span text:style-name="T66">r </text:span></text:span><text:span text:style-name="Základní_20_text"><text:span text:style-name="T55">jsou po dvou různé kořeny polynomu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</text:span></text:span><text:span text:style-name="Základní_20_text"><text:span text:style-name="T58">∈ </text:span></text:span><text:span text:style-name="Základní_20_text"><text:span text:style-name="T59">R</text:span></text:span><text:span text:style-name="Základní_20_text"><text:span text:style-name="T56">[</text:span></text:span><text:span text:style-name="Základní_20_text"><text:span text:style-name="T59">x</text:span></text:span><text:span text:style-name="Základní_20_text"><text:span text:style-name="T56">] </text:span></text:span><text:span text:style-name="Základní_20_text"><text:span text:style-name="T55">s násobnostmi </text:span></text:span><text:span text:style-name="Základní_20_text"><text:span text:style-name="T59">k</text:span></text:span><text:span text:style-name="Základní_20_text"><text:span text:style-name="T31">1</text:span></text:span><text:span text:style-name="Základní_20_text"><text:span text:style-name="T59">, ..., k</text:span></text:span><text:span text:style-name="Základní_20_text"><text:span text:style-name="T34">r</text:span></text:span><text:span text:style-name="Základní_20_text"><text:span text:style-name="T55">. Potom platí:</text:span></text:span></text:p>
      <text:p text:style-name="P7"><text:span text:style-name="Základní_20_text"><text:span text:style-name="T56">(</text:span></text:span><text:span text:style-name="Základní_20_text"><text:span text:style-name="T59">x </text:span></text:span><text:span text:style-name="Základní_20_text"><text:span text:style-name="T58">− </text:span></text:span><text:span text:style-name="Základní_20_text"><text:span text:style-name="T59">a</text:span></text:span><text:span text:style-name="Základní_20_text"><text:span text:style-name="T31">1</text:span></text:span><text:span text:style-name="Základní_20_text"><text:span text:style-name="T56">)</text:span></text:span><text:span text:style-name="Základní_20_text"><text:span text:style-name="T42">k</text:span></text:span><text:span text:style-name="Základní_20_text"><text:span text:style-name="T43">1</text:span></text:span><text:span text:style-name="Základní_20_text"><text:span text:style-name="T70"> ...</text:span></text:span><text:span text:style-name="Základní_20_text"><text:span text:style-name="T58"> </text:span></text:span><text:span text:style-name="Základní_20_text"><text:span text:style-name="T56">(</text:span></text:span><text:span text:style-name="Základní_20_text"><text:span text:style-name="T59">x </text:span></text:span><text:span text:style-name="Základní_20_text"><text:span text:style-name="T58">− </text:span></text:span><text:span text:style-name="Základní_20_text"><text:span text:style-name="T59">a</text:span></text:span><text:span text:style-name="Základní_20_text"><text:span text:style-name="T34">r</text:span></text:span><text:span text:style-name="Základní_20_text"><text:span text:style-name="T56">)</text:span></text:span><text:span text:style-name="Základní_20_text"><text:span text:style-name="T42">k</text:span></text:span><text:span text:style-name="Základní_20_text"><text:span text:style-name="T44">r</text:span></text:span><text:span text:style-name="Základní_20_text"><text:span text:style-name="T71"> </text:span></text:span><text:span text:style-name="Základní_20_text"><text:span text:style-name="T58">|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</text:span></text:span><text:span text:style-name="Základní_20_text"><text:span text:style-name="T59">.</text:span></text:span></text:p>
      <text:p text:style-name="P7"><text:span text:style-name="Základní_20_text"><text:span text:style-name="T59"/></text:span></text:p>
      <text:p text:style-name="P2"><text:span text:style-name="Základní_20_text"><text:span text:style-name="T47">Důsledek: </text:span></text:span><text:span text:style-name="Základní_20_text"><text:span text:style-name="T28">Nechť </text:span></text:span><text:span text:style-name="Základní_20_text"><text:span text:style-name="T24">a</text:span></text:span><text:span text:style-name="Základní_20_text"><text:span text:style-name="T32">1</text:span></text:span><text:span text:style-name="Základní_20_text"><text:span text:style-name="T24">, ... , a</text:span></text:span><text:span text:style-name="Základní_20_text"><text:span text:style-name="T33">r</text:span></text:span><text:span text:style-name="Základní_20_text"><text:span text:style-name="T29"> </text:span></text:span><text:span text:style-name="Základní_20_text"><text:span text:style-name="T28">jsou po dvou různé kořeny polynomu </text:span></text:span><text:span text:style-name="Základní_20_text"><text:span text:style-name="T24">p</text:span></text:span><text:span text:style-name="Základní_20_text"><text:span text:style-name="T25">(</text:span></text:span><text:span text:style-name="Základní_20_text"><text:span text:style-name="T24">x</text:span></text:span><text:span text:style-name="Základní_20_text"><text:span text:style-name="T25">) </text:span></text:span><text:span text:style-name="Základní_20_text"><text:span text:style-name="T27">∈ </text:span></text:span><text:span text:style-name="Základní_20_text"><text:span text:style-name="T24">R</text:span></text:span><text:span text:style-name="Základní_20_text"><text:span text:style-name="T25">[</text:span></text:span><text:span text:style-name="Základní_20_text"><text:span text:style-name="T24">x</text:span></text:span><text:span text:style-name="Základní_20_text"><text:span text:style-name="T25">] </text:span></text:span><text:span text:style-name="Základní_20_text"><text:span text:style-name="T28">s násobnostmi </text:span></text:span><text:span text:style-name="Základní_20_text"><text:span text:style-name="T24">k</text:span></text:span><text:span text:style-name="Základní_20_text"><text:span text:style-name="T32">1</text:span></text:span><text:span text:style-name="Základní_20_text"><text:span text:style-name="T24">, ... , k</text:span></text:span><text:span text:style-name="Základní_20_text"><text:span text:style-name="T33">r</text:span></text:span><text:span text:style-name="Základní_20_text"><text:span text:style-name="T28">. Potom platí: </text:span></text:span><text:span text:style-name="Základní_20_text"><text:span text:style-name="T24">k</text:span></text:span><text:span text:style-name="Základní_20_text"><text:span text:style-name="T32">1</text:span></text:span><text:span text:style-name="Základní_20_text"><text:span text:style-name="T23"> </text:span></text:span><text:span text:style-name="Základní_20_text"><text:span text:style-name="T25">+ ...</text:span></text:span><text:span text:style-name="Základní_20_text"><text:span text:style-name="T27"> </text:span></text:span><text:span text:style-name="Základní_20_text"><text:span text:style-name="T25">+ </text:span></text:span><text:span text:style-name="Základní_20_text"><text:span text:style-name="T24">k</text:span></text:span><text:span text:style-name="Základní_20_text"><text:span text:style-name="T33">r</text:span></text:span><text:span text:style-name="Základní_20_text"><text:span text:style-name="T29"> </text:span></text:span><text:span text:style-name="Základní_20_text"><text:span text:style-name="T27">≤ </text:span></text:span><text:span text:style-name="Základní_20_text"><text:span text:style-name="T25">grad </text:span></text:span><text:span text:style-name="Základní_20_text"><text:span text:style-name="T24">p</text:span></text:span><text:span text:style-name="Základní_20_text"><text:span text:style-name="T25">(</text:span></text:span><text:span text:style-name="Základní_20_text"><text:span text:style-name="T24">x</text:span></text:span><text:span text:style-name="Základní_20_text"><text:span text:style-name="T25">)</text:span></text:span><text:span text:style-name="Základní_20_text"><text:span text:style-name="T28">.</text:span></text:span></text:p>
      <text:p text:style-name="P2"><text:span text:style-name="Základní_20_text"><text:span text:style-name="T28"/></text:span></text:p>
      <text:p text:style-name="P2"><text:span text:style-name="Základní_20_text"><text:span text:style-name="T25">Polynom nemusí mít žádné kořeny.</text:span></text:span></text:p>
      <text:p text:style-name="P2"><text:span text:style-name="Základní_20_text"><text:span text:style-name="T25"/></text:span></text:p>
      <text:p text:style-name="P2"><text:span text:style-name="Základní_20_text"><text:span text:style-name="T25">Pole </text:span></text:span><text:span text:style-name="Základní_20_text"><text:span text:style-name="T24">K </text:span></text:span><text:span text:style-name="Základní_20_text"><text:span text:style-name="T25">se nazývá </text:span></text:span><text:span text:style-name="Základní_20_text"><text:span text:style-name="T46">algebraicky uzavřené</text:span></text:span><text:span text:style-name="Základní_20_text"><text:span text:style-name="T25">, jestliže každý polynom </text:span></text:span><text:span text:style-name="Základní_20_text"><text:span text:style-name="T24">p</text:span></text:span><text:span text:style-name="Základní_20_text"><text:span text:style-name="T25">(</text:span></text:span><text:span text:style-name="Základní_20_text"><text:span text:style-name="T24">x</text:span></text:span><text:span text:style-name="Základní_20_text"><text:span text:style-name="T25">) </text:span></text:span><text:span text:style-name="Základní_20_text"><text:span text:style-name="T27">∈ </text:span></text:span><text:span text:style-name="Základní_20_text"><text:span text:style-name="T24">K</text:span></text:span><text:span text:style-name="Základní_20_text"><text:span text:style-name="T25">[</text:span></text:span><text:span text:style-name="Základní_20_text"><text:span text:style-name="T24">x</text:span></text:span><text:span text:style-name="Základní_20_text"><text:span text:style-name="T25">]</text:span></text:span><text:span text:style-name="Základní_20_text"><text:span text:style-name="T27">\</text:span></text:span><text:span text:style-name="Základní_20_text"><text:span text:style-name="T24">K </text:span></text:span><text:span text:style-name="Základní_20_text"><text:span text:style-name="T56">má aspoň jeden kořen.</text:span></text:span></text:p>
      <text:p text:style-name="P2"><text:span text:style-name="Základní_20_text"><text:span text:style-name="T54"/></text:span></text:p>
      <text:p text:style-name="P2"><text:span text:style-name="Základní_20_text"><text:span text:style-name="T55">(Gaussova základní věta algebry) Množina </text:span></text:span><text:span text:style-name="Základní_20_text"><text:span text:style-name="T60">ℂ</text:span></text:span><text:span text:style-name="Základní_20_text"><text:span text:style-name="T64"> </text:span></text:span><text:span text:style-name="Základní_20_text"><text:span text:style-name="T55">je algebraicky uzavřená.</text:span></text:span></text:p>
      <text:p text:style-name="P2"><text:span text:style-name="Základní_20_text"><text:span text:style-name="T55"/></text:span></text:p>
      <text:p text:style-name="P2"><text:span text:style-name="Podnadpis"><text:span text:style-name="T72">Vypočet kořenů polynomů nad poli</text:span></text:span></text:p>
      <text:list xml:id="list30337642" text:style-name="L1">
        <text:list-item>
          <text:p text:style-name="P11"><text:span text:style-name="Základní_20_text"><text:span text:style-name="T56">grad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= 1: trivialni.</text:span></text:span></text:p>
        </text:list-item>
        <text:list-item>
          <text:p text:style-name="P11"><text:span text:style-name="Základní_20_text"><text:span text:style-name="T56">grad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= 2: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= </text:span></text:span><text:span text:style-name="Základní_20_text"><text:span text:style-name="T59">ax</text:span></text:span><text:span text:style-name="Základní_20_text"><text:span text:style-name="T41">2</text:span></text:span><text:span text:style-name="Základní_20_text"><text:span text:style-name="T50"> </text:span></text:span><text:span text:style-name="Základní_20_text"><text:span text:style-name="T56">+ </text:span></text:span><text:span text:style-name="Základní_20_text"><text:span text:style-name="T59">bx </text:span></text:span><text:span text:style-name="Základní_20_text"><text:span text:style-name="T56">+ </text:span></text:span><text:span text:style-name="Základní_20_text"><text:span text:style-name="T59">c </text:span></text:span><text:span text:style-name="Základní_20_text"><text:span text:style-name="T56">(</text:span></text:span><text:span text:style-name="Základní_20_text"><text:span text:style-name="T59">a </text:span></text:span><text:span text:style-name="Základní_20_text"><text:span text:style-name="T60">≠</text:span></text:span><text:span text:style-name="Základní_20_text"><text:span text:style-name="T56"> 0) ma kořeny (</text:span></text:span><text:span text:style-name="Základní_20_text"><text:span text:style-name="T69">−</text:span></text:span><text:span text:style-name="Základní_20_text"><text:span text:style-name="T66">b</text:span></text:span><text:span text:style-name="Základní_20_text"><text:span text:style-name="T69">±√(</text:span></text:span><text:span text:style-name="Základní_20_text"><text:span text:style-name="T66">b</text:span></text:span><text:span text:style-name="Základní_20_text"><text:span text:style-name="T43">2</text:span></text:span><text:span text:style-name="Základní_20_text"><text:span text:style-name="T69">−</text:span></text:span><text:span text:style-name="Základní_20_text"><text:span text:style-name="T50">4</text:span></text:span><text:span text:style-name="Základní_20_text"><text:span text:style-name="T66">ac))/</text:span></text:span><text:span text:style-name="Základní_20_text"><text:span text:style-name="T50">2</text:span></text:span><text:span text:style-name="Základní_20_text"><text:span text:style-name="T66">a </text:span></text:span><text:span text:style-name="Základní_20_text"><text:span text:style-name="T56">(”2” resp. ”4” zde označuje 1 + 1 resp. 1 + 1 + 1 + 1; vyjádřeni kořenů musí existovat a musí být 1 + 1 </text:span></text:span><text:span text:style-name="Základní_20_text"><text:span text:style-name="T60">≠</text:span></text:span><text:span text:style-name="Základní_20_text"><text:span text:style-name="T56"> 0).</text:span></text:span></text:p>
        </text:list-item>
        <text:list-item>
          <text:p text:style-name="P11"><text:span text:style-name="Základní_20_text"><text:span text:style-name="T56">grad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= 3</text:span></text:span><text:span text:style-name="Základní_20_text"><text:span text:style-name="T59">, </text:span></text:span><text:span text:style-name="Základní_20_text"><text:span text:style-name="T56">4: Cardanovy vzorce (Cardano Tartaglia).</text:span></text:span></text:p>
        </text:list-item>
        <text:list-item>
          <text:p text:style-name="P11"><text:span text:style-name="Základní_20_text"><text:span text:style-name="T56">grad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</text:span></text:span><text:span text:style-name="Základní_20_text"><text:span text:style-name="T59">&gt; </text:span></text:span><text:span text:style-name="Základní_20_text"><text:span text:style-name="T56">4: zde už neexistují obecné ”vzorce” (vyžadující pouze základní početní</text:span></text:span></text:p>
        </text:list-item>
      </text:list>
      <text:p text:style-name="P6"><text:span text:style-name="Základní_20_text"><text:span text:style-name="T56">postupy a odmocňování).</text:span></text:span></text:p>
      <text:p text:style-name="P6"><text:span text:style-name="Základní_20_text"><text:span text:style-name="T56"/></text:span></text:p>
      <text:p text:style-name="P6"><text:span text:style-name="Podnadpis"><text:span text:style-name="T61">Interpolace pomocí polynomů</text:span></text:span></text:p>
      <text:p text:style-name="P6"><text:span text:style-name="Základní_20_text"><text:span text:style-name="T56">Buď </text:span></text:span><text:span text:style-name="Základní_20_text"><text:span text:style-name="T59">K </text:span></text:span><text:span text:style-name="Základní_20_text"><text:span text:style-name="T56">pole a </text:span></text:span><text:span text:style-name="Základní_20_text"><text:span text:style-name="T59">f </text:span></text:span><text:span text:style-name="Základní_20_text"><text:span text:style-name="T56">: </text:span></text:span><text:span text:style-name="Základní_20_text"><text:span text:style-name="T59">K </text:span></text:span><text:span text:style-name="Základní_20_text"><text:span text:style-name="T58">→ </text:span></text:span><text:span text:style-name="Základní_20_text"><text:span text:style-name="T59">K </text:span></text:span><text:span text:style-name="Základní_20_text"><text:span text:style-name="T56">funkce.</text:span></text:span></text:p>
      <text:p text:style-name="P3"><text:span text:style-name="Základní_20_text"><text:span text:style-name="T72">Zadáno: </text:span></text:span><text:span text:style-name="Základní_20_text"><text:span text:style-name="T59">b</text:span></text:span><text:span text:style-name="Základní_20_text"><text:span text:style-name="T34">i</text:span></text:span><text:span text:style-name="Základní_20_text"><text:span text:style-name="T66"> </text:span></text:span><text:span text:style-name="Základní_20_text"><text:span text:style-name="T51">= </text:span></text:span><text:span text:style-name="Základní_20_text"><text:span text:style-name="T59">f</text:span></text:span><text:span text:style-name="Základní_20_text"><text:span text:style-name="T51">(</text:span></text:span><text:span text:style-name="Základní_20_text"><text:span text:style-name="T59">a</text:span></text:span><text:span text:style-name="Základní_20_text"><text:span text:style-name="T34">i</text:span></text:span><text:span text:style-name="Základní_20_text"><text:span text:style-name="T51">) pro po dvou různá </text:span></text:span><text:span text:style-name="Základní_20_text"><text:span text:style-name="T59">a</text:span></text:span><text:span text:style-name="Základní_20_text"><text:span text:style-name="T34">i</text:span></text:span><text:span text:style-name="Základní_20_text"><text:span text:style-name="T66"> </text:span></text:span><text:span text:style-name="Základní_20_text"><text:span text:style-name="T58">∈ </text:span></text:span><text:span text:style-name="Základní_20_text"><text:span text:style-name="T59">K</text:span></text:span><text:span text:style-name="Základní_20_text"><text:span text:style-name="T51">, 1 </text:span></text:span><text:span text:style-name="Základní_20_text"><text:span text:style-name="T58">≤ </text:span></text:span><text:span text:style-name="Základní_20_text"><text:span text:style-name="T59">i </text:span></text:span><text:span text:style-name="Základní_20_text"><text:span text:style-name="T58">≤ </text:span></text:span><text:span text:style-name="Základní_20_text"><text:span text:style-name="T59">n </text:span></text:span><text:span text:style-name="Základní_20_text"><text:span text:style-name="T51">(např.: výsledek řady měření).</text:span></text:span></text:p>
      <text:p text:style-name="P3"><text:span text:style-name="Základní_20_text"><text:span text:style-name="T72">Hledá se: </text:span></text:span><text:span text:style-name="Základní_20_text"><text:span text:style-name="T59">p</text:span></text:span><text:span text:style-name="Základní_20_text"><text:span text:style-name="T51">(</text:span></text:span><text:span text:style-name="Základní_20_text"><text:span text:style-name="T59">x</text:span></text:span><text:span text:style-name="Základní_20_text"><text:span text:style-name="T51">) </text:span></text:span><text:span text:style-name="Základní_20_text"><text:span text:style-name="T58">∈ </text:span></text:span><text:span text:style-name="Základní_20_text"><text:span text:style-name="T59">K</text:span></text:span><text:span text:style-name="Základní_20_text"><text:span text:style-name="T51">[</text:span></text:span><text:span text:style-name="Základní_20_text"><text:span text:style-name="T59">x</text:span></text:span><text:span text:style-name="Základní_20_text"><text:span text:style-name="T51">], kde </text:span></text:span><text:span text:style-name="Základní_20_text"><text:span text:style-name="T59">p</text:span></text:span><text:span text:style-name="Základní_20_text"><text:span text:style-name="T51">(</text:span></text:span><text:span text:style-name="Základní_20_text"><text:span text:style-name="T59">a</text:span></text:span><text:span text:style-name="Základní_20_text"><text:span text:style-name="T34">i</text:span></text:span><text:span text:style-name="Základní_20_text"><text:span text:style-name="T51">) = </text:span></text:span><text:span text:style-name="Základní_20_text"><text:span text:style-name="T59">b</text:span></text:span><text:span text:style-name="Základní_20_text"><text:span text:style-name="T34">i</text:span></text:span><text:span text:style-name="Základní_20_text"><text:span text:style-name="T66"> </text:span></text:span><text:span text:style-name="Základní_20_text"><text:span text:style-name="T51">= </text:span></text:span><text:span text:style-name="Základní_20_text"><text:span text:style-name="T59">f</text:span></text:span><text:span text:style-name="Základní_20_text"><text:span text:style-name="T51">(</text:span></text:span><text:span text:style-name="Základní_20_text"><text:span text:style-name="T59">a</text:span></text:span><text:span text:style-name="Základní_20_text"><text:span text:style-name="T34">i</text:span></text:span><text:span text:style-name="Základní_20_text"><text:span text:style-name="T51">), 1 </text:span></text:span><text:span text:style-name="Základní_20_text"><text:span text:style-name="T58">≤ </text:span></text:span><text:span text:style-name="Základní_20_text"><text:span text:style-name="T59">i </text:span></text:span><text:span text:style-name="Základní_20_text"><text:span text:style-name="T58">≤ </text:span></text:span><text:span text:style-name="Základní_20_text"><text:span text:style-name="T59">n</text:span></text:span><text:span text:style-name="Základní_20_text"><text:span text:style-name="T51">, a grad </text:span></text:span><text:span text:style-name="Základní_20_text"><text:span text:style-name="T59">p</text:span></text:span><text:span text:style-name="Základní_20_text"><text:span text:style-name="T51">(</text:span></text:span><text:span text:style-name="Základní_20_text"><text:span text:style-name="T59">x</text:span></text:span><text:span text:style-name="Základní_20_text"><text:span text:style-name="T51">) </text:span></text:span><text:span text:style-name="Základní_20_text"><text:span text:style-name="T59">&lt; n</text:span></text:span><text:span text:style-name="Základní_20_text"><text:span text:style-name="T51">. (Existuje nejvýše jeden takový polynom </text:span></text:span><text:span text:style-name="Základní_20_text"><text:span text:style-name="T59">p</text:span></text:span><text:span text:style-name="Základní_20_text"><text:span text:style-name="T51">(</text:span></text:span><text:span text:style-name="Základní_20_text"><text:span text:style-name="T59">x</text:span></text:span><text:span text:style-name="Základní_20_text"><text:span text:style-name="T51">): z </text:span></text:span><text:span text:style-name="Základní_20_text"><text:span text:style-name="T59">p</text:span></text:span><text:span text:style-name="Základní_20_text"><text:span text:style-name="T51">(</text:span></text:span><text:span text:style-name="Základní_20_text"><text:span text:style-name="T59">a</text:span></text:span><text:span text:style-name="Základní_20_text"><text:span text:style-name="T34">i</text:span></text:span><text:span text:style-name="Základní_20_text"><text:span text:style-name="T51">) = </text:span></text:span><text:span text:style-name="Základní_20_text"><text:span text:style-name="T59">q</text:span></text:span><text:span text:style-name="Základní_20_text"><text:span text:style-name="T51">(</text:span></text:span><text:span text:style-name="Základní_20_text"><text:span text:style-name="T59">a</text:span></text:span><text:span text:style-name="Základní_20_text"><text:span text:style-name="T34">i</text:span></text:span><text:span text:style-name="Základní_20_text"><text:span text:style-name="T51">), 1 </text:span></text:span><text:span text:style-name="Základní_20_text"><text:span text:style-name="T58">≤ </text:span></text:span><text:span text:style-name="Základní_20_text"><text:span text:style-name="T59">i </text:span></text:span><text:span text:style-name="Základní_20_text"><text:span text:style-name="T58">≤ </text:span></text:span><text:span text:style-name="Základní_20_text"><text:span text:style-name="T59">n</text:span></text:span><text:span text:style-name="Základní_20_text"><text:span text:style-name="T51">, kde grad </text:span></text:span><text:span text:style-name="Základní_20_text"><text:span text:style-name="T59">p</text:span></text:span><text:span text:style-name="Základní_20_text"><text:span text:style-name="T51">(</text:span></text:span><text:span text:style-name="Základní_20_text"><text:span text:style-name="T59">x</text:span></text:span><text:span text:style-name="Základní_20_text"><text:span text:style-name="T51">)</text:span></text:span><text:span text:style-name="Základní_20_text"><text:span text:style-name="T59">, </text:span></text:span><text:span text:style-name="Základní_20_text"><text:span text:style-name="T51">grad </text:span></text:span><text:span text:style-name="Základní_20_text"><text:span text:style-name="T59">q</text:span></text:span><text:span text:style-name="Základní_20_text"><text:span text:style-name="T51">(</text:span></text:span><text:span text:style-name="Základní_20_text"><text:span text:style-name="T59">x</text:span></text:span><text:span text:style-name="Základní_20_text"><text:span text:style-name="T51">) </text:span></text:span><text:span text:style-name="Základní_20_text"><text:span text:style-name="T59">&lt; n</text:span></text:span></text:p>
      <text:p text:style-name="P2"><text:span text:style-name="Základní_20_text"><text:span text:style-name="T56">totiž plyne </text:span></text:span><text:span text:style-name="Základní_20_text"><text:span text:style-name="T59">p </text:span></text:span><text:span text:style-name="Základní_20_text"><text:span text:style-name="T56">= </text:span></text:span><text:span text:style-name="Základní_20_text"><text:span text:style-name="T59">q</text:span></text:span><text:span text:style-name="Základní_20_text"><text:span text:style-name="T56">.)</text:span></text:span></text:p>
      <text:p text:style-name="P2"><text:span text:style-name="Podnadpis"><text:span text:style-name="T61"/></text:span></text:p>
      <text:p text:style-name="P2"><text:span text:style-name="Podnadpis"><text:span text:style-name="T38">Lagrangeovy interpolačni vzorce:</text:span></text:span></text:p>
      <text:p text:style-name="P2"><text:span text:style-name="Základní_20_text"><text:span text:style-name="T62">Buď:</text:span></text:span></text:p>
      <text:p text:style-name="P2"><draw:frame draw:style-name="fr1" draw:name="obrázky3" text:anchor-type="paragraph" svg:width="12.183cm" svg:height="1.66cm" draw:z-index="2"><draw:image xlink:href="Pictures/2000000900004817000009A7890C64B3.svm" xlink:type="simple" xlink:show="embed" xlink:actuate="onLoad"/></draw:frame><text:span text:style-name="Základní_20_text"><text:span text:style-name="T62"/></text:span></text:p>
      <text:p text:style-name="P6"><text:span text:style-name="Základní_20_text"><text:span text:style-name="T56"/></text:span></text:p>
      <text:p text:style-name="P2"><text:span text:style-name="Základní_20_text"><text:span text:style-name="T56"/></text:span></text:p>
      <text:p text:style-name="P8"><text:span text:style-name="Základní_20_text"><text:span text:style-name="T1">Potom platí:</text:span></text:span></text:p>
      <text:p text:style-name="P8"><draw:frame draw:style-name="fr1" draw:name="obrázky4" text:anchor-type="paragraph" svg:width="8.528cm" svg:height="1.175cm" draw:z-index="3"><draw:image xlink:href="Pictures/2000000900003324000007096AA7340B.svm" xlink:type="simple" xlink:show="embed" xlink:actuate="onLoad"/></draw:frame><text:span text:style-name="Základní_20_text"><text:span text:style-name="T1"/></text:span></text:p>
      <text:p text:style-name="P8"><text:span text:style-name="Podnadpis"><text:span text:style-name="T1"/></text:span></text:p>
      <text:p text:style-name="P8"><text:span text:style-name="Základní_20_text"><text:span text:style-name="T1"/></text:span></text:p>
      <text:p text:style-name="P8"><text:soft-page-break/><text:span text:style-name="Základní_20_text"><text:span text:style-name="T1">pro:</text:span></text:span></text:p>
      <text:p text:style-name="P8"><draw:frame draw:style-name="fr1" draw:name="obrázky5" text:anchor-type="paragraph" svg:width="3.607cm" svg:height="1.411cm" draw:z-index="4"><draw:image xlink:href="Pictures/20000009000014D10000082369767ABC.svm" xlink:type="simple" xlink:show="embed" xlink:actuate="onLoad"/></draw:frame><text:span text:style-name="Základní_20_text"><text:span text:style-name="T1"/></text:span></text:p>
      <text:p text:style-name="P8"><text:span text:style-name="Podnadpis"><text:span text:style-name="T1"/></text:span></text:p>
      <text:p text:style-name="P8"><text:span text:style-name="Základní_20_text"><text:span text:style-name="T1">platí potom </text:span></text:span><text:span text:style-name="Základní_20_text"><text:span text:style-name="T9">p</text:span></text:span><text:span text:style-name="Základní_20_text"><text:span text:style-name="T8">(</text:span></text:span><text:span text:style-name="Základní_20_text"><text:span text:style-name="T9">a</text:span></text:span><text:span text:style-name="Základní_20_text"><text:span text:style-name="T18">j</text:span></text:span><text:span text:style-name="Základní_20_text"><text:span text:style-name="T8">) = </text:span></text:span><text:span text:style-name="Základní_20_text"><text:span text:style-name="T9">b</text:span></text:span><text:span text:style-name="Základní_20_text"><text:span text:style-name="T18">j</text:span></text:span><text:span text:style-name="Základní_20_text"><text:span text:style-name="T14"> </text:span></text:span><text:span text:style-name="Základní_20_text"><text:span text:style-name="T8">, 1 </text:span></text:span><text:span text:style-name="Základní_20_text"><text:span text:style-name="T10">≤ </text:span></text:span><text:span text:style-name="Základní_20_text"><text:span text:style-name="T9">j </text:span></text:span><text:span text:style-name="Základní_20_text"><text:span text:style-name="T10">≤ </text:span></text:span><text:span text:style-name="Základní_20_text"><text:span text:style-name="T9">n</text:span></text:span><text:span text:style-name="Základní_20_text"><text:span text:style-name="T8">.</text:span></text:span></text:p>
      <text:p text:style-name="P8"><text:span text:style-name="Základní_20_text"><text:span text:style-name="T13">Důsledek: </text:span></text:span><text:span text:style-name="Základní_20_text"><text:span text:style-name="T11">Je-li </text:span></text:span><text:span text:style-name="Základní_20_text"><text:span text:style-name="T9">K </text:span></text:span><text:span text:style-name="Základní_20_text"><text:span text:style-name="T8">konečné </text:span></text:span><text:span text:style-name="Základní_20_text"><text:span text:style-name="T11">pole (např. </text:span></text:span><text:span text:style-name="Základní_20_text"><text:span text:style-name="T9">K </text:span></text:span><text:span text:style-name="Základní_20_text"><text:span text:style-name="T8">= </text:span></text:span><text:span text:style-name="Základní_20_text"><text:span text:style-name="T15">ℤ</text:span></text:span><text:span text:style-name="Základní_20_text"><text:span text:style-name="T18">p</text:span></text:span><text:span text:style-name="Základní_20_text"><text:span text:style-name="T11">, </text:span></text:span><text:span text:style-name="Základní_20_text"><text:span text:style-name="T9">p </text:span></text:span><text:span text:style-name="Základní_20_text"><text:span text:style-name="T11">prvočíslo), </text:span></text:span><text:span text:style-name="Základní_20_text"><text:span text:style-name="T9">f </text:span></text:span><text:span text:style-name="Základní_20_text"><text:span text:style-name="T8">: </text:span></text:span><text:span text:style-name="Základní_20_text"><text:span text:style-name="T9">K </text:span></text:span><text:span text:style-name="Základní_20_text"><text:span text:style-name="T10">→ </text:span></text:span><text:span text:style-name="Základní_20_text"><text:span text:style-name="T9">K</text:span></text:span><text:span text:style-name="Základní_20_text"><text:span text:style-name="T11">, potom </text:span></text:span><text:span text:style-name="Základní_20_text"><text:span text:style-name="T55">existuje polynom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</text:span></text:span><text:span text:style-name="Základní_20_text"><text:span text:style-name="T58">∈ </text:span></text:span><text:span text:style-name="Základní_20_text"><text:span text:style-name="T59">K</text:span></text:span><text:span text:style-name="Základní_20_text"><text:span text:style-name="T56">[</text:span></text:span><text:span text:style-name="Základní_20_text"><text:span text:style-name="T59">x</text:span></text:span><text:span text:style-name="Základní_20_text"><text:span text:style-name="T56">] </text:span></text:span><text:span text:style-name="Základní_20_text"><text:span text:style-name="T55">takový, že </text:span></text:span><text:span text:style-name="Základní_20_text"><text:span text:style-name="T59">f</text:span></text:span><text:span text:style-name="Základní_20_text"><text:span text:style-name="T56">(</text:span></text:span><text:span text:style-name="Základní_20_text"><text:span text:style-name="T59">a</text:span></text:span><text:span text:style-name="Základní_20_text"><text:span text:style-name="T56">) =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a</text:span></text:span><text:span text:style-name="Základní_20_text"><text:span text:style-name="T56">) </text:span></text:span><text:span text:style-name="Základní_20_text"><text:span text:style-name="T55">pro všechna </text:span></text:span><text:span text:style-name="Základní_20_text"><text:span text:style-name="T59">a </text:span></text:span><text:span text:style-name="Základní_20_text"><text:span text:style-name="T58">∈ </text:span></text:span><text:span text:style-name="Základní_20_text"><text:span text:style-name="T59">K</text:span></text:span><text:span text:style-name="Základní_20_text"><text:span text:style-name="T55">.</text:span></text:span></text:p>
      <text:p text:style-name="P8"><text:span text:style-name="Podnadpis"><text:span text:style-name="T38"/></text:span></text:p>
      <text:p text:style-name="P8"><text:span text:style-name="Podnadpis"><text:span text:style-name="T38">Newtonovy interpolační vzorce</text:span></text:span></text:p>
      <text:p text:style-name="P8"><text:span text:style-name="Podnadpis"><text:span text:style-name="T1"/></text:span></text:p>
      <text:p text:style-name="P8"><text:span text:style-name="Podnadpis"><text:span text:style-name="T1">Obor integrity</text:span></text:span></text:p>
      <text:p text:style-name="P9"><text:span text:style-name="Základní_20_text"><text:span text:style-name="T2">Upralgfin-esf.pdf (str. 45)</text:span></text:span></text:p>
      <text:p text:style-name="Standard"><text:span text:style-name="Základní_20_text"><text:span text:style-name="T8">Komutativní okruh s jednotkovým prvkem (</text:span></text:span><text:span text:style-name="Základní_20_text"><text:span text:style-name="T9">R,</text:span></text:span><text:span text:style-name="Základní_20_text"><text:span text:style-name="T8">+</text:span></text:span><text:span text:style-name="Základní_20_text"><text:span text:style-name="T9">, </text:span></text:span><text:span text:style-name="Základní_20_text"><text:span text:style-name="T8">0</text:span></text:span><text:span text:style-name="Základní_20_text"><text:span text:style-name="T9">,</text:span></text:span><text:span text:style-name="Základní_20_text"><text:span text:style-name="T10">−</text:span></text:span><text:span text:style-name="Základní_20_text"><text:span text:style-name="T9">, </text:span></text:span><text:span text:style-name="Základní_20_text"><text:span text:style-name="T10">·</text:span></text:span><text:span text:style-name="Základní_20_text"><text:span text:style-name="T9">, </text:span></text:span><text:span text:style-name="Základní_20_text"><text:span text:style-name="T8">1) se nazývá </text:span></text:span><text:span text:style-name="Základní_20_text"><text:span text:style-name="T12">obor </text:span></text:span><text:span text:style-name="Základní_20_text"><text:span text:style-name="T46">integrity</text:span></text:span><text:span text:style-name="Základní_20_text"><text:span text:style-name="T55"> </text:span></text:span><text:span text:style-name="Základní_20_text"><text:span text:style-name="T56">:</text:span></text:span><text:span text:style-name="Základní_20_text"><text:span text:style-name="T58">⇔</text:span></text:span></text:p>
      <text:list xml:id="list30335657" text:style-name="L2">
        <text:list-item>
          <text:p text:style-name="P12"><text:span text:style-name="Základní_20_text"><text:span text:style-name="T59">R </text:span></text:span><text:span text:style-name="Základní_20_text"><text:span text:style-name="T58">\ {</text:span></text:span><text:span text:style-name="Základní_20_text"><text:span text:style-name="T56">0</text:span></text:span><text:span text:style-name="Základní_20_text"><text:span text:style-name="T58">} </text:span></text:span><text:span text:style-name="Základní_20_text"><text:span text:style-name="T60">≠</text:span></text:span><text:span text:style-name="Základní_20_text"><text:span text:style-name="T56"> </text:span></text:span><text:span text:style-name="Základní_20_text"><text:span text:style-name="T58">∅ </text:span></text:span><text:span text:style-name="Základní_20_text"><text:span text:style-name="T56">(tj. 0 </text:span></text:span><text:span text:style-name="Základní_20_text"><text:span text:style-name="T60">≠</text:span></text:span><text:span text:style-name="Základní_20_text"><text:span text:style-name="T56"> 1),</text:span></text:span></text:p>
        </text:list-item>
        <text:list-item>
          <text:p text:style-name="P20"><text:span text:style-name="Základní_20_text"><text:span text:style-name="T58">∀</text:span></text:span><text:span text:style-name="Základní_20_text"><text:span text:style-name="T59">x, y </text:span></text:span><text:span text:style-name="Základní_20_text"><text:span text:style-name="T58">∈ </text:span></text:span><text:span text:style-name="Základní_20_text"><text:span text:style-name="T59">R </text:span></text:span><text:span text:style-name="Základní_20_text"><text:span text:style-name="T56">: </text:span></text:span><text:span text:style-name="Základní_20_text"><text:span text:style-name="T59">x </text:span></text:span><text:span text:style-name="Základní_20_text"><text:span text:style-name="T60">≠</text:span></text:span><text:span text:style-name="Základní_20_text"><text:span text:style-name="T56"> 0 </text:span></text:span><text:span text:style-name="Základní_20_text"><text:span text:style-name="T58">∧ </text:span></text:span><text:span text:style-name="Základní_20_text"><text:span text:style-name="T59">y </text:span></text:span><text:span text:style-name="Základní_20_text"><text:span text:style-name="T60">≠</text:span></text:span><text:span text:style-name="Základní_20_text"><text:span text:style-name="T56"> 0 </text:span></text:span><text:span text:style-name="Základní_20_text"><text:span text:style-name="T58">⇒ </text:span></text:span><text:span text:style-name="Základní_20_text"><text:span text:style-name="T59">xy </text:span></text:span><text:span text:style-name="Základní_20_text"><text:span text:style-name="T60">≠</text:span></text:span><text:span text:style-name="Základní_20_text"><text:span text:style-name="T56"> 0 (tj. neexistují dělitelé nuly).</text:span></text:span></text:p>
        </text:list-item>
      </text:list>
      <text:p text:style-name="P6"><text:span text:style-name="Základní_20_text"><text:span text:style-name="T56"/></text:span></text:p>
      <text:p text:style-name="P9"><text:span text:style-name="Základní_20_text"><text:span text:style-name="T2"/></text:span></text:p>
      <text:p text:style-name="P6"><text:span text:style-name="Podnadpis"><text:span text:style-name="T61">Jednoduchá pravidla dělitelnosti</text:span></text:span></text:p>
      <text:p text:style-name="P6"><text:span text:style-name="Základní_20_text"><text:span text:style-name="T56">Buď (</text:span></text:span><text:span text:style-name="Základní_20_text"><text:span text:style-name="T59">I,</text:span></text:span><text:span text:style-name="Základní_20_text"><text:span text:style-name="T56">+</text:span></text:span><text:span text:style-name="Základní_20_text"><text:span text:style-name="T59">, </text:span></text:span><text:span text:style-name="Základní_20_text"><text:span text:style-name="T56">0</text:span></text:span><text:span text:style-name="Základní_20_text"><text:span text:style-name="T59">,</text:span></text:span><text:span text:style-name="Základní_20_text"><text:span text:style-name="T58">−</text:span></text:span><text:span text:style-name="Základní_20_text"><text:span text:style-name="T59">, </text:span></text:span><text:span text:style-name="Základní_20_text"><text:span text:style-name="T58">·</text:span></text:span><text:span text:style-name="Základní_20_text"><text:span text:style-name="T59">, </text:span></text:span><text:span text:style-name="Základní_20_text"><text:span text:style-name="T56">1) obor integrity. Jsou-li </text:span></text:span><text:span text:style-name="Základní_20_text"><text:span text:style-name="T63">a</text:span></text:span><text:span text:style-name="Základní_20_text"><text:span text:style-name="T59">, </text:span></text:span><text:span text:style-name="Základní_20_text"><text:span text:style-name="T63">b</text:span></text:span><text:span text:style-name="Základní_20_text"><text:span text:style-name="T59"> </text:span></text:span><text:span text:style-name="Základní_20_text"><text:span text:style-name="T58">∈ </text:span></text:span><text:span text:style-name="Základní_20_text"><text:span text:style-name="T59">I</text:span></text:span><text:span text:style-name="Základní_20_text"><text:span text:style-name="T56">, potom říkáme, že prvek </text:span></text:span><text:span text:style-name="Základní_20_text"><text:span text:style-name="T63">a</text:span></text:span><text:span text:style-name="Základní_20_text"><text:span text:style-name="T59"> </text:span></text:span><text:span text:style-name="Základní_20_text"><text:span text:style-name="T56">je</text:span></text:span></text:p>
      <text:p text:style-name="P6"><text:span text:style-name="Základní_20_text"><text:span text:style-name="T46">dělitelný</text:span></text:span><text:span text:style-name="Základní_20_text"><text:span text:style-name="T55"> </text:span></text:span><text:span text:style-name="Základní_20_text"><text:span text:style-name="T56">prvkem </text:span></text:span><text:span text:style-name="Základní_20_text"><text:span text:style-name="T63">b</text:span></text:span><text:span text:style-name="Základní_20_text"><text:span text:style-name="T59"> </text:span></text:span><text:span text:style-name="Základní_20_text"><text:span text:style-name="T56">a </text:span></text:span><text:span text:style-name="Základní_20_text"><text:span text:style-name="T63">b</text:span></text:span><text:span text:style-name="Základní_20_text"><text:span text:style-name="T59"> </text:span></text:span><text:span text:style-name="Základní_20_text"><text:span text:style-name="T56">se nazývá </text:span></text:span><text:span text:style-name="Základní_20_text"><text:span text:style-name="T46">dělitel</text:span></text:span><text:span text:style-name="Základní_20_text"><text:span text:style-name="T55"> </text:span></text:span><text:span text:style-name="Základní_20_text"><text:span text:style-name="T56">prvku </text:span></text:span><text:span text:style-name="Základní_20_text"><text:span text:style-name="T63">a</text:span></text:span><text:span text:style-name="Základní_20_text"><text:span text:style-name="T59"> </text:span></text:span><text:span text:style-name="Základní_20_text"><text:span text:style-name="T56">(</text:span></text:span><text:span text:style-name="Základní_20_text"><text:span text:style-name="T63">b</text:span></text:span><text:span text:style-name="Základní_20_text"><text:span text:style-name="T59"> </text:span></text:span><text:span text:style-name="Základní_20_text"><text:span text:style-name="T56">„dělí“ </text:span></text:span><text:span text:style-name="Základní_20_text"><text:span text:style-name="T63">a</text:span></text:span><text:span text:style-name="Základní_20_text"><text:span text:style-name="T56">, formálně: </text:span></text:span><text:span text:style-name="Základní_20_text"><text:span text:style-name="T63">b</text:span></text:span><text:span text:style-name="Základní_20_text"><text:span text:style-name="T53">|</text:span></text:span><text:span text:style-name="Základní_20_text"><text:span text:style-name="T63">a</text:span></text:span><text:span text:style-name="Základní_20_text"><text:span text:style-name="T56">) :</text:span></text:span><text:span text:style-name="Základní_20_text"><text:span text:style-name="T58">⇔∃</text:span></text:span><text:span text:style-name="Základní_20_text"><text:span text:style-name="T63">c</text:span></text:span><text:span text:style-name="Základní_20_text"><text:span text:style-name="T59"> </text:span></text:span><text:span text:style-name="Základní_20_text"><text:span text:style-name="T58">∈ </text:span></text:span><text:span text:style-name="Základní_20_text"><text:span text:style-name="T59">I </text:span></text:span><text:span text:style-name="Základní_20_text"><text:span text:style-name="T56">: </text:span></text:span><text:span text:style-name="Základní_20_text"><text:span text:style-name="T63">a</text:span></text:span><text:span text:style-name="Základní_20_text"><text:span text:style-name="T59"> </text:span></text:span><text:span text:style-name="Základní_20_text"><text:span text:style-name="T56">= </text:span></text:span><text:span text:style-name="Základní_20_text"><text:span text:style-name="T63">bc</text:span></text:span><text:span text:style-name="Základní_20_text"><text:span text:style-name="T56">.</text:span></text:span></text:p>
      <text:p text:style-name="P6"><text:span text:style-name="Základní_20_text"><text:span text:style-name="T56"/></text:span></text:p>
      <text:p text:style-name="P6"><text:span text:style-name="Základní_20_text"><text:span text:style-name="T56">Elementární pravidla dělitelnosti:</text:span></text:span></text:p>
      <text:list xml:id="list30349254" text:style-name="L3">
        <text:list-item>
          <text:p text:style-name="P13"><text:span text:style-name="Základní_20_text"><text:span text:style-name="T58">∀</text:span></text:span><text:span text:style-name="Základní_20_text"><text:span text:style-name="T59">a </text:span></text:span><text:span text:style-name="Základní_20_text"><text:span text:style-name="T58">∈ </text:span></text:span><text:span text:style-name="Základní_20_text"><text:span text:style-name="T59">I </text:span></text:span><text:span text:style-name="Základní_20_text"><text:span text:style-name="T56">: </text:span></text:span><text:span text:style-name="Základní_20_text"><text:span text:style-name="T59">a</text:span></text:span><text:span text:style-name="Základní_20_text"><text:span text:style-name="T58">|</text:span></text:span><text:span text:style-name="Základní_20_text"><text:span text:style-name="T56">0,</text:span></text:span></text:p>
        </text:list-item>
        <text:list-item>
          <text:p text:style-name="P13"><text:span text:style-name="Základní_20_text"><text:span text:style-name="T58">∀</text:span></text:span><text:span text:style-name="Základní_20_text"><text:span text:style-name="T59">a </text:span></text:span><text:span text:style-name="Základní_20_text"><text:span text:style-name="T58">∈ </text:span></text:span><text:span text:style-name="Základní_20_text"><text:span text:style-name="T59">I </text:span></text:span><text:span text:style-name="Základní_20_text"><text:span text:style-name="T56">: 1</text:span></text:span><text:span text:style-name="Základní_20_text"><text:span text:style-name="T58">|</text:span></text:span><text:span text:style-name="Základní_20_text"><text:span text:style-name="T59">a</text:span></text:span><text:span text:style-name="Základní_20_text"><text:span text:style-name="T56">,</text:span></text:span></text:p>
        </text:list-item>
        <text:list-item>
          <text:p text:style-name="P13"><text:span text:style-name="Základní_20_text"><text:span text:style-name="T58">∀</text:span></text:span><text:span text:style-name="Základní_20_text"><text:span text:style-name="T59">a </text:span></text:span><text:span text:style-name="Základní_20_text"><text:span text:style-name="T58">∈ </text:span></text:span><text:span text:style-name="Základní_20_text"><text:span text:style-name="T59">I </text:span></text:span><text:span text:style-name="Základní_20_text"><text:span text:style-name="T56">: </text:span></text:span><text:span text:style-name="Základní_20_text"><text:span text:style-name="T59">a</text:span></text:span><text:span text:style-name="Základní_20_text"><text:span text:style-name="T58">|</text:span></text:span><text:span text:style-name="Základní_20_text"><text:span text:style-name="T59">a</text:span></text:span><text:span text:style-name="Základní_20_text"><text:span text:style-name="T56">,</text:span></text:span></text:p>
        </text:list-item>
        <text:list-item>
          <text:p text:style-name="P13"><text:span text:style-name="Základní_20_text"><text:span text:style-name="T58">∀</text:span></text:span><text:span text:style-name="Základní_20_text"><text:span text:style-name="T59">a, b, c </text:span></text:span><text:span text:style-name="Základní_20_text"><text:span text:style-name="T58">∈ </text:span></text:span><text:span text:style-name="Základní_20_text"><text:span text:style-name="T59">I </text:span></text:span><text:span text:style-name="Základní_20_text"><text:span text:style-name="T56">: </text:span></text:span><text:span text:style-name="Základní_20_text"><text:span text:style-name="T59">a</text:span></text:span><text:span text:style-name="Základní_20_text"><text:span text:style-name="T58">|</text:span></text:span><text:span text:style-name="Základní_20_text"><text:span text:style-name="T59">b </text:span></text:span><text:span text:style-name="Základní_20_text"><text:span text:style-name="T58">∧ </text:span></text:span><text:span text:style-name="Základní_20_text"><text:span text:style-name="T59">b</text:span></text:span><text:span text:style-name="Základní_20_text"><text:span text:style-name="T58">|</text:span></text:span><text:span text:style-name="Základní_20_text"><text:span text:style-name="T59">c </text:span></text:span><text:span text:style-name="Základní_20_text"><text:span text:style-name="T58">⇒ </text:span></text:span><text:span text:style-name="Základní_20_text"><text:span text:style-name="T59">a</text:span></text:span><text:span text:style-name="Základní_20_text"><text:span text:style-name="T58">|</text:span></text:span><text:span text:style-name="Základní_20_text"><text:span text:style-name="T59">c</text:span></text:span><text:span text:style-name="Základní_20_text"><text:span text:style-name="T56">,</text:span></text:span></text:p>
        </text:list-item>
        <text:list-item>
          <text:p text:style-name="P13"><text:span text:style-name="Základní_20_text"><text:span text:style-name="T58">∀</text:span></text:span><text:span text:style-name="Základní_20_text"><text:span text:style-name="T59">a, b, c </text:span></text:span><text:span text:style-name="Základní_20_text"><text:span text:style-name="T58">∈ </text:span></text:span><text:span text:style-name="Základní_20_text"><text:span text:style-name="T59">I </text:span></text:span><text:span text:style-name="Základní_20_text"><text:span text:style-name="T56">: </text:span></text:span><text:span text:style-name="Základní_20_text"><text:span text:style-name="T59">a</text:span></text:span><text:span text:style-name="Základní_20_text"><text:span text:style-name="T58">|</text:span></text:span><text:span text:style-name="Základní_20_text"><text:span text:style-name="T59">b </text:span></text:span><text:span text:style-name="Základní_20_text"><text:span text:style-name="T58">⇒ </text:span></text:span><text:span text:style-name="Základní_20_text"><text:span text:style-name="T59">a</text:span></text:span><text:span text:style-name="Základní_20_text"><text:span text:style-name="T58">|</text:span></text:span><text:span text:style-name="Základní_20_text"><text:span text:style-name="T59">bc</text:span></text:span><text:span text:style-name="Základní_20_text"><text:span text:style-name="T56">,</text:span></text:span></text:p>
        </text:list-item>
        <text:list-item>
          <text:p text:style-name="P13"><text:span text:style-name="Základní_20_text"><text:span text:style-name="T58">∀</text:span></text:span><text:span text:style-name="Základní_20_text"><text:span text:style-name="T59">a, b, c </text:span></text:span><text:span text:style-name="Základní_20_text"><text:span text:style-name="T58">∈ </text:span></text:span><text:span text:style-name="Základní_20_text"><text:span text:style-name="T59">I </text:span></text:span><text:span text:style-name="Základní_20_text"><text:span text:style-name="T56">: </text:span></text:span><text:span text:style-name="Základní_20_text"><text:span text:style-name="T59">a</text:span></text:span><text:span text:style-name="Základní_20_text"><text:span text:style-name="T58">|</text:span></text:span><text:span text:style-name="Základní_20_text"><text:span text:style-name="T59">b </text:span></text:span><text:span text:style-name="Základní_20_text"><text:span text:style-name="T58">∧ </text:span></text:span><text:span text:style-name="Základní_20_text"><text:span text:style-name="T59">a</text:span></text:span><text:span text:style-name="Základní_20_text"><text:span text:style-name="T58">|</text:span></text:span><text:span text:style-name="Základní_20_text"><text:span text:style-name="T59">c </text:span></text:span><text:span text:style-name="Základní_20_text"><text:span text:style-name="T58">⇒ </text:span></text:span><text:span text:style-name="Základní_20_text"><text:span text:style-name="T59">a</text:span></text:span><text:span text:style-name="Základní_20_text"><text:span text:style-name="T58">|</text:span></text:span><text:span text:style-name="Základní_20_text"><text:span text:style-name="T59">b </text:span></text:span><text:span text:style-name="Základní_20_text"><text:span text:style-name="T56">+ </text:span></text:span><text:span text:style-name="Základní_20_text"><text:span text:style-name="T59">c</text:span></text:span><text:span text:style-name="Základní_20_text"><text:span text:style-name="T56">,</text:span></text:span></text:p>
        </text:list-item>
        <text:list-item>
          <text:p text:style-name="P13"><text:span text:style-name="Základní_20_text"><text:span text:style-name="T58">∀</text:span></text:span><text:span text:style-name="Základní_20_text"><text:span text:style-name="T59">a, b, c </text:span></text:span><text:span text:style-name="Základní_20_text"><text:span text:style-name="T58">∈ </text:span></text:span><text:span text:style-name="Základní_20_text"><text:span text:style-name="T59">I, c </text:span></text:span><text:span text:style-name="Základní_20_text"><text:span text:style-name="T60">≠</text:span></text:span><text:span text:style-name="Základní_20_text"><text:span text:style-name="T56"> 0 : </text:span></text:span><text:span text:style-name="Základní_20_text"><text:span text:style-name="T59">a</text:span></text:span><text:span text:style-name="Základní_20_text"><text:span text:style-name="T58">|</text:span></text:span><text:span text:style-name="Základní_20_text"><text:span text:style-name="T59">b </text:span></text:span><text:span text:style-name="Základní_20_text"><text:span text:style-name="T58">⇔ </text:span></text:span><text:span text:style-name="Základní_20_text"><text:span text:style-name="T59">ac</text:span></text:span><text:span text:style-name="Základní_20_text"><text:span text:style-name="T58">|</text:span></text:span><text:span text:style-name="Základní_20_text"><text:span text:style-name="T59">bc</text:span></text:span><text:span text:style-name="Základní_20_text"><text:span text:style-name="T56">,</text:span></text:span></text:p>
        </text:list-item>
        <text:list-item>
          <text:p text:style-name="P13"><text:span text:style-name="Základní_20_text"><text:span text:style-name="T58">∀</text:span></text:span><text:span text:style-name="Základní_20_text"><text:span text:style-name="T59">a, b, c, d </text:span></text:span><text:span text:style-name="Základní_20_text"><text:span text:style-name="T58">∈ </text:span></text:span><text:span text:style-name="Základní_20_text"><text:span text:style-name="T59">I </text:span></text:span><text:span text:style-name="Základní_20_text"><text:span text:style-name="T56">: </text:span></text:span><text:span text:style-name="Základní_20_text"><text:span text:style-name="T59">a</text:span></text:span><text:span text:style-name="Základní_20_text"><text:span text:style-name="T58">|</text:span></text:span><text:span text:style-name="Základní_20_text"><text:span text:style-name="T59">b </text:span></text:span><text:span text:style-name="Základní_20_text"><text:span text:style-name="T58">∧ </text:span></text:span><text:span text:style-name="Základní_20_text"><text:span text:style-name="T59">c</text:span></text:span><text:span text:style-name="Základní_20_text"><text:span text:style-name="T58">|</text:span></text:span><text:span text:style-name="Základní_20_text"><text:span text:style-name="T59">d </text:span></text:span><text:span text:style-name="Základní_20_text"><text:span text:style-name="T58">⇒ </text:span></text:span><text:span text:style-name="Základní_20_text"><text:span text:style-name="T59">ac</text:span></text:span><text:span text:style-name="Základní_20_text"><text:span text:style-name="T58">|</text:span></text:span><text:span text:style-name="Základní_20_text"><text:span text:style-name="T59">bd</text:span></text:span><text:span text:style-name="Základní_20_text"><text:span text:style-name="T56">,</text:span></text:span></text:p>
        </text:list-item>
        <text:list-item>
          <text:p text:style-name="P21"><text:span text:style-name="Základní_20_text"><text:span text:style-name="T58">∀</text:span></text:span><text:span text:style-name="Základní_20_text"><text:span text:style-name="T59">a, b </text:span></text:span><text:span text:style-name="Základní_20_text"><text:span text:style-name="T58">∈ </text:span></text:span><text:span text:style-name="Základní_20_text"><text:span text:style-name="T59">I, n </text:span></text:span><text:span text:style-name="Základní_20_text"><text:span text:style-name="T58">∈ </text:span></text:span><text:span text:style-name="Základní_20_text"><text:span text:style-name="T65">ℕ</text:span></text:span><text:span text:style-name="Základní_20_text"><text:span text:style-name="T64"> </text:span></text:span><text:span text:style-name="Základní_20_text"><text:span text:style-name="T56">: </text:span></text:span><text:span text:style-name="Základní_20_text"><text:span text:style-name="T59">a</text:span></text:span><text:span text:style-name="Základní_20_text"><text:span text:style-name="T58">|</text:span></text:span><text:span text:style-name="Základní_20_text"><text:span text:style-name="T59">b </text:span></text:span><text:span text:style-name="Základní_20_text"><text:span text:style-name="T58">⇒ </text:span></text:span><text:span text:style-name="Základní_20_text"><text:span text:style-name="T59">a</text:span></text:span><text:span text:style-name="Základní_20_text"><text:span text:style-name="T42">n</text:span></text:span><text:span text:style-name="Základní_20_text"><text:span text:style-name="T58">|</text:span></text:span><text:span text:style-name="Základní_20_text"><text:span text:style-name="T59">b</text:span></text:span><text:span text:style-name="Základní_20_text"><text:span text:style-name="T42">n</text:span></text:span><text:span text:style-name="Základní_20_text"><text:span text:style-name="T56">.</text:span></text:span></text:p>
        </text:list-item>
      </text:list>
      <text:p text:style-name="P6"><text:span text:style-name="Základní_20_text"><text:span text:style-name="T56"/></text:span></text:p>
      <text:p text:style-name="P6"><text:span text:style-name="Základní_20_text"><text:span text:style-name="T56">Buď (</text:span></text:span><text:span text:style-name="Základní_20_text"><text:span text:style-name="T59">I,</text:span></text:span><text:span text:style-name="Základní_20_text"><text:span text:style-name="T56">+</text:span></text:span><text:span text:style-name="Základní_20_text"><text:span text:style-name="T59">, </text:span></text:span><text:span text:style-name="Základní_20_text"><text:span text:style-name="T56">0</text:span></text:span><text:span text:style-name="Základní_20_text"><text:span text:style-name="T59">,</text:span></text:span><text:span text:style-name="Základní_20_text"><text:span text:style-name="T58">−</text:span></text:span><text:span text:style-name="Základní_20_text"><text:span text:style-name="T59">, </text:span></text:span><text:span text:style-name="Základní_20_text"><text:span text:style-name="T58">·</text:span></text:span><text:span text:style-name="Základní_20_text"><text:span text:style-name="T59">, </text:span></text:span><text:span text:style-name="Základní_20_text"><text:span text:style-name="T56">1) obor integrity. Dělitel prvku 1 se nazývá </text:span></text:span><text:span text:style-name="Základní_20_text"><text:span text:style-name="T55">jednotka </text:span></text:span><text:span text:style-name="Základní_20_text"><text:span text:style-name="T56">oboru integrity </text:span></text:span><text:span text:style-name="Základní_20_text"><text:span text:style-name="T59">I</text:span></text:span><text:span text:style-name="Základní_20_text"><text:span text:style-name="T56">. Buď </text:span></text:span><text:span text:style-name="Základní_20_text"><text:span text:style-name="T59">E</text:span></text:span><text:span text:style-name="Základní_20_text"><text:span text:style-name="T56">(</text:span></text:span><text:span text:style-name="Základní_20_text"><text:span text:style-name="T59">I</text:span></text:span><text:span text:style-name="Základní_20_text"><text:span text:style-name="T56">) množina všech jednotek </text:span></text:span><text:span text:style-name="Základní_20_text"><text:span text:style-name="T59">I</text:span></text:span><text:span text:style-name="Základní_20_text"><text:span text:style-name="T56">. Prvky </text:span></text:span><text:span text:style-name="Základní_20_text"><text:span text:style-name="T59">a, b </text:span></text:span><text:span text:style-name="Základní_20_text"><text:span text:style-name="T58">∈ </text:span></text:span><text:span text:style-name="Základní_20_text"><text:span text:style-name="T59">I </text:span></text:span><text:span text:style-name="Základní_20_text"><text:span text:style-name="T56">se nazývají </text:span></text:span><text:span text:style-name="Základní_20_text"><text:span text:style-name="T46">asociované</text:span></text:span><text:span text:style-name="Základní_20_text"><text:span text:style-name="T55">.</text:span></text:span></text:p>
      <text:p text:style-name="P7"><text:span text:style-name="Základní_20_text"><text:span text:style-name="T56">(formálně: </text:span></text:span><text:span text:style-name="Základní_20_text"><text:span text:style-name="T59">a </text:span></text:span><text:span text:style-name="Základní_20_text"><text:span text:style-name="T58">∼ </text:span></text:span><text:span text:style-name="Základní_20_text"><text:span text:style-name="T59">b</text:span></text:span><text:span text:style-name="Základní_20_text"><text:span text:style-name="T56">) :</text:span></text:span><text:span text:style-name="Základní_20_text"><text:span text:style-name="T58">⇔ ∃</text:span></text:span><text:span text:style-name="Základní_20_text"><text:span text:style-name="T59">e </text:span></text:span><text:span text:style-name="Základní_20_text"><text:span text:style-name="T58">∈ </text:span></text:span><text:span text:style-name="Základní_20_text"><text:span text:style-name="T59">E</text:span></text:span><text:span text:style-name="Základní_20_text"><text:span text:style-name="T56">(</text:span></text:span><text:span text:style-name="Základní_20_text"><text:span text:style-name="T59">I</text:span></text:span><text:span text:style-name="Základní_20_text"><text:span text:style-name="T56">) : </text:span></text:span><text:span text:style-name="Základní_20_text"><text:span text:style-name="T59">a </text:span></text:span><text:span text:style-name="Základní_20_text"><text:span text:style-name="T56">= </text:span></text:span><text:span text:style-name="Základní_20_text"><text:span text:style-name="T59">be</text:span></text:span></text:p>
      <text:p text:style-name="P2"><text:span text:style-name="Základní_20_text"><text:span text:style-name="T47">Příklady:</text:span></text:span></text:p>
      <text:list xml:id="list30335730" text:style-name="L4">
        <text:list-item>
          <text:p text:style-name="P14"><text:span text:style-name="Základní_20_text"><text:span text:style-name="T24">I </text:span></text:span><text:span text:style-name="Základní_20_text"><text:span text:style-name="T25">= </text:span></text:span><text:span text:style-name="Základní_20_text"><text:span text:style-name="T26">ℤ</text:span></text:span><text:span text:style-name="Základní_20_text"><text:span text:style-name="T25">: </text:span></text:span><text:span text:style-name="Základní_20_text"><text:span text:style-name="T24">E</text:span></text:span><text:span text:style-name="Základní_20_text"><text:span text:style-name="T25">(</text:span></text:span><text:span text:style-name="Základní_20_text"><text:span text:style-name="T24">I</text:span></text:span><text:span text:style-name="Základní_20_text"><text:span text:style-name="T25">) = </text:span></text:span><text:span text:style-name="Základní_20_text"><text:span text:style-name="T27">{±</text:span></text:span><text:span text:style-name="Základní_20_text"><text:span text:style-name="T25">1</text:span></text:span><text:span text:style-name="Základní_20_text"><text:span text:style-name="T27">}</text:span></text:span><text:span text:style-name="Základní_20_text"><text:span text:style-name="T25">, tedy </text:span></text:span><text:span text:style-name="Základní_20_text"><text:span text:style-name="T24">a </text:span></text:span><text:span text:style-name="Základní_20_text"><text:span text:style-name="T27">∼ </text:span></text:span><text:span text:style-name="Základní_20_text"><text:span text:style-name="T24">b </text:span></text:span><text:span text:style-name="Základní_20_text"><text:span text:style-name="T27">⇔ </text:span></text:span><text:span text:style-name="Základní_20_text"><text:span text:style-name="T24">a </text:span></text:span><text:span text:style-name="Základní_20_text"><text:span text:style-name="T25">= </text:span></text:span><text:span text:style-name="Základní_20_text"><text:span text:style-name="T27">±</text:span></text:span><text:span text:style-name="Základní_20_text"><text:span text:style-name="T24">b</text:span></text:span><text:span text:style-name="Základní_20_text"><text:span text:style-name="T25">.</text:span></text:span></text:p>
        </text:list-item>
        <text:list-item>
          <text:p text:style-name="P14"><text:span text:style-name="Základní_20_text"><text:span text:style-name="T24">I </text:span></text:span><text:span text:style-name="Základní_20_text"><text:span text:style-name="T25">= </text:span></text:span><text:span text:style-name="Základní_20_text"><text:span text:style-name="T24">K </text:span></text:span><text:span text:style-name="Základní_20_text"><text:span text:style-name="T25">(</text:span></text:span><text:span text:style-name="Základní_20_text"><text:span text:style-name="T24">K </text:span></text:span><text:span text:style-name="Základní_20_text"><text:span text:style-name="T25">pole): </text:span></text:span><text:span text:style-name="Základní_20_text"><text:span text:style-name="T24">E</text:span></text:span><text:span text:style-name="Základní_20_text"><text:span text:style-name="T25">(</text:span></text:span><text:span text:style-name="Základní_20_text"><text:span text:style-name="T24">I</text:span></text:span><text:span text:style-name="Základní_20_text"><text:span text:style-name="T25">) = </text:span></text:span><text:span text:style-name="Základní_20_text"><text:span text:style-name="T24">K </text:span></text:span><text:span text:style-name="Základní_20_text"><text:span text:style-name="T27">\ {</text:span></text:span><text:span text:style-name="Základní_20_text"><text:span text:style-name="T25">0</text:span></text:span><text:span text:style-name="Základní_20_text"><text:span text:style-name="T27">}</text:span></text:span><text:span text:style-name="Základní_20_text"><text:span text:style-name="T25">, tedy </text:span></text:span><text:span text:style-name="Základní_20_text"><text:span text:style-name="T24">a </text:span></text:span><text:span text:style-name="Základní_20_text"><text:span text:style-name="T27">∼ </text:span></text:span><text:span text:style-name="Základní_20_text"><text:span text:style-name="T24">b </text:span></text:span><text:span text:style-name="Základní_20_text"><text:span text:style-name="T27">⇔ </text:span></text:span><text:span text:style-name="Základní_20_text"><text:span text:style-name="T24">a, b </text:span></text:span><text:span text:style-name="Základní_20_text"><text:span text:style-name="T26">≠</text:span></text:span><text:span text:style-name="Základní_20_text"><text:span text:style-name="T25"> 0 </text:span></text:span><text:span text:style-name="Základní_20_text"><text:span text:style-name="T27">∨ </text:span></text:span><text:span text:style-name="Základní_20_text"><text:span text:style-name="T24">a </text:span></text:span><text:span text:style-name="Základní_20_text"><text:span text:style-name="T25">= </text:span></text:span><text:span text:style-name="Základní_20_text"><text:span text:style-name="T24">b </text:span></text:span><text:span text:style-name="Základní_20_text"><text:span text:style-name="T25">= 0.</text:span></text:span></text:p>
        </text:list-item>
        <text:list-item>
          <text:p text:style-name="P14"><text:span text:style-name="Základní_20_text"><text:span text:style-name="T24">I </text:span></text:span><text:span text:style-name="Základní_20_text"><text:span text:style-name="T25">= </text:span></text:span><text:span text:style-name="Základní_20_text"><text:span text:style-name="T24">K</text:span></text:span><text:span text:style-name="Základní_20_text"><text:span text:style-name="T25">[</text:span></text:span><text:span text:style-name="Základní_20_text"><text:span text:style-name="T24">x</text:span></text:span><text:span text:style-name="Základní_20_text"><text:span text:style-name="T25">] (</text:span></text:span><text:span text:style-name="Základní_20_text"><text:span text:style-name="T24">K </text:span></text:span><text:span text:style-name="Základní_20_text"><text:span text:style-name="T25">pole): </text:span></text:span><text:span text:style-name="Základní_20_text"><text:span text:style-name="T24">E</text:span></text:span><text:span text:style-name="Základní_20_text"><text:span text:style-name="T25">(</text:span></text:span><text:span text:style-name="Základní_20_text"><text:span text:style-name="T24">I</text:span></text:span><text:span text:style-name="Základní_20_text"><text:span text:style-name="T25">) = </text:span></text:span><text:span text:style-name="Základní_20_text"><text:span text:style-name="T24">K </text:span></text:span><text:span text:style-name="Základní_20_text"><text:span text:style-name="T27">\ {</text:span></text:span><text:span text:style-name="Základní_20_text"><text:span text:style-name="T25">0</text:span></text:span><text:span text:style-name="Základní_20_text"><text:span text:style-name="T27">} </text:span></text:span><text:span text:style-name="Základní_20_text"><text:span text:style-name="T25">(jelikož grad </text:span></text:span><text:span text:style-name="Základní_20_text"><text:span text:style-name="T24">p</text:span></text:span><text:span text:style-name="Základní_20_text"><text:span text:style-name="T25">(</text:span></text:span><text:span text:style-name="Základní_20_text"><text:span text:style-name="T24">x</text:span></text:span><text:span text:style-name="Základní_20_text"><text:span text:style-name="T25">)</text:span></text:span><text:span text:style-name="Základní_20_text"><text:span text:style-name="T24">q</text:span></text:span><text:span text:style-name="Základní_20_text"><text:span text:style-name="T25">(</text:span></text:span><text:span text:style-name="Základní_20_text"><text:span text:style-name="T24">x</text:span></text:span><text:span text:style-name="Základní_20_text"><text:span text:style-name="T25">) = grad </text:span></text:span><text:span text:style-name="Základní_20_text"><text:span text:style-name="T24">p</text:span></text:span><text:span text:style-name="Základní_20_text"><text:span text:style-name="T25">(</text:span></text:span><text:span text:style-name="Základní_20_text"><text:span text:style-name="T24">x</text:span></text:span><text:span text:style-name="Základní_20_text"><text:span text:style-name="T25">) + grad </text:span></text:span><text:span text:style-name="Základní_20_text"><text:span text:style-name="T24">q</text:span></text:span><text:span text:style-name="Základní_20_text"><text:span text:style-name="T25">(</text:span></text:span><text:span text:style-name="Základní_20_text"><text:span text:style-name="T24">x</text:span></text:span><text:span text:style-name="Základní_20_text"><text:span text:style-name="T25">)), platí </text:span></text:span><text:span text:style-name="Základní_20_text"><text:span text:style-name="T24">p</text:span></text:span><text:span text:style-name="Základní_20_text"><text:span text:style-name="T25">(</text:span></text:span><text:span text:style-name="Základní_20_text"><text:span text:style-name="T24">x</text:span></text:span><text:span text:style-name="Základní_20_text"><text:span text:style-name="T25">) </text:span></text:span><text:span text:style-name="Základní_20_text"><text:span text:style-name="T27">∼ </text:span></text:span><text:span text:style-name="Základní_20_text"><text:span text:style-name="T24">q</text:span></text:span><text:span text:style-name="Základní_20_text"><text:span text:style-name="T25">(</text:span></text:span><text:span text:style-name="Základní_20_text"><text:span text:style-name="T24">x</text:span></text:span><text:span text:style-name="Základní_20_text"><text:span text:style-name="T25">) </text:span></text:span><text:span text:style-name="Základní_20_text"><text:span text:style-name="T27">⇔ ∃</text:span></text:span><text:span text:style-name="Základní_20_text"><text:span text:style-name="T24">a </text:span></text:span><text:span text:style-name="Základní_20_text"><text:span text:style-name="T27">∈ </text:span></text:span><text:span text:style-name="Základní_20_text"><text:span text:style-name="T24">K </text:span></text:span><text:span text:style-name="Základní_20_text"><text:span text:style-name="T27">\ {</text:span></text:span><text:span text:style-name="Základní_20_text"><text:span text:style-name="T25">0</text:span></text:span><text:span text:style-name="Základní_20_text"><text:span text:style-name="T27">} </text:span></text:span><text:span text:style-name="Základní_20_text"><text:span text:style-name="T25">: </text:span></text:span><text:span text:style-name="Základní_20_text"><text:span text:style-name="T24">p</text:span></text:span><text:span text:style-name="Základní_20_text"><text:span text:style-name="T25">(</text:span></text:span><text:span text:style-name="Základní_20_text"><text:span text:style-name="T24">x</text:span></text:span><text:span text:style-name="Základní_20_text"><text:span text:style-name="T25">) = </text:span></text:span><text:span text:style-name="Základní_20_text"><text:span text:style-name="T24">aq</text:span></text:span><text:span text:style-name="Základní_20_text"><text:span text:style-name="T25">(</text:span></text:span><text:span text:style-name="Základní_20_text"><text:span text:style-name="T24">x</text:span></text:span><text:span text:style-name="Základní_20_text"><text:span text:style-name="T25">).</text:span></text:span></text:p>
        </text:list-item>
      </text:list>
      <text:p text:style-name="P2"><text:span text:style-name="Základní_20_text"><text:span text:style-name="T25"/></text:span></text:p>
      <text:list xml:id="list30357251" text:style-name="L5">
        <text:list-item>
          <text:p text:style-name="P15"><text:span text:style-name="Základní_20_text"><text:span text:style-name="T24">e </text:span></text:span><text:span text:style-name="Základní_20_text"><text:span text:style-name="T27">∈ </text:span></text:span><text:span text:style-name="Základní_20_text"><text:span text:style-name="T24">I </text:span></text:span><text:span text:style-name="Základní_20_text"><text:span text:style-name="T28">je jednotka oboru integrity </text:span></text:span><text:span text:style-name="Základní_20_text"><text:span text:style-name="T24">I </text:span></text:span><text:span text:style-name="Základní_20_text"><text:span text:style-name="T27">⇔ ∃</text:span></text:span><text:span text:style-name="Základní_20_text"><text:span text:style-name="T24">f </text:span></text:span><text:span text:style-name="Základní_20_text"><text:span text:style-name="T27">∈ </text:span></text:span><text:span text:style-name="Základní_20_text"><text:span text:style-name="T24">I </text:span></text:span><text:span text:style-name="Základní_20_text"><text:span text:style-name="T25">: </text:span></text:span><text:span text:style-name="Základní_20_text"><text:span text:style-name="T24">ef </text:span></text:span><text:span text:style-name="Základní_20_text"><text:span text:style-name="T25">= 1</text:span></text:span><text:span text:style-name="Základní_20_text"><text:span text:style-name="T28">.</text:span></text:span></text:p>
        </text:list-item>
        <text:list-item>
          <text:p text:style-name="P15"><text:span text:style-name="Základní_20_text"><text:span text:style-name="T56">(</text:span></text:span><text:span text:style-name="Základní_20_text"><text:span text:style-name="T59">E</text:span></text:span><text:span text:style-name="Základní_20_text"><text:span text:style-name="T56">(</text:span></text:span><text:span text:style-name="Základní_20_text"><text:span text:style-name="T59">I</text:span></text:span><text:span text:style-name="Základní_20_text"><text:span text:style-name="T56">)</text:span></text:span><text:span text:style-name="Základní_20_text"><text:span text:style-name="T59">, </text:span></text:span><text:span text:style-name="Základní_20_text"><text:span text:style-name="T58">·</text:span></text:span><text:span text:style-name="Základní_20_text"><text:span text:style-name="T56">) </text:span></text:span><text:span text:style-name="Základní_20_text"><text:span text:style-name="T55">je abelovska grupa, ktera se nazyva </text:span></text:span><text:span text:style-name="Základní_20_text"><text:span text:style-name="T48">grupa jednotek</text:span></text:span><text:span text:style-name="Základní_20_text"><text:span text:style-name="T56"> </text:span></text:span><text:span text:style-name="Základní_20_text"><text:span text:style-name="T55">oboru integrity </text:span></text:span><text:span text:style-name="Základní_20_text"><text:span text:style-name="T59">I</text:span></text:span><text:span text:style-name="Základní_20_text"><text:span text:style-name="T55">.</text:span></text:span></text:p>
        </text:list-item>
        <text:list-item>
          <text:p text:style-name="P23"><text:span text:style-name="Základní_20_text"><text:span text:style-name="T58">∼ </text:span></text:span><text:span text:style-name="Základní_20_text"><text:span text:style-name="T51">je relace kongruence na </text:span></text:span><text:span text:style-name="Základní_20_text"><text:span text:style-name="T56">(</text:span></text:span><text:span text:style-name="Základní_20_text"><text:span text:style-name="T59">I, </text:span></text:span><text:span text:style-name="Základní_20_text"><text:span text:style-name="T58">·</text:span></text:span><text:span text:style-name="Základní_20_text"><text:span text:style-name="T56">)</text:span></text:span><text:span text:style-name="Základní_20_text"><text:span text:style-name="T51">.</text:span></text:span></text:p>
        </text:list-item>
        <text:list-item>
          <text:p text:style-name="P22"><text:span text:style-name="Základní_20_text"><text:span text:style-name="T58">∀</text:span></text:span><text:span text:style-name="Základní_20_text"><text:span text:style-name="T59">a, b </text:span></text:span><text:span text:style-name="Základní_20_text"><text:span text:style-name="T58">∈ </text:span></text:span><text:span text:style-name="Základní_20_text"><text:span text:style-name="T59">I </text:span></text:span><text:span text:style-name="Základní_20_text"><text:span text:style-name="T56">: </text:span></text:span><text:span text:style-name="Základní_20_text"><text:span text:style-name="T59">a </text:span></text:span><text:span text:style-name="Základní_20_text"><text:span text:style-name="T58">∼ </text:span></text:span><text:span text:style-name="Základní_20_text"><text:span text:style-name="T59">b </text:span></text:span><text:span text:style-name="Základní_20_text"><text:span text:style-name="T58">⇔ </text:span></text:span><text:span text:style-name="Základní_20_text"><text:span text:style-name="T59">a</text:span></text:span><text:span text:style-name="Základní_20_text"><text:span text:style-name="T58">|</text:span></text:span><text:span text:style-name="Základní_20_text"><text:span text:style-name="T59">b </text:span></text:span><text:span text:style-name="Základní_20_text"><text:span text:style-name="T58">∧ </text:span></text:span><text:span text:style-name="Základní_20_text"><text:span text:style-name="T59">b</text:span></text:span><text:span text:style-name="Základní_20_text"><text:span text:style-name="T58">|</text:span></text:span><text:span text:style-name="Základní_20_text"><text:span text:style-name="T59">a</text:span></text:span><text:span text:style-name="Základní_20_text"><text:span text:style-name="T55">.</text:span></text:span></text:p>
        </text:list-item>
      </text:list>
      <text:p text:style-name="P6"><text:span text:style-name="Základní_20_text"><text:span text:style-name="T55"/></text:span></text:p>
      <text:p text:style-name="P6"><text:soft-page-break/><text:span text:style-name="Základní_20_text"><text:span text:style-name="T46">Příklad: </text:span></text:span><text:span text:style-name="Základní_20_text"><text:span text:style-name="T25">Třidy ekvivalence vzhledem k </text:span></text:span><text:span text:style-name="Základní_20_text"><text:span text:style-name="T27">∼</text:span></text:span><text:span text:style-name="Základní_20_text"><text:span text:style-name="T25">:</text:span></text:span></text:p>
      <text:list xml:id="list30342004" text:style-name="L6">
        <text:list-item>
          <text:p text:style-name="P16"><text:span text:style-name="Základní_20_text"><text:span text:style-name="T59">I </text:span></text:span><text:span text:style-name="Základní_20_text"><text:span text:style-name="T56">= </text:span></text:span><text:span text:style-name="Základní_20_text"><text:span text:style-name="T65">ℤ</text:span></text:span><text:span text:style-name="Základní_20_text"><text:span text:style-name="T56">: </text:span></text:span><text:span text:style-name="Základní_20_text"><text:span text:style-name="T58">{</text:span></text:span><text:span text:style-name="Základní_20_text"><text:span text:style-name="T56">0</text:span></text:span><text:span text:style-name="Základní_20_text"><text:span text:style-name="T58">}</text:span></text:span><text:span text:style-name="Základní_20_text"><text:span text:style-name="T56">, </text:span></text:span><text:span text:style-name="Základní_20_text"><text:span text:style-name="T58">{±</text:span></text:span><text:span text:style-name="Základní_20_text"><text:span text:style-name="T56">1</text:span></text:span><text:span text:style-name="Základní_20_text"><text:span text:style-name="T58">}</text:span></text:span><text:span text:style-name="Základní_20_text"><text:span text:style-name="T59">, </text:span></text:span><text:span text:style-name="Základní_20_text"><text:span text:style-name="T58">{±</text:span></text:span><text:span text:style-name="Základní_20_text"><text:span text:style-name="T56">2</text:span></text:span><text:span text:style-name="Základní_20_text"><text:span text:style-name="T58">}</text:span></text:span><text:span text:style-name="Základní_20_text"><text:span text:style-name="T59">, . . . , </text:span></text:span><text:span text:style-name="Základní_20_text"><text:span text:style-name="T58">{±</text:span></text:span><text:span text:style-name="Základní_20_text"><text:span text:style-name="T59">n</text:span></text:span><text:span text:style-name="Základní_20_text"><text:span text:style-name="T58">}</text:span></text:span><text:span text:style-name="Základní_20_text"><text:span text:style-name="T59">, . . .</text:span></text:span><text:span text:style-name="Základní_20_text"><text:span text:style-name="T56">, </text:span></text:span><text:span text:style-name="Základní_20_text"><text:span text:style-name="T59">n </text:span></text:span><text:span text:style-name="Základní_20_text"><text:span text:style-name="T58">∈ </text:span></text:span><text:span text:style-name="Základní_20_text"><text:span text:style-name="T65">ℕ</text:span></text:span><text:span text:style-name="Základní_20_text"><text:span text:style-name="T56">.</text:span></text:span></text:p>
        </text:list-item>
        <text:list-item>
          <text:p text:style-name="P16"><text:span text:style-name="Základní_20_text"><text:span text:style-name="T59">I </text:span></text:span><text:span text:style-name="Základní_20_text"><text:span text:style-name="T56">= </text:span></text:span><text:span text:style-name="Základní_20_text"><text:span text:style-name="T59">K</text:span></text:span><text:span text:style-name="Základní_20_text"><text:span text:style-name="T56">: </text:span></text:span><text:span text:style-name="Základní_20_text"><text:span text:style-name="T58">{</text:span></text:span><text:span text:style-name="Základní_20_text"><text:span text:style-name="T56">0</text:span></text:span><text:span text:style-name="Základní_20_text"><text:span text:style-name="T58">}</text:span></text:span><text:span text:style-name="Základní_20_text"><text:span text:style-name="T59">,K </text:span></text:span><text:span text:style-name="Základní_20_text"><text:span text:style-name="T58">\ {</text:span></text:span><text:span text:style-name="Základní_20_text"><text:span text:style-name="T56">0</text:span></text:span><text:span text:style-name="Základní_20_text"><text:span text:style-name="T58">}</text:span></text:span><text:span text:style-name="Základní_20_text"><text:span text:style-name="T56">.</text:span></text:span></text:p>
        </text:list-item>
        <text:list-item>
          <text:p text:style-name="P24"><text:span text:style-name="Základní_20_text"><text:span text:style-name="T59">I </text:span></text:span><text:span text:style-name="Základní_20_text"><text:span text:style-name="T56">= </text:span></text:span><text:span text:style-name="Základní_20_text"><text:span text:style-name="T59">K</text:span></text:span><text:span text:style-name="Základní_20_text"><text:span text:style-name="T56">[</text:span></text:span><text:span text:style-name="Základní_20_text"><text:span text:style-name="T59">x</text:span></text:span><text:span text:style-name="Základní_20_text"><text:span text:style-name="T56">]: </text:span></text:span><text:span text:style-name="Základní_20_text"><text:span text:style-name="T58">{</text:span></text:span><text:span text:style-name="Základní_20_text"><text:span text:style-name="T56">0</text:span></text:span><text:span text:style-name="Základní_20_text"><text:span text:style-name="T58">}</text:span></text:span><text:span text:style-name="Základní_20_text"><text:span text:style-name="T56">, </text:span></text:span><text:span text:style-name="Základní_20_text"><text:span text:style-name="T58">{</text:span></text:span><text:span text:style-name="Základní_20_text"><text:span text:style-name="T59">a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</text:span></text:span><text:span text:style-name="Základní_20_text"><text:span text:style-name="T58">| </text:span></text:span><text:span text:style-name="Základní_20_text"><text:span text:style-name="T59">a </text:span></text:span><text:span text:style-name="Základní_20_text"><text:span text:style-name="T58">∈ </text:span></text:span><text:span text:style-name="Základní_20_text"><text:span text:style-name="T59">K </text:span></text:span><text:span text:style-name="Základní_20_text"><text:span text:style-name="T58">\ {</text:span></text:span><text:span text:style-name="Základní_20_text"><text:span text:style-name="T56">0</text:span></text:span><text:span text:style-name="Základní_20_text"><text:span text:style-name="T58">}</text:span></text:span><text:span text:style-name="Základní_20_text"><text:span text:style-name="T59">, 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</text:span></text:span><text:span text:style-name="Základní_20_text"><text:span text:style-name="T55">normovaný</text:span></text:span><text:span text:style-name="Základní_20_text"><text:span text:style-name="T58">}</text:span></text:span><text:span text:style-name="Základní_20_text"><text:span text:style-name="T56">.</text:span></text:span></text:p>
        </text:list-item>
      </text:list>
      <text:p text:style-name="P6"><text:span text:style-name="Základní_20_text"><text:span text:style-name="T56"/></text:span></text:p>
      <text:p text:style-name="P6"><text:span text:style-name="Základní_20_text"><text:span text:style-name="T56">Buď (</text:span></text:span><text:span text:style-name="Základní_20_text"><text:span text:style-name="T59">I,</text:span></text:span><text:span text:style-name="Základní_20_text"><text:span text:style-name="T56">+</text:span></text:span><text:span text:style-name="Základní_20_text"><text:span text:style-name="T59">, </text:span></text:span><text:span text:style-name="Základní_20_text"><text:span text:style-name="T56">0</text:span></text:span><text:span text:style-name="Základní_20_text"><text:span text:style-name="T59">,</text:span></text:span><text:span text:style-name="Základní_20_text"><text:span text:style-name="T58">−</text:span></text:span><text:span text:style-name="Základní_20_text"><text:span text:style-name="T59">, </text:span></text:span><text:span text:style-name="Základní_20_text"><text:span text:style-name="T58">·</text:span></text:span><text:span text:style-name="Základní_20_text"><text:span text:style-name="T59">, </text:span></text:span><text:span text:style-name="Základní_20_text"><text:span text:style-name="T56">1) obor integrity, </text:span></text:span><text:span text:style-name="Základní_20_text"><text:span text:style-name="T59">a </text:span></text:span><text:span text:style-name="Základní_20_text"><text:span text:style-name="T58">∈ </text:span></text:span><text:span text:style-name="Základní_20_text"><text:span text:style-name="T59">I</text:span></text:span><text:span text:style-name="Základní_20_text"><text:span text:style-name="T56">.</text:span></text:span></text:p>
      <text:p text:style-name="P3"><text:span text:style-name="Základní_20_text"><text:span text:style-name="T46">Triviální dělitelé</text:span></text:span><text:span text:style-name="Základní_20_text"><text:span text:style-name="T55"> prvku </text:span></text:span><text:span text:style-name="Základní_20_text"><text:span text:style-name="T59">a</text:span></text:span><text:span text:style-name="Základní_20_text"><text:span text:style-name="T55">: </text:span></text:span><text:span text:style-name="Základní_20_text"><text:span text:style-name="T51">jsou všechna </text:span></text:span><text:span text:style-name="Základní_20_text"><text:span text:style-name="T59">e </text:span></text:span><text:span text:style-name="Základní_20_text"><text:span text:style-name="T58">∈ </text:span></text:span><text:span text:style-name="Základní_20_text"><text:span text:style-name="T59">E</text:span></text:span><text:span text:style-name="Základní_20_text"><text:span text:style-name="T51">(</text:span></text:span><text:span text:style-name="Základní_20_text"><text:span text:style-name="T59">I</text:span></text:span><text:span text:style-name="Základní_20_text"><text:span text:style-name="T51">) a všechna </text:span></text:span><text:span text:style-name="Základní_20_text"><text:span text:style-name="T59">b </text:span></text:span><text:span text:style-name="Základní_20_text"><text:span text:style-name="T51">taková, že </text:span></text:span><text:span text:style-name="Základní_20_text"><text:span text:style-name="T59">b </text:span></text:span><text:span text:style-name="Základní_20_text"><text:span text:style-name="T58">∼ </text:span></text:span><text:span text:style-name="Základní_20_text"><text:span text:style-name="T59">a</text:span></text:span><text:span text:style-name="Základní_20_text"><text:span text:style-name="T51">.</text:span></text:span></text:p>
      <text:p text:style-name="P6"><text:span text:style-name="Základní_20_text"><text:span text:style-name="T46">Vlastní dělitel</text:span></text:span><text:span text:style-name="Základní_20_text"><text:span text:style-name="T55"> prvku </text:span></text:span><text:span text:style-name="Základní_20_text"><text:span text:style-name="T59">a</text:span></text:span><text:span text:style-name="Základní_20_text"><text:span text:style-name="T55">: </text:span></text:span><text:span text:style-name="Základní_20_text"><text:span text:style-name="T56">všechna </text:span></text:span><text:span text:style-name="Základní_20_text"><text:span text:style-name="T59">b </text:span></text:span><text:span text:style-name="Základní_20_text"><text:span text:style-name="T56">taková, že </text:span></text:span><text:span text:style-name="Základní_20_text"><text:span text:style-name="T59">b</text:span></text:span><text:span text:style-name="Základní_20_text"><text:span text:style-name="T58">|</text:span></text:span><text:span text:style-name="Základní_20_text"><text:span text:style-name="T59">a</text:span></text:span><text:span text:style-name="Základní_20_text"><text:span text:style-name="T56">, </text:span></text:span><text:span text:style-name="Základní_20_text"><text:span text:style-name="T59">b </text:span></text:span><text:span text:style-name="Základní_20_text"><text:span text:style-name="T60">∉</text:span></text:span><text:span text:style-name="Základní_20_text"><text:span text:style-name="T58"> </text:span></text:span><text:span text:style-name="Základní_20_text"><text:span text:style-name="T59">E</text:span></text:span><text:span text:style-name="Základní_20_text"><text:span text:style-name="T56">(</text:span></text:span><text:span text:style-name="Základní_20_text"><text:span text:style-name="T59">I</text:span></text:span><text:span text:style-name="Základní_20_text"><text:span text:style-name="T56">) a </text:span></text:span><text:span text:style-name="Základní_20_text"><text:span text:style-name="T59">b </text:span></text:span><text:span text:style-name="Základní_20_text"><text:span text:style-name="T60">≁</text:span></text:span><text:span text:style-name="Základní_20_text"><text:span text:style-name="T58"> </text:span></text:span><text:span text:style-name="Základní_20_text"><text:span text:style-name="T59">a</text:span></text:span><text:span text:style-name="Základní_20_text"><text:span text:style-name="T56">.</text:span></text:span></text:p>
      <text:p text:style-name="P6"><text:span text:style-name="Základní_20_text"><text:span text:style-name="T56"/></text:span></text:p>
      <text:p text:style-name="P6"><text:span text:style-name="Základní_20_text"><text:span text:style-name="T56">Prvek </text:span></text:span><text:span text:style-name="Základní_20_text"><text:span text:style-name="T59">a </text:span></text:span><text:span text:style-name="Základní_20_text"><text:span text:style-name="T58">∈ </text:span></text:span><text:span text:style-name="Základní_20_text"><text:span text:style-name="T59">I </text:span></text:span><text:span text:style-name="Základní_20_text"><text:span text:style-name="T58">\ </text:span></text:span><text:span text:style-name="Základní_20_text"><text:span text:style-name="T59">E</text:span></text:span><text:span text:style-name="Základní_20_text"><text:span text:style-name="T56">(</text:span></text:span><text:span text:style-name="Základní_20_text"><text:span text:style-name="T59">I</text:span></text:span><text:span text:style-name="Základní_20_text"><text:span text:style-name="T56">), </text:span></text:span><text:span text:style-name="Základní_20_text"><text:span text:style-name="T59">a </text:span></text:span><text:span text:style-name="Základní_20_text"><text:span text:style-name="T26">≠</text:span></text:span><text:span text:style-name="Základní_20_text"><text:span text:style-name="T56"> 0, se nazývá </text:span></text:span><text:span text:style-name="Základní_20_text"><text:span text:style-name="T46">ireducibilní</text:span></text:span><text:span text:style-name="Základní_20_text"><text:span text:style-name="T55"> prvek </text:span></text:span><text:span text:style-name="Základní_20_text"><text:span text:style-name="T56">:</text:span></text:span><text:span text:style-name="Základní_20_text"><text:span text:style-name="T58">⇔ </text:span></text:span><text:span text:style-name="Základní_20_text"><text:span text:style-name="T59">a </text:span></text:span><text:span text:style-name="Základní_20_text"><text:span text:style-name="T56">má pouze triviální dělitele.</text:span></text:span></text:p>
      <text:p text:style-name="P2"><text:span text:style-name="Základní_20_text"><text:span text:style-name="T25"/></text:span></text:p>
      <text:p text:style-name="P2"><text:span text:style-name="Základní_20_text"><text:span text:style-name="T49">Přiklady:</text:span></text:span></text:p>
      <text:list xml:id="list30345416" text:style-name="L7">
        <text:list-item>
          <text:p text:style-name="P17"><text:span text:style-name="Základní_20_text"><text:span text:style-name="T24">I </text:span></text:span><text:span text:style-name="Základní_20_text"><text:span text:style-name="T25">= </text:span></text:span><text:span text:style-name="Základní_20_text"><text:span text:style-name="T30">ℤ</text:span></text:span><text:span text:style-name="Základní_20_text"><text:span text:style-name="T25">: </text:span></text:span><text:span text:style-name="Základní_20_text"><text:span text:style-name="T24">a </text:span></text:span><text:span text:style-name="Základní_20_text"><text:span text:style-name="T27">∈ </text:span></text:span><text:span text:style-name="Základní_20_text"><text:span text:style-name="T24">I </text:span></text:span><text:span text:style-name="Základní_20_text"><text:span text:style-name="T25">je ireducibilní prvek </text:span></text:span><text:span text:style-name="Základní_20_text"><text:span text:style-name="T27">⇔ </text:span></text:span><text:span text:style-name="Základní_20_text"><text:span text:style-name="T24">a </text:span></text:span><text:span text:style-name="Základní_20_text"><text:span text:style-name="T25">= </text:span></text:span><text:span text:style-name="Základní_20_text"><text:span text:style-name="T27">±</text:span></text:span><text:span text:style-name="Základní_20_text"><text:span text:style-name="T24">p</text:span></text:span><text:span text:style-name="Základní_20_text"><text:span text:style-name="T25">, </text:span></text:span><text:span text:style-name="Základní_20_text"><text:span text:style-name="T24">p </text:span></text:span><text:span text:style-name="Základní_20_text"><text:span text:style-name="T25">prvočíslo.</text:span></text:span></text:p>
        </text:list-item>
        <text:list-item>
          <text:p text:style-name="P17"><text:span text:style-name="Základní_20_text"><text:span text:style-name="T59">I </text:span></text:span><text:span text:style-name="Základní_20_text"><text:span text:style-name="T56">= </text:span></text:span><text:span text:style-name="Základní_20_text"><text:span text:style-name="T59">K</text:span></text:span><text:span text:style-name="Základní_20_text"><text:span text:style-name="T56">[</text:span></text:span><text:span text:style-name="Základní_20_text"><text:span text:style-name="T59">x</text:span></text:span><text:span text:style-name="Základní_20_text"><text:span text:style-name="T56">] (</text:span></text:span><text:span text:style-name="Základní_20_text"><text:span text:style-name="T59">K </text:span></text:span><text:span text:style-name="Základní_20_text"><text:span text:style-name="T56">Pole): Ireducibilní prvky se nazývají </text:span></text:span><text:span text:style-name="Základní_20_text"><text:span text:style-name="T55">ireducibilní polynomy</text:span></text:span><text:span text:style-name="Základní_20_text"><text:span text:style-name="T56">. Např. Lineární polynom </text:span></text:span><text:span text:style-name="Základní_20_text"><text:span text:style-name="T59">ax </text:span></text:span><text:span text:style-name="Základní_20_text"><text:span text:style-name="T56">+ </text:span></text:span><text:span text:style-name="Základní_20_text"><text:span text:style-name="T59">b</text:span></text:span><text:span text:style-name="Základní_20_text"><text:span text:style-name="T56">, </text:span></text:span><text:span text:style-name="Základní_20_text"><text:span text:style-name="T59">a </text:span></text:span><text:span text:style-name="Základní_20_text"><text:span text:style-name="T26">≠</text:span></text:span><text:span text:style-name="Základní_20_text"><text:span text:style-name="T56"> 0 je vždy ireducibilní prvek. V algebraicky uzavřeném poli je každý ireducibilní polynom take lineární.</text:span></text:span></text:p>
        </text:list-item>
        <text:list-item>
          <text:p text:style-name="P17"><text:span text:style-name="Základní_20_text"><text:span text:style-name="T59">I </text:span></text:span><text:span text:style-name="Základní_20_text"><text:span text:style-name="T56">= </text:span></text:span><text:span text:style-name="Základní_20_text"><text:span text:style-name="T60">ℝ</text:span></text:span><text:span text:style-name="Základní_20_text"><text:span text:style-name="T56">[</text:span></text:span><text:span text:style-name="Základní_20_text"><text:span text:style-name="T59">x</text:span></text:span><text:span text:style-name="Základní_20_text"><text:span text:style-name="T56">]: ireducibilní prvky jsou zde všechny lineárni polynomy a polynomy </text:span></text:span><text:span text:style-name="Základní_20_text"><text:span text:style-name="T59">ax</text:span></text:span><text:span text:style-name="Základní_20_text"><text:span text:style-name="T41">2</text:span></text:span><text:span text:style-name="Základní_20_text"><text:span text:style-name="T56">+</text:span></text:span><text:span text:style-name="Základní_20_text"><text:span text:style-name="T59">bx</text:span></text:span><text:span text:style-name="Základní_20_text"><text:span text:style-name="T56">+</text:span></text:span><text:span text:style-name="Základní_20_text"><text:span text:style-name="T59">c</text:span></text:span><text:span text:style-name="Základní_20_text"><text:span text:style-name="T56">, kde </text:span></text:span><text:span text:style-name="Základní_20_text"><text:span text:style-name="T59">a </text:span></text:span><text:span text:style-name="Základní_20_text"><text:span text:style-name="T26">≠</text:span></text:span><text:span text:style-name="Základní_20_text"><text:span text:style-name="T56"> 0 a </text:span></text:span><text:span text:style-name="Základní_20_text"><text:span text:style-name="T59">b</text:span></text:span><text:span text:style-name="Základní_20_text"><text:span text:style-name="T41">2</text:span></text:span><text:span text:style-name="Základní_20_text"><text:span text:style-name="T50"> </text:span></text:span><text:span text:style-name="Základní_20_text"><text:span text:style-name="T58">− </text:span></text:span><text:span text:style-name="Základní_20_text"><text:span text:style-name="T56">4</text:span></text:span><text:span text:style-name="Základní_20_text"><text:span text:style-name="T59">ac &lt; </text:span></text:span><text:span text:style-name="Základní_20_text"><text:span text:style-name="T56">0. (Ze základní věty algebry plyne, že žádné jiné neexistují.)</text:span></text:span></text:p>
        </text:list-item>
        <text:list-item>
          <text:p text:style-name="P17"><text:span text:style-name="Základní_20_text"><text:span text:style-name="T59">I </text:span></text:span><text:span text:style-name="Základní_20_text"><text:span text:style-name="T56">= </text:span></text:span><text:span text:style-name="Základní_20_text"><text:span text:style-name="T59">K</text:span></text:span><text:span text:style-name="Základní_20_text"><text:span text:style-name="T56">[</text:span></text:span><text:span text:style-name="Základní_20_text"><text:span text:style-name="T59">x</text:span></text:span><text:span text:style-name="Základní_20_text"><text:span text:style-name="T56">], </text:span></text:span><text:span text:style-name="Základní_20_text"><text:span text:style-name="T59">K </text:span></text:span><text:span text:style-name="Základní_20_text"><text:span text:style-name="T56">konečné pole: ke každému </text:span></text:span><text:span text:style-name="Základní_20_text"><text:span text:style-name="T59">n </text:span></text:span><text:span text:style-name="Základní_20_text"><text:span text:style-name="T58">∈ </text:span></text:span><text:span text:style-name="Základní_20_text"><text:span text:style-name="T64">N </text:span></text:span><text:span text:style-name="Základní_20_text"><text:span text:style-name="T56">existuje polynom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</text:span></text:span><text:span text:style-name="Základní_20_text"><text:span text:style-name="T58">∈ </text:span></text:span><text:span text:style-name="Základní_20_text"><text:span text:style-name="T59">K</text:span></text:span><text:span text:style-name="Základní_20_text"><text:span text:style-name="T56">[</text:span></text:span><text:span text:style-name="Základní_20_text"><text:span text:style-name="T59">x</text:span></text:span><text:span text:style-name="Základní_20_text"><text:span text:style-name="T56">] takový, že grad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= </text:span></text:span><text:span text:style-name="Základní_20_text"><text:span text:style-name="T59">n </text:span></text:span><text:span text:style-name="Základní_20_text"><text:span text:style-name="T56">a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je ireducibilní prvek.</text:span></text:span></text:p>
        </text:list-item>
      </text:list>
      <text:p text:style-name="P2"><text:span text:style-name="Základní_20_text"><text:span text:style-name="T25"/></text:span></text:p>
      <text:p text:style-name="P2"><text:span text:style-name="Základní_20_text"><text:span text:style-name="T24">p </text:span></text:span><text:span text:style-name="Základní_20_text"><text:span text:style-name="T27">∈ </text:span></text:span><text:span text:style-name="Základní_20_text"><text:span text:style-name="T24">I </text:span></text:span><text:span text:style-name="Základní_20_text"><text:span text:style-name="T27">\ </text:span></text:span><text:span text:style-name="Základní_20_text"><text:span text:style-name="T24">E</text:span></text:span><text:span text:style-name="Základní_20_text"><text:span text:style-name="T25">(</text:span></text:span><text:span text:style-name="Základní_20_text"><text:span text:style-name="T24">I</text:span></text:span><text:span text:style-name="Základní_20_text"><text:span text:style-name="T25">), </text:span></text:span><text:span text:style-name="Základní_20_text"><text:span text:style-name="T24">p </text:span></text:span><text:span text:style-name="Základní_20_text"><text:span text:style-name="T26">≠</text:span></text:span><text:span text:style-name="Základní_20_text"><text:span text:style-name="T25"> 0, se nazývá </text:span></text:span><text:span text:style-name="Základní_20_text"><text:span text:style-name="T46">prvočinitel</text:span></text:span><text:span text:style-name="Základní_20_text"><text:span text:style-name="T28"> </text:span></text:span><text:span text:style-name="Základní_20_text"><text:span text:style-name="T25">:</text:span></text:span><text:span text:style-name="Základní_20_text"><text:span text:style-name="T27">⇔ </text:span></text:span><text:span text:style-name="Základní_20_text"><text:span text:style-name="T24">p</text:span></text:span><text:span text:style-name="Základní_20_text"><text:span text:style-name="T27">|</text:span></text:span><text:span text:style-name="Základní_20_text"><text:span text:style-name="T24">ab </text:span></text:span><text:span text:style-name="Základní_20_text"><text:span text:style-name="T27">⇒ </text:span></text:span><text:span text:style-name="Základní_20_text"><text:span text:style-name="T24">p</text:span></text:span><text:span text:style-name="Základní_20_text"><text:span text:style-name="T27">|</text:span></text:span><text:span text:style-name="Základní_20_text"><text:span text:style-name="T24">a </text:span></text:span><text:span text:style-name="Základní_20_text"><text:span text:style-name="T27">∨ </text:span></text:span><text:span text:style-name="Základní_20_text"><text:span text:style-name="T24">p</text:span></text:span><text:span text:style-name="Základní_20_text"><text:span text:style-name="T27">|</text:span></text:span><text:span text:style-name="Základní_20_text"><text:span text:style-name="T24">b</text:span></text:span><text:span text:style-name="Základní_20_text"><text:span text:style-name="T25">.</text:span></text:span></text:p>
      <text:p text:style-name="P2"><text:span text:style-name="Základní_20_text"><text:span text:style-name="T25"/></text:span></text:p>
      <text:p text:style-name="P2"><text:span text:style-name="Podnadpis"><text:span text:style-name="T57">Gaussovy okruhy</text:span></text:span></text:p>
      <text:p text:style-name="P6"><text:span text:style-name="Základní_20_text"><text:span text:style-name="T56"/></text:span></text:p>
      <text:p text:style-name="P6"><text:span text:style-name="Základní_20_text"><text:span text:style-name="T56">Obor integrity </text:span></text:span><text:span text:style-name="Základní_20_text"><text:span text:style-name="T59">I </text:span></text:span><text:span text:style-name="Základní_20_text"><text:span text:style-name="T56">se nazýva </text:span></text:span><text:span text:style-name="Základní_20_text"><text:span text:style-name="T55">Gaussův okruh </text:span></text:span><text:span text:style-name="Základní_20_text"><text:span text:style-name="T56">:</text:span></text:span><text:span text:style-name="Základní_20_text"><text:span text:style-name="T58">⇔ </text:span></text:span><text:span text:style-name="Základní_20_text"><text:span text:style-name="T56">Ke každému prvku </text:span></text:span><text:span text:style-name="Základní_20_text"><text:span text:style-name="T59">a </text:span></text:span><text:span text:style-name="Základní_20_text"><text:span text:style-name="T58">∈ </text:span></text:span><text:span text:style-name="Základní_20_text"><text:span text:style-name="T59">I </text:span></text:span><text:span text:style-name="Základní_20_text"><text:span text:style-name="T58">\</text:span></text:span><text:span text:style-name="Základní_20_text"><text:span text:style-name="T59">E</text:span></text:span><text:span text:style-name="Základní_20_text"><text:span text:style-name="T56">(</text:span></text:span><text:span text:style-name="Základní_20_text"><text:span text:style-name="T59">I</text:span></text:span><text:span text:style-name="Základní_20_text"><text:span text:style-name="T56">), </text:span></text:span><text:span text:style-name="Základní_20_text"><text:span text:style-name="T59">a </text:span></text:span><text:span text:style-name="Základní_20_text"><text:span text:style-name="T26">≠</text:span></text:span><text:span text:style-name="Základní_20_text"><text:span text:style-name="T56"> 0, existují prvočinitelé </text:span></text:span><text:span text:style-name="Základní_20_text"><text:span text:style-name="T59">p</text:span></text:span><text:span text:style-name="Základní_20_text"><text:span text:style-name="T31">1</text:span></text:span><text:span text:style-name="Základní_20_text"><text:span text:style-name="T59">, ... , p</text:span></text:span><text:span text:style-name="Základní_20_text"><text:span text:style-name="T34">r</text:span></text:span><text:span text:style-name="Základní_20_text"><text:span text:style-name="T66"> </text:span></text:span><text:span text:style-name="Základní_20_text"><text:span text:style-name="T56">tak, že platí že </text:span></text:span><text:span text:style-name="Základní_20_text"><text:span text:style-name="T59">a </text:span></text:span><text:span text:style-name="Základní_20_text"><text:span text:style-name="T56">= </text:span></text:span><text:span text:style-name="Základní_20_text"><text:span text:style-name="T59">p</text:span></text:span><text:span text:style-name="Základní_20_text"><text:span text:style-name="T31">1</text:span></text:span><text:span text:style-name="Základní_20_text"><text:span text:style-name="T50"> ...</text:span></text:span><text:span text:style-name="Základní_20_text"><text:span text:style-name="T58"> </text:span></text:span><text:span text:style-name="Základní_20_text"><text:span text:style-name="T59">p</text:span></text:span><text:span text:style-name="Základní_20_text"><text:span text:style-name="T34">r</text:span></text:span><text:span text:style-name="Základní_20_text"><text:span text:style-name="T56">.</text:span></text:span></text:p>
      <text:p text:style-name="P6"><text:span text:style-name="Základní_20_text"><text:span text:style-name="T56"/></text:span></text:p>
      <text:p text:style-name="P6"><text:span text:style-name="Základní_20_text"><text:span text:style-name="T46">Jednoznačnost rozkladu na prvočinitele:</text:span></text:span><text:span text:style-name="Základní_20_text"><text:span text:style-name="T55"> Buď </text:span></text:span><text:span text:style-name="Základní_20_text"><text:span text:style-name="T59">I </text:span></text:span><text:span text:style-name="Základní_20_text"><text:span text:style-name="T55">Gaussův okruh, </text:span></text:span><text:span text:style-name="Základní_20_text"><text:span text:style-name="T59">a </text:span></text:span><text:span text:style-name="Základní_20_text"><text:span text:style-name="T58">∈ </text:span></text:span><text:span text:style-name="Základní_20_text"><text:span text:style-name="T59">I </text:span></text:span><text:span text:style-name="Základní_20_text"><text:span text:style-name="T58">\ </text:span></text:span><text:span text:style-name="Základní_20_text"><text:span text:style-name="T59">E</text:span></text:span><text:span text:style-name="Základní_20_text"><text:span text:style-name="T56">(</text:span></text:span><text:span text:style-name="Základní_20_text"><text:span text:style-name="T59">I</text:span></text:span><text:span text:style-name="Základní_20_text"><text:span text:style-name="T56">)</text:span></text:span><text:span text:style-name="Základní_20_text"><text:span text:style-name="T55">, </text:span></text:span><text:span text:style-name="Základní_20_text"><text:span text:style-name="T59">a </text:span></text:span><text:span text:style-name="Základní_20_text"><text:span text:style-name="T26">≠</text:span></text:span><text:span text:style-name="Základní_20_text"><text:span text:style-name="T56"> 0</text:span></text:span><text:span text:style-name="Základní_20_text"><text:span text:style-name="T55">, </text:span></text:span><text:span text:style-name="Základní_20_text"><text:span text:style-name="T59">a </text:span></text:span><text:span text:style-name="Základní_20_text"><text:span text:style-name="T56">= </text:span></text:span><text:span text:style-name="Základní_20_text"><text:span text:style-name="T59">p</text:span></text:span><text:span text:style-name="Základní_20_text"><text:span text:style-name="T41">(1)</text:span></text:span><text:span text:style-name="Základní_20_text"><text:span text:style-name="T31">1</text:span></text:span><text:span text:style-name="Základní_20_text"><text:span text:style-name="T50"> ...</text:span></text:span><text:span text:style-name="Základní_20_text"><text:span text:style-name="T58"> </text:span></text:span><text:span text:style-name="Základní_20_text"><text:span text:style-name="T59">p</text:span></text:span><text:span text:style-name="Základní_20_text"><text:span text:style-name="T41">(1)</text:span></text:span><text:span text:style-name="Základní_20_text"><text:span text:style-name="T34">r</text:span></text:span><text:span text:style-name="Základní_20_text"><text:span text:style-name="T36">1</text:span></text:span><text:span text:style-name="Základní_20_text"><text:span text:style-name="T70"> </text:span></text:span><text:span text:style-name="Základní_20_text"><text:span text:style-name="T56">= </text:span></text:span><text:span text:style-name="Základní_20_text"><text:span text:style-name="T59">p</text:span></text:span><text:span text:style-name="Základní_20_text"><text:span text:style-name="T41">(2)</text:span></text:span><text:span text:style-name="Základní_20_text"><text:span text:style-name="T31">1</text:span></text:span><text:span text:style-name="Základní_20_text"><text:span text:style-name="T50"> ...</text:span></text:span><text:span text:style-name="Základní_20_text"><text:span text:style-name="T58"> </text:span></text:span><text:span text:style-name="Základní_20_text"><text:span text:style-name="T59">p</text:span></text:span><text:span text:style-name="Základní_20_text"><text:span text:style-name="T41">(2)</text:span></text:span><text:span text:style-name="Základní_20_text"><text:span text:style-name="T34">r</text:span></text:span><text:span text:style-name="Základní_20_text"><text:span text:style-name="T36">2</text:span></text:span><text:span text:style-name="Základní_20_text"><text:span text:style-name="T70"> </text:span></text:span><text:span text:style-name="Základní_20_text"><text:span text:style-name="T55">, kde </text:span></text:span><text:span text:style-name="Základní_20_text"><text:span text:style-name="T59">p</text:span></text:span><text:span text:style-name="Základní_20_text"><text:span text:style-name="T41">(1)</text:span></text:span><text:span text:style-name="Základní_20_text"><text:span text:style-name="T34">i</text:span></text:span><text:span text:style-name="Základní_20_text"><text:span text:style-name="T66"> </text:span></text:span><text:span text:style-name="Základní_20_text"><text:span text:style-name="T59">, p</text:span></text:span><text:span text:style-name="Základní_20_text"><text:span text:style-name="T41">(2)</text:span></text:span><text:span text:style-name="Základní_20_text"><text:span text:style-name="T34">j</text:span></text:span><text:span text:style-name="Základní_20_text"><text:span text:style-name="T66"> </text:span></text:span><text:span text:style-name="Základní_20_text"><text:span text:style-name="T55">jsou prvočinitele. Potom je </text:span></text:span><text:span text:style-name="Základní_20_text"><text:span text:style-name="T59">r</text:span></text:span><text:span text:style-name="Základní_20_text"><text:span text:style-name="T31">1</text:span></text:span><text:span text:style-name="Základní_20_text"><text:span text:style-name="T50"> </text:span></text:span><text:span text:style-name="Základní_20_text"><text:span text:style-name="T56">= </text:span></text:span><text:span text:style-name="Základní_20_text"><text:span text:style-name="T59">r</text:span></text:span><text:span text:style-name="Základní_20_text"><text:span text:style-name="T31">2</text:span></text:span><text:span text:style-name="Základní_20_text"><text:span text:style-name="T50"> </text:span></text:span><text:span text:style-name="Základní_20_text"><text:span text:style-name="T56">=: </text:span></text:span><text:span text:style-name="Základní_20_text"><text:span text:style-name="T59">r </text:span></text:span><text:span text:style-name="Základní_20_text"><text:span text:style-name="T55">a existuje permutace </text:span></text:span><text:span text:style-name="Základní_20_text"><text:span text:style-name="T59">π </text:span></text:span><text:span text:style-name="Základní_20_text"><text:span text:style-name="T55">množiny </text:span></text:span><text:span text:style-name="Základní_20_text"><text:span text:style-name="T58">{</text:span></text:span><text:span text:style-name="Základní_20_text"><text:span text:style-name="T56">1</text:span></text:span><text:span text:style-name="Základní_20_text"><text:span text:style-name="T59">, … , r</text:span></text:span><text:span text:style-name="Základní_20_text"><text:span text:style-name="T58">} </text:span></text:span><text:span text:style-name="Základní_20_text"><text:span text:style-name="T55">takova, že </text:span></text:span><text:span text:style-name="Základní_20_text"><text:span text:style-name="T59">p</text:span></text:span><text:span text:style-name="Základní_20_text"><text:span text:style-name="T41">(1)</text:span></text:span><text:span text:style-name="Základní_20_text"><text:span text:style-name="T34">i</text:span></text:span><text:span text:style-name="Základní_20_text"><text:span text:style-name="T66"> </text:span></text:span><text:span text:style-name="Základní_20_text"><text:span text:style-name="T58">∼ </text:span></text:span><text:span text:style-name="Základní_20_text"><text:span text:style-name="T59">p</text:span></text:span><text:span text:style-name="Základní_20_text"><text:span text:style-name="T41">(2)</text:span></text:span><text:span text:style-name="Základní_20_text"><text:span text:style-name="T34">π</text:span></text:span><text:span text:style-name="Základní_20_text"><text:span text:style-name="T31">(</text:span></text:span><text:span text:style-name="Základní_20_text"><text:span text:style-name="T34">i</text:span></text:span><text:span text:style-name="Základní_20_text"><text:span text:style-name="T31">)</text:span></text:span><text:span text:style-name="Základní_20_text"><text:span text:style-name="T55">, </text:span></text:span><text:span text:style-name="Základní_20_text"><text:span text:style-name="T59">i </text:span></text:span><text:span text:style-name="Základní_20_text"><text:span text:style-name="T56">= 1</text:span></text:span><text:span text:style-name="Základní_20_text"><text:span text:style-name="T59">, ... , r</text:span></text:span><text:span text:style-name="Základní_20_text"><text:span text:style-name="T55">.</text:span></text:span></text:p>
      <text:p text:style-name="P6"><text:span text:style-name="Základní_20_text"><text:span text:style-name="T55"/></text:span></text:p>
      <text:p text:style-name="P6"><text:span text:style-name="Základní_20_text"><text:span text:style-name="T46">Příklad:</text:span></text:span><text:span text:style-name="Základní_20_text"><text:span text:style-name="T55"> </text:span></text:span><text:span text:style-name="Základní_20_text"><text:span text:style-name="T65">ℤ</text:span></text:span><text:span text:style-name="Základní_20_text"><text:span text:style-name="T64"> </text:span></text:span><text:span text:style-name="Základní_20_text"><text:span text:style-name="T56">a </text:span></text:span><text:span text:style-name="Základní_20_text"><text:span text:style-name="T59">K</text:span></text:span><text:span text:style-name="Základní_20_text"><text:span text:style-name="T56">[</text:span></text:span><text:span text:style-name="Základní_20_text"><text:span text:style-name="T59">x</text:span></text:span><text:span text:style-name="Základní_20_text"><text:span text:style-name="T56">] (</text:span></text:span><text:span text:style-name="Základní_20_text"><text:span text:style-name="T59">K </text:span></text:span><text:span text:style-name="Základní_20_text"><text:span text:style-name="T56">pole) jsou Gaussovy okruhy</text:span></text:span></text:p>
      <text:p text:style-name="P6"><text:span text:style-name="Základní_20_text"><text:span text:style-name="T56"/></text:span></text:p>
      <text:p text:style-name="P6"><text:span text:style-name="Základní_20_text"><text:span text:style-name="T56">Buď </text:span></text:span><text:span text:style-name="Základní_20_text"><text:span text:style-name="T59">I </text:span></text:span><text:span text:style-name="Základní_20_text"><text:span text:style-name="T56">obor integrity, </text:span></text:span><text:span text:style-name="Základní_20_text"><text:span text:style-name="T59">a</text:span></text:span><text:span text:style-name="Základní_20_text"><text:span text:style-name="T31">1</text:span></text:span><text:span text:style-name="Základní_20_text"><text:span text:style-name="T59">, ... , a</text:span></text:span><text:span text:style-name="Základní_20_text"><text:span text:style-name="T34">n</text:span></text:span><text:span text:style-name="Základní_20_text"><text:span text:style-name="T66"> </text:span></text:span><text:span text:style-name="Základní_20_text"><text:span text:style-name="T58">∈ </text:span></text:span><text:span text:style-name="Základní_20_text"><text:span text:style-name="T59">I</text:span></text:span><text:span text:style-name="Základní_20_text"><text:span text:style-name="T56">.</text:span></text:span></text:p>
      <text:list xml:id="list30358460" text:style-name="L8">
        <text:list-item>
          <text:p text:style-name="P18"><text:span text:style-name="Základní_20_text"><text:span text:style-name="T59">d </text:span></text:span><text:span text:style-name="Základní_20_text"><text:span text:style-name="T58">∈ </text:span></text:span><text:span text:style-name="Základní_20_text"><text:span text:style-name="T59">I </text:span></text:span><text:span text:style-name="Základní_20_text"><text:span text:style-name="T56">se nazývá </text:span></text:span><text:span text:style-name="Základní_20_text"><text:span text:style-name="T55">největší společný dělitel (NSD) </text:span></text:span><text:span text:style-name="Základní_20_text"><text:span text:style-name="T56">prvků </text:span></text:span><text:span text:style-name="Základní_20_text"><text:span text:style-name="T59">a</text:span></text:span><text:span text:style-name="Základní_20_text"><text:span text:style-name="T31">1</text:span></text:span><text:span text:style-name="Základní_20_text"><text:span text:style-name="T59">, ... , a</text:span></text:span><text:span text:style-name="Základní_20_text"><text:span text:style-name="T34">n</text:span></text:span><text:span text:style-name="Základní_20_text"><text:span text:style-name="T66"> </text:span></text:span><text:span text:style-name="Základní_20_text"><text:span text:style-name="T58">∈ </text:span></text:span><text:span text:style-name="Základní_20_text"><text:span text:style-name="T59">I </text:span></text:span><text:span text:style-name="Základní_20_text"><text:span text:style-name="T56">:</text:span></text:span><text:span text:style-name="Základní_20_text"><text:span text:style-name="T58">⇔ </text:span></text:span><text:span text:style-name="Základní_20_text"><text:span text:style-name="T56">(i) </text:span></text:span><text:span text:style-name="Základní_20_text"><text:span text:style-name="T59">d</text:span></text:span><text:span text:style-name="Základní_20_text"><text:span text:style-name="T58">|</text:span></text:span><text:span text:style-name="Základní_20_text"><text:span text:style-name="T59">a</text:span></text:span><text:span text:style-name="Základní_20_text"><text:span text:style-name="T34">i</text:span></text:span><text:span text:style-name="Základní_20_text"><text:span text:style-name="T56">, </text:span></text:span><text:span text:style-name="Základní_20_text"><text:span text:style-name="T59">i </text:span></text:span><text:span text:style-name="Základní_20_text"><text:span text:style-name="T56">= 1</text:span></text:span><text:span text:style-name="Základní_20_text"><text:span text:style-name="T59">, ... , n </text:span></text:span><text:span text:style-name="Základní_20_text"><text:span text:style-name="T56">a (ii) </text:span></text:span><text:span text:style-name="Základní_20_text"><text:span text:style-name="T58">∀</text:span></text:span><text:span text:style-name="Základní_20_text"><text:span text:style-name="T59">t </text:span></text:span><text:span text:style-name="Základní_20_text"><text:span text:style-name="T58">∈ </text:span></text:span><text:span text:style-name="Základní_20_text"><text:span text:style-name="T59">I </text:span></text:span><text:span text:style-name="Základní_20_text"><text:span text:style-name="T56">: </text:span></text:span><text:span text:style-name="Základní_20_text"><text:span text:style-name="T59">t</text:span></text:span><text:span text:style-name="Základní_20_text"><text:span text:style-name="T58">|</text:span></text:span><text:span text:style-name="Základní_20_text"><text:span text:style-name="T59">a</text:span></text:span><text:span text:style-name="Základní_20_text"><text:span text:style-name="T34">i</text:span></text:span><text:span text:style-name="Základní_20_text"><text:span text:style-name="T56">, </text:span></text:span><text:span text:style-name="Základní_20_text"><text:span text:style-name="T59">i </text:span></text:span><text:span text:style-name="Základní_20_text"><text:span text:style-name="T56">= 1</text:span></text:span><text:span text:style-name="Základní_20_text"><text:span text:style-name="T59">, ... , n </text:span></text:span><text:span text:style-name="Základní_20_text"><text:span text:style-name="T58">⇒ </text:span></text:span><text:span text:style-name="Základní_20_text"><text:span text:style-name="T59">t</text:span></text:span><text:span text:style-name="Základní_20_text"><text:span text:style-name="T58">|</text:span></text:span><text:span text:style-name="Základní_20_text"><text:span text:style-name="T59">d</text:span></text:span><text:span text:style-name="Základní_20_text"><text:span text:style-name="T56">.</text:span></text:span></text:p>
        </text:list-item>
        <text:list-item>
          <text:p text:style-name="P18"><text:span text:style-name="Základní_20_text"><text:span text:style-name="T59">v </text:span></text:span><text:span text:style-name="Základní_20_text"><text:span text:style-name="T58">∈ </text:span></text:span><text:span text:style-name="Základní_20_text"><text:span text:style-name="T59">I </text:span></text:span><text:span text:style-name="Základní_20_text"><text:span text:style-name="T56">se nazývá </text:span></text:span><text:span text:style-name="Základní_20_text"><text:span text:style-name="T55">nejmenší společný násobek (NSN) </text:span></text:span><text:span text:style-name="Základní_20_text"><text:span text:style-name="T56">prvků </text:span></text:span><text:span text:style-name="Základní_20_text"><text:span text:style-name="T59">a</text:span></text:span><text:span text:style-name="Základní_20_text"><text:span text:style-name="T31">1</text:span></text:span><text:span text:style-name="Základní_20_text"><text:span text:style-name="T59">, ... , a</text:span></text:span><text:span text:style-name="Základní_20_text"><text:span text:style-name="T34">n</text:span></text:span><text:span text:style-name="Základní_20_text"><text:span text:style-name="T66"> </text:span></text:span><text:span text:style-name="Základní_20_text"><text:span text:style-name="T58">∈ </text:span></text:span><text:span text:style-name="Základní_20_text"><text:span text:style-name="T59">I </text:span></text:span><text:span text:style-name="Základní_20_text"><text:span text:style-name="T56">:</text:span></text:span><text:span text:style-name="Základní_20_text"><text:span text:style-name="T58">⇔ </text:span></text:span><text:span text:style-name="Základní_20_text"><text:span text:style-name="T56">(i) </text:span></text:span><text:span text:style-name="Základní_20_text"><text:span text:style-name="T59">a</text:span></text:span><text:span text:style-name="Základní_20_text"><text:span text:style-name="T34">i</text:span></text:span><text:span text:style-name="Základní_20_text"><text:span text:style-name="T58">|</text:span></text:span><text:span text:style-name="Základní_20_text"><text:span text:style-name="T59">v</text:span></text:span><text:span text:style-name="Základní_20_text"><text:span text:style-name="T56">, <text:line-break/></text:span></text:span><text:span text:style-name="Základní_20_text"><text:span text:style-name="T59">i </text:span></text:span><text:span text:style-name="Základní_20_text"><text:span text:style-name="T56">= 1</text:span></text:span><text:span text:style-name="Základní_20_text"><text:span text:style-name="T59">, ... , n </text:span></text:span><text:span text:style-name="Základní_20_text"><text:span text:style-name="T56">a (ii) </text:span></text:span><text:span text:style-name="Základní_20_text"><text:span text:style-name="T58">∀</text:span></text:span><text:span text:style-name="Základní_20_text"><text:span text:style-name="T59">w </text:span></text:span><text:span text:style-name="Základní_20_text"><text:span text:style-name="T58">∈ </text:span></text:span><text:span text:style-name="Základní_20_text"><text:span text:style-name="T59">I </text:span></text:span><text:span text:style-name="Základní_20_text"><text:span text:style-name="T56">: </text:span></text:span><text:span text:style-name="Základní_20_text"><text:span text:style-name="T59">a</text:span></text:span><text:span text:style-name="Základní_20_text"><text:span text:style-name="T34">i</text:span></text:span><text:span text:style-name="Základní_20_text"><text:span text:style-name="T58">|</text:span></text:span><text:span text:style-name="Základní_20_text"><text:span text:style-name="T59">w</text:span></text:span><text:span text:style-name="Základní_20_text"><text:span text:style-name="T56">, </text:span></text:span><text:span text:style-name="Základní_20_text"><text:span text:style-name="T59">i </text:span></text:span><text:span text:style-name="Základní_20_text"><text:span text:style-name="T56">= 1</text:span></text:span><text:span text:style-name="Základní_20_text"><text:span text:style-name="T59">, ... , n </text:span></text:span><text:span text:style-name="Základní_20_text"><text:span text:style-name="T58">⇒ </text:span></text:span><text:span text:style-name="Základní_20_text"><text:span text:style-name="T59">v</text:span></text:span><text:span text:style-name="Základní_20_text"><text:span text:style-name="T58">|</text:span></text:span><text:span text:style-name="Základní_20_text"><text:span text:style-name="T59">w</text:span></text:span><text:span text:style-name="Základní_20_text"><text:span text:style-name="T56">.</text:span></text:span></text:p>
        </text:list-item>
      </text:list>
      <text:p text:style-name="P2"><text:span text:style-name="Základní_20_text"><text:span text:style-name="T54"/></text:span></text:p>
      <text:p text:style-name="P2"><text:span text:style-name="Základní_20_text"><text:span text:style-name="T55">V Gaussově okruhu </text:span></text:span><text:span text:style-name="Základní_20_text"><text:span text:style-name="T59">I </text:span></text:span><text:span text:style-name="Základní_20_text"><text:span text:style-name="T55">je každý ireducibilní prvek prvočinitelem.</text:span></text:span></text:p>
      <text:p text:style-name="P2"><text:span text:style-name="Podnadpis"><text:span text:style-name="T55"/></text:span></text:p>
      <text:p text:style-name="P2"><text:span text:style-name="Základní_20_text"><text:span text:style-name="T56">Uvažujme faktorovou množinu </text:span></text:span><text:span text:style-name="Základní_20_text"><text:span text:style-name="T59">I/ </text:span></text:span><text:span text:style-name="Základní_20_text"><text:span text:style-name="T58">∼</text:span></text:span><text:span text:style-name="Základní_20_text"><text:span text:style-name="T56">= </text:span></text:span><text:span text:style-name="Základní_20_text"><text:span text:style-name="T58">{</text:span></text:span><text:span text:style-name="Základní_20_text"><text:span text:style-name="T56">[</text:span></text:span><text:span text:style-name="Základní_20_text"><text:span text:style-name="T59">a</text:span></text:span><text:span text:style-name="Základní_20_text"><text:span text:style-name="T56">]</text:span></text:span><text:span text:style-name="Základní_20_text"><text:span text:style-name="T35">∼</text:span></text:span><text:span text:style-name="Základní_20_text"><text:span text:style-name="T69"> </text:span></text:span><text:span text:style-name="Základní_20_text"><text:span text:style-name="T58">| </text:span></text:span><text:span text:style-name="Základní_20_text"><text:span text:style-name="T59">a </text:span></text:span><text:span text:style-name="Základní_20_text"><text:span text:style-name="T58">∈ </text:span></text:span><text:span text:style-name="Základní_20_text"><text:span text:style-name="T59">I</text:span></text:span><text:span text:style-name="Základní_20_text"><text:span text:style-name="T58">} </text:span></text:span><text:span text:style-name="Základní_20_text"><text:span text:style-name="T56">a nechť z každe třidy rozkladu [</text:span></text:span><text:span text:style-name="Základní_20_text"><text:span text:style-name="T59">a</text:span></text:span><text:span text:style-name="Základní_20_text"><text:span text:style-name="T56">]</text:span></text:span><text:span text:style-name="Základní_20_text"><text:span text:style-name="T35">∼</text:span></text:span><text:span text:style-name="Základní_20_text"><text:span text:style-name="T69"> </text:span></text:span><text:span text:style-name="Základní_20_text"><text:span text:style-name="T56">=</text:span></text:span></text:p>
      <text:p text:style-name="P3"><text:span text:style-name="Základní_20_text"><text:span text:style-name="T58">{</text:span></text:span><text:span text:style-name="Základní_20_text"><text:span text:style-name="T59">b </text:span></text:span><text:span text:style-name="Základní_20_text"><text:span text:style-name="T58">∈ </text:span></text:span><text:span text:style-name="Základní_20_text"><text:span text:style-name="T59">I </text:span></text:span><text:span text:style-name="Základní_20_text"><text:span text:style-name="T58">| </text:span></text:span><text:span text:style-name="Základní_20_text"><text:span text:style-name="T59">b </text:span></text:span><text:span text:style-name="Základní_20_text"><text:span text:style-name="T58">∼ </text:span></text:span><text:span text:style-name="Základní_20_text"><text:span text:style-name="T59">a</text:span></text:span><text:span text:style-name="Základní_20_text"><text:span text:style-name="T58">} </text:span></text:span><text:span text:style-name="Základní_20_text"><text:span text:style-name="T51">je vybran pevny prvek </text:span></text:span><text:span text:style-name="Základní_20_text"><text:span text:style-name="T59">n</text:span></text:span><text:span text:style-name="Základní_20_text"><text:span text:style-name="T51">([</text:span></text:span><text:span text:style-name="Základní_20_text"><text:span text:style-name="T59">a</text:span></text:span><text:span text:style-name="Základní_20_text"><text:span text:style-name="T51">]</text:span></text:span><text:span text:style-name="Základní_20_text"><text:span text:style-name="T35">∼</text:span></text:span><text:span text:style-name="Základní_20_text"><text:span text:style-name="T51">) (to je možne dle tzv. axiomu vyběru, ktery</text:span></text:span></text:p>
      <text:p text:style-name="P6"><text:span text:style-name="Základní_20_text"><text:span text:style-name="T56">uživame), tj.</text:span></text:span></text:p>
      <text:p text:style-name="P6"><draw:frame draw:style-name="fr1" draw:name="obrázky6" text:anchor-type="paragraph" svg:width="4.538cm" svg:height="1.12cm" draw:z-index="5"><draw:image xlink:href="Pictures/2000000900001DA30000074F9F35616B.svm" xlink:type="simple" xlink:show="embed" xlink:actuate="onLoad"/></draw:frame><text:span text:style-name="Základní_20_text"><text:span text:style-name="T56"/></text:span></text:p>
      <text:p text:style-name="P2"><text:span text:style-name="Podnadpis"><text:span text:style-name="T55"/></text:span></text:p>
      <text:p text:style-name="P2"><text:span text:style-name="Podnadpis"><text:span text:style-name="T55"/></text:span></text:p>
      <text:p text:style-name="P2"><text:span text:style-name="Základní_20_text"><text:span text:style-name="T56"/></text:span></text:p>
      <text:p text:style-name="P2"><text:span text:style-name="Základní_20_text"><text:span text:style-name="T56"/></text:span></text:p>
      <text:p text:style-name="P2"><text:soft-page-break/><text:span text:style-name="Základní_20_text"><text:span text:style-name="T56">Prvky množiny </text:span></text:span><text:span text:style-name="Základní_20_text"><text:span text:style-name="T59">n</text:span></text:span><text:span text:style-name="Základní_20_text"><text:span text:style-name="T56">(</text:span></text:span><text:span text:style-name="Základní_20_text"><text:span text:style-name="T59">I/ </text:span></text:span><text:span text:style-name="Základní_20_text"><text:span text:style-name="T58">∼</text:span></text:span><text:span text:style-name="Základní_20_text"><text:span text:style-name="T56">) se nazývají </text:span></text:span><text:span text:style-name="Základní_20_text"><text:span text:style-name="T46">normované prvky</text:span></text:span><text:span text:style-name="Základní_20_text"><text:span text:style-name="T55"> </text:span></text:span><text:span text:style-name="Základní_20_text"><text:span text:style-name="T56">(vzhledem k </text:span></text:span><text:span text:style-name="Základní_20_text"><text:span text:style-name="T59">n</text:span></text:span><text:span text:style-name="Základní_20_text"><text:span text:style-name="T56">). </text:span></text:span></text:p>
      <text:p text:style-name="P2"><text:span text:style-name="Základní_20_text"><text:span text:style-name="T56">Každá třída [</text:span></text:span><text:span text:style-name="Základní_20_text"><text:span text:style-name="T59">a</text:span></text:span><text:span text:style-name="Základní_20_text"><text:span text:style-name="T56">]</text:span></text:span><text:span text:style-name="Základní_20_text"><text:span text:style-name="T37">∼</text:span></text:span><text:span text:style-name="Základní_20_text"><text:span text:style-name="T56">, kde </text:span></text:span><text:span text:style-name="Základní_20_text"><text:span text:style-name="T59">a </text:span></text:span><text:span text:style-name="Základní_20_text"><text:span text:style-name="T56">je prvočinitel, se skládá pouze z prvočinitelů. Prvky </text:span></text:span><text:span text:style-name="Základní_20_text"><text:span text:style-name="T59">n</text:span></text:span><text:span text:style-name="Základní_20_text"><text:span text:style-name="T56">([</text:span></text:span><text:span text:style-name="Základní_20_text"><text:span text:style-name="T59">a</text:span></text:span><text:span text:style-name="Základní_20_text"><text:span text:style-name="T56">]</text:span></text:span><text:span text:style-name="Základní_20_text"><text:span text:style-name="T35">∼</text:span></text:span><text:span text:style-name="Základní_20_text"><text:span text:style-name="T56">), kde </text:span></text:span><text:span text:style-name="Základní_20_text"><text:span text:style-name="T59">a </text:span></text:span><text:span text:style-name="Základní_20_text"><text:span text:style-name="T56">je prvočinitel, se nazývají </text:span></text:span><text:span text:style-name="Základní_20_text"><text:span text:style-name="T46">normovaní prvočinitelé</text:span></text:span><text:span text:style-name="Základní_20_text"><text:span text:style-name="T56">.</text:span></text:span></text:p>
      <text:p text:style-name="P2"><text:span text:style-name="Základní_20_text"><text:span text:style-name="T49"/></text:span></text:p>
      <text:p text:style-name="P2"><text:span text:style-name="Základní_20_text"><text:span text:style-name="T49">Přiklad:</text:span></text:span></text:p>
      <text:list xml:id="list30347848" text:style-name="L9">
        <text:list-item>
          <text:p text:style-name="P19"><text:span text:style-name="Základní_20_text"><text:span text:style-name="T59">I </text:span></text:span><text:span text:style-name="Základní_20_text"><text:span text:style-name="T56">= </text:span></text:span><text:span text:style-name="Základní_20_text"><text:span text:style-name="T65">ℤ</text:span></text:span><text:span text:style-name="Základní_20_text"><text:span text:style-name="T56">, </text:span></text:span><text:span text:style-name="Základní_20_text"><text:span text:style-name="T59">n</text:span></text:span><text:span text:style-name="Základní_20_text"><text:span text:style-name="T56">([</text:span></text:span><text:span text:style-name="Základní_20_text"><text:span text:style-name="T59">a</text:span></text:span><text:span text:style-name="Základní_20_text"><text:span text:style-name="T56">]</text:span></text:span><text:span text:style-name="Základní_20_text"><text:span text:style-name="T35">∼</text:span></text:span><text:span text:style-name="Základní_20_text"><text:span text:style-name="T56">) = </text:span></text:span><text:span text:style-name="Základní_20_text"><text:span text:style-name="T59">n</text:span></text:span><text:span text:style-name="Základní_20_text"><text:span text:style-name="T56">(</text:span></text:span><text:span text:style-name="Základní_20_text"><text:span text:style-name="T58">{±</text:span></text:span><text:span text:style-name="Základní_20_text"><text:span text:style-name="T59">a</text:span></text:span><text:span text:style-name="Základní_20_text"><text:span text:style-name="T58">}</text:span></text:span><text:span text:style-name="Základní_20_text"><text:span text:style-name="T56">) = </text:span></text:span><text:span text:style-name="Základní_20_text"><text:span text:style-name="T58">|</text:span></text:span><text:span text:style-name="Základní_20_text"><text:span text:style-name="T59">a</text:span></text:span><text:span text:style-name="Základní_20_text"><text:span text:style-name="T58">|</text:span></text:span><text:span text:style-name="Základní_20_text"><text:span text:style-name="T56">.</text:span></text:span></text:p>
        </text:list-item>
        <text:list-item>
          <text:p text:style-name="P19"><text:span text:style-name="Základní_20_text"><text:span text:style-name="T59">I </text:span></text:span><text:span text:style-name="Základní_20_text"><text:span text:style-name="T56">= </text:span></text:span><text:span text:style-name="Základní_20_text"><text:span text:style-name="T59">K</text:span></text:span><text:span text:style-name="Základní_20_text"><text:span text:style-name="T56">[</text:span></text:span><text:span text:style-name="Základní_20_text"><text:span text:style-name="T59">x</text:span></text:span><text:span text:style-name="Základní_20_text"><text:span text:style-name="T56">], </text:span></text:span><text:span text:style-name="Základní_20_text"><text:span text:style-name="T59">n</text:span></text:span><text:span text:style-name="Základní_20_text"><text:span text:style-name="T56">(</text:span></text:span><text:span text:style-name="Základní_20_text"><text:span text:style-name="T58">{</text:span></text:span><text:span text:style-name="Základní_20_text"><text:span text:style-name="T56">0</text:span></text:span><text:span text:style-name="Základní_20_text"><text:span text:style-name="T58">}</text:span></text:span><text:span text:style-name="Základní_20_text"><text:span text:style-name="T56">) = 0, </text:span></text:span><text:span text:style-name="Základní_20_text"><text:span text:style-name="T59">n</text:span></text:span><text:span text:style-name="Základní_20_text"><text:span text:style-name="T56">([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]</text:span></text:span><text:span text:style-name="Základní_20_text"><text:span text:style-name="T35">∼</text:span></text:span><text:span text:style-name="Základní_20_text"><text:span text:style-name="T56">) = </text:span></text:span><text:span text:style-name="Základní_20_text"><text:span text:style-name="T59">q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, přičemž 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= </text:span></text:span><text:span text:style-name="Základní_20_text"><text:span text:style-name="T59">a</text:span></text:span><text:span text:style-name="Základní_20_text"><text:span text:style-name="T34">n</text:span></text:span><text:span text:style-name="Základní_20_text"><text:span text:style-name="T59">x</text:span></text:span><text:span text:style-name="Základní_20_text"><text:span text:style-name="T42">n</text:span></text:span><text:span text:style-name="Základní_20_text"><text:span text:style-name="T66"> </text:span></text:span><text:span text:style-name="Základní_20_text"><text:span text:style-name="T56">+ ...</text:span></text:span><text:span text:style-name="Základní_20_text"><text:span text:style-name="T58"> </text:span></text:span><text:span text:style-name="Základní_20_text"><text:span text:style-name="T56">+ </text:span></text:span><text:span text:style-name="Základní_20_text"><text:span text:style-name="T59">a</text:span></text:span><text:span text:style-name="Základní_20_text"><text:span text:style-name="T31">1</text:span></text:span><text:span text:style-name="Základní_20_text"><text:span text:style-name="T59">x </text:span></text:span><text:span text:style-name="Základní_20_text"><text:span text:style-name="T56">+ </text:span></text:span><text:span text:style-name="Základní_20_text"><text:span text:style-name="T59">a</text:span></text:span><text:span text:style-name="Základní_20_text"><text:span text:style-name="T31">0</text:span></text:span><text:span text:style-name="Základní_20_text"><text:span text:style-name="T56">, </text:span></text:span><text:span text:style-name="Základní_20_text"><text:span text:style-name="T59">a</text:span></text:span><text:span text:style-name="Základní_20_text"><text:span text:style-name="T34">n</text:span></text:span><text:span text:style-name="Základní_20_text"><text:span text:style-name="T66"> </text:span></text:span><text:span text:style-name="Základní_20_text"><text:span text:style-name="T26">≠</text:span></text:span><text:span text:style-name="Základní_20_text"><text:span text:style-name="T56"> 0, <text:line-break/></text:span></text:span><text:span text:style-name="Základní_20_text"><text:span text:style-name="T59">q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 = (1</text:span></text:span><text:span text:style-name="Základní_20_text"><text:span text:style-name="T59">/a</text:span></text:span><text:span text:style-name="Základní_20_text"><text:span text:style-name="T34">n</text:span></text:span><text:span text:style-name="Základní_20_text"><text:span text:style-name="T56">)</text:span></text:span><text:span text:style-name="Základní_20_text"><text:span text:style-name="T59">p</text:span></text:span><text:span text:style-name="Základní_20_text"><text:span text:style-name="T56">(</text:span></text:span><text:span text:style-name="Základní_20_text"><text:span text:style-name="T59">x</text:span></text:span><text:span text:style-name="Základní_20_text"><text:span text:style-name="T56">).</text:span></text:span></text:p>
        </text:list-item>
      </text:list>
      <text:p text:style-name="P2"><text:span text:style-name="Základní_20_text"><text:span text:style-name="T56"/></text:span></text:p>
      <text:p text:style-name="P2"><text:span text:style-name="Základní_20_text"><text:span text:style-name="T55">Buď </text:span></text:span><text:span text:style-name="Základní_20_text"><text:span text:style-name="T59">I </text:span></text:span><text:span text:style-name="Základní_20_text"><text:span text:style-name="T55">Gaussův okruh, </text:span></text:span><text:span text:style-name="Základní_20_text"><text:span text:style-name="T59">a</text:span></text:span><text:span text:style-name="Základní_20_text"><text:span text:style-name="T31">1</text:span></text:span><text:span text:style-name="Základní_20_text"><text:span text:style-name="T59">, ... , a</text:span></text:span><text:span text:style-name="Základní_20_text"><text:span text:style-name="T34">n</text:span></text:span><text:span text:style-name="Základní_20_text"><text:span text:style-name="T66"> </text:span></text:span><text:span text:style-name="Základní_20_text"><text:span text:style-name="T58">∈ </text:span></text:span><text:span text:style-name="Základní_20_text"><text:span text:style-name="T59">I</text:span></text:span><text:span text:style-name="Základní_20_text"><text:span text:style-name="T55">, </text:span></text:span><text:span text:style-name="Základní_20_text"><text:span text:style-name="T59">a</text:span></text:span><text:span text:style-name="Základní_20_text"><text:span text:style-name="T34">i</text:span></text:span><text:span text:style-name="Základní_20_text"><text:span text:style-name="T66"> </text:span></text:span><text:span text:style-name="Základní_20_text"><text:span text:style-name="T60">≠</text:span></text:span><text:span text:style-name="Základní_20_text"><text:span text:style-name="T56"> 0</text:span></text:span><text:span text:style-name="Základní_20_text"><text:span text:style-name="T55">, </text:span></text:span><text:span text:style-name="Základní_20_text"><text:span text:style-name="T59">a</text:span></text:span><text:span text:style-name="Základní_20_text"><text:span text:style-name="T34">i</text:span></text:span><text:span text:style-name="Základní_20_text"><text:span text:style-name="T66"> </text:span></text:span><text:span text:style-name="Základní_20_text"><text:span text:style-name="T56">= </text:span></text:span><text:span text:style-name="Základní_20_text"><text:span text:style-name="T59">e</text:span></text:span><text:span text:style-name="Základní_20_text"><text:span text:style-name="T34">i</text:span></text:span><text:span text:style-name="Základní_20_text"><text:span text:style-name="T59">p</text:span></text:span><text:span text:style-name="Základní_20_text"><text:span text:style-name="T31">1</text:span></text:span><text:span text:style-name="Základní_20_text"><text:span text:style-name="T42">e</text:span></text:span><text:span text:style-name="Základní_20_text"><text:span text:style-name="T43">1</text:span></text:span><text:span text:style-name="Základní_20_text"><text:span text:style-name="T44">i</text:span></text:span><text:span text:style-name="Základní_20_text"><text:span text:style-name="T50"> ...</text:span></text:span><text:span text:style-name="Základní_20_text"><text:span text:style-name="T58"> </text:span></text:span><text:span text:style-name="Základní_20_text"><text:span text:style-name="T59">p</text:span></text:span><text:span text:style-name="Základní_20_text"><text:span text:style-name="T34">r </text:span></text:span><text:span text:style-name="Základní_20_text"><text:span text:style-name="T42">e</text:span></text:span><text:span text:style-name="Základní_20_text"><text:span text:style-name="T44">ri</text:span></text:span><text:span text:style-name="Základní_20_text"><text:span text:style-name="T66"> </text:span></text:span><text:span text:style-name="Základní_20_text"><text:span text:style-name="T55">, </text:span></text:span><text:span text:style-name="Základní_20_text"><text:span text:style-name="T59">e</text:span></text:span><text:span text:style-name="Základní_20_text"><text:span text:style-name="T34">i</text:span></text:span><text:span text:style-name="Základní_20_text"><text:span text:style-name="T66"> </text:span></text:span><text:span text:style-name="Základní_20_text"><text:span text:style-name="T58">∈ </text:span></text:span><text:span text:style-name="Základní_20_text"><text:span text:style-name="T59">E</text:span></text:span><text:span text:style-name="Základní_20_text"><text:span text:style-name="T56">(</text:span></text:span><text:span text:style-name="Základní_20_text"><text:span text:style-name="T59">I</text:span></text:span><text:span text:style-name="Základní_20_text"><text:span text:style-name="T56">)</text:span></text:span><text:span text:style-name="Základní_20_text"><text:span text:style-name="T55">, </text:span></text:span><text:span text:style-name="Základní_20_text"><text:span text:style-name="T59">p</text:span></text:span><text:span text:style-name="Základní_20_text"><text:span text:style-name="T34">j</text:span></text:span><text:span text:style-name="Základní_20_text"><text:span text:style-name="T66"> </text:span></text:span><text:span text:style-name="Základní_20_text"><text:span text:style-name="T55">navzájem různí normovaní prvočinitelé, </text:span></text:span><text:span text:style-name="Základní_20_text"><text:span text:style-name="T59">e</text:span></text:span><text:span text:style-name="Základní_20_text"><text:span text:style-name="T34">ji</text:span></text:span><text:span text:style-name="Základní_20_text"><text:span text:style-name="T66"> </text:span></text:span><text:span text:style-name="Základní_20_text"><text:span text:style-name="T58">∈ </text:span></text:span><text:span text:style-name="Základní_20_text"><text:span text:style-name="T60">ℕ</text:span></text:span><text:span text:style-name="Základní_20_text"><text:span text:style-name="T31">0</text:span></text:span><text:span text:style-name="Základní_20_text"><text:span text:style-name="T55">. Potom platí:</text:span></text:span></text:p>
      <text:p text:style-name="P2"><draw:frame draw:style-name="fr1" draw:name="obrázky7" text:anchor-type="paragraph" svg:width="9.019cm" svg:height="0.896cm" draw:z-index="6"><draw:image xlink:href="Pictures/200000090000320A000004F7B19568F6.svm" xlink:type="simple" xlink:show="embed" xlink:actuate="onLoad"/></draw:frame><text:span text:style-name="Základní_20_text"><text:span text:style-name="T55"/></text:span></text:p>
      <text:p text:style-name="P2"><text:span text:style-name="Základní_20_text"><text:span text:style-name="T55">a</text:span></text:span></text:p>
      <text:p text:style-name="P2"><draw:frame draw:style-name="fr1" draw:name="obrázky8" text:anchor-type="paragraph" svg:width="10.104cm" svg:height="0.868cm" draw:z-index="7"><draw:image xlink:href="Pictures/100000000000017500000020F9D32C7E.png" xlink:type="simple" xlink:show="embed" xlink:actuate="onLoad"/></draw:frame><text:span text:style-name="Základní_20_text"><text:span text:style-name="T55"/></text:span></text:p>
      <text:p text:style-name="P2"><text:span text:style-name="Podnadpis"><text:span text:style-name="T55"/></text:span></text:p>
      <text:p text:style-name="P2"><text:span text:style-name="Základní_20_text"><text:span text:style-name="T55">Jsou-li některá </text:span></text:span><text:span text:style-name="Základní_20_text"><text:span text:style-name="T59">a</text:span></text:span><text:span text:style-name="Základní_20_text"><text:span text:style-name="T34">i</text:span></text:span><text:span text:style-name="Základní_20_text"><text:span text:style-name="T66"> </text:span></text:span><text:span text:style-name="Základní_20_text"><text:span text:style-name="T56">= 0</text:span></text:span><text:span text:style-name="Základní_20_text"><text:span text:style-name="T55">, potom je </text:span></text:span><text:span text:style-name="Základní_20_text"><text:span text:style-name="T56">NSD(</text:span></text:span><text:span text:style-name="Základní_20_text"><text:span text:style-name="T59">a</text:span></text:span><text:span text:style-name="Základní_20_text"><text:span text:style-name="T31">1</text:span></text:span><text:span text:style-name="Základní_20_text"><text:span text:style-name="T59">, … , a</text:span></text:span><text:span text:style-name="Základní_20_text"><text:span text:style-name="T34">n</text:span></text:span><text:span text:style-name="Základní_20_text"><text:span text:style-name="T56">) = NSD(</text:span></text:span><text:span text:style-name="Základní_20_text"><text:span text:style-name="T59">a</text:span></text:span><text:span text:style-name="Základní_20_text"><text:span text:style-name="T34">i</text:span></text:span><text:span text:style-name="Základní_20_text"><text:span text:style-name="T66"> </text:span></text:span><text:span text:style-name="Základní_20_text"><text:span text:style-name="T58">| </text:span></text:span><text:span text:style-name="Základní_20_text"><text:span text:style-name="T59">a</text:span></text:span><text:span text:style-name="Základní_20_text"><text:span text:style-name="T34">i</text:span></text:span><text:span text:style-name="Základní_20_text"><text:span text:style-name="T66"> </text:span></text:span><text:span text:style-name="Základní_20_text"><text:span text:style-name="T60">≠</text:span></text:span><text:span text:style-name="Základní_20_text"><text:span text:style-name="T56"> 0)</text:span></text:span><text:span text:style-name="Základní_20_text"><text:span text:style-name="T55">; jsou-li všechna </text:span></text:span><text:span text:style-name="Základní_20_text"><text:span text:style-name="T59">a</text:span></text:span><text:span text:style-name="Základní_20_text"><text:span text:style-name="T34">i</text:span></text:span><text:span text:style-name="Základní_20_text"><text:span text:style-name="T66"> </text:span></text:span><text:span text:style-name="Základní_20_text"><text:span text:style-name="T56">= 0</text:span></text:span><text:span text:style-name="Základní_20_text"><text:span text:style-name="T55">,</text:span></text:span></text:p>
      <text:p text:style-name="P6"><text:span text:style-name="Základní_20_text"><text:span text:style-name="T55">potom je </text:span></text:span><text:span text:style-name="Základní_20_text"><text:span text:style-name="T56">NSD(</text:span></text:span><text:span text:style-name="Základní_20_text"><text:span text:style-name="T59">a</text:span></text:span><text:span text:style-name="Základní_20_text"><text:span text:style-name="T31">1</text:span></text:span><text:span text:style-name="Základní_20_text"><text:span text:style-name="T59">, … , a</text:span></text:span><text:span text:style-name="Základní_20_text"><text:span text:style-name="T34">n</text:span></text:span><text:span text:style-name="Základní_20_text"><text:span text:style-name="T56">) = 0</text:span></text:span><text:span text:style-name="Základní_20_text"><text:span text:style-name="T55">. Jsou-li některá </text:span></text:span><text:span text:style-name="Základní_20_text"><text:span text:style-name="T59">a</text:span></text:span><text:span text:style-name="Základní_20_text"><text:span text:style-name="T34">i</text:span></text:span><text:span text:style-name="Základní_20_text"><text:span text:style-name="T66"> </text:span></text:span><text:span text:style-name="Základní_20_text"><text:span text:style-name="T56">= 0</text:span></text:span><text:span text:style-name="Základní_20_text"><text:span text:style-name="T55">, pak je </text:span></text:span><text:span text:style-name="Základní_20_text"><text:span text:style-name="T56">NSN(</text:span></text:span><text:span text:style-name="Základní_20_text"><text:span text:style-name="T59">a</text:span></text:span><text:span text:style-name="Základní_20_text"><text:span text:style-name="T31">1</text:span></text:span><text:span text:style-name="Základní_20_text"><text:span text:style-name="T59">, ... , a</text:span></text:span><text:span text:style-name="Základní_20_text"><text:span text:style-name="T34">n</text:span></text:span><text:span text:style-name="Základní_20_text"><text:span text:style-name="T56">) = 0</text:span></text:span><text:span text:style-name="Základní_20_text"><text:span text:style-name="T55">.</text:span></text:span></text:p>
      <text:p text:style-name="P2"><text:span text:style-name="Podnadpis"><text:span text:style-name="T55"/></text:span></text:p>
      <text:p text:style-name="P2"><text:span text:style-name="Podnadpis"><text:span text:style-name="T61">Eukleidovy okruhy</text:span></text:span></text:p>
      <text:p text:style-name="P2"><text:span text:style-name="Základní_20_text"><text:span text:style-name="T56">Obor integrity </text:span></text:span><text:span text:style-name="Základní_20_text"><text:span text:style-name="T59">I </text:span></text:span><text:span text:style-name="Základní_20_text"><text:span text:style-name="T56">se nazývá </text:span></text:span><text:span text:style-name="Základní_20_text"><text:span text:style-name="T46">Eukleidův okruh</text:span></text:span><text:span text:style-name="Základní_20_text"><text:span text:style-name="T55"> </text:span></text:span><text:span text:style-name="Základní_20_text"><text:span text:style-name="T56">:</text:span></text:span><text:span text:style-name="Základní_20_text"><text:span text:style-name="T58">⇔ </text:span></text:span><text:span text:style-name="Základní_20_text"><text:span text:style-name="T56">existuje zobrazeni </text:span></text:span><text:span text:style-name="Základní_20_text"><text:span text:style-name="T59">H </text:span></text:span><text:span text:style-name="Základní_20_text"><text:span text:style-name="T56">: </text:span></text:span><text:span text:style-name="Základní_20_text"><text:span text:style-name="T59">I </text:span></text:span><text:span text:style-name="Základní_20_text"><text:span text:style-name="T58">\ {</text:span></text:span><text:span text:style-name="Základní_20_text"><text:span text:style-name="T56">0</text:span></text:span><text:span text:style-name="Základní_20_text"><text:span text:style-name="T58">} → </text:span></text:span><text:span text:style-name="Základní_20_text"><text:span text:style-name="T60">ℕ</text:span></text:span><text:span text:style-name="Základní_20_text"><text:span text:style-name="T31">0</text:span></text:span><text:span text:style-name="Základní_20_text"><text:span text:style-name="T50"> </text:span></text:span><text:span text:style-name="Základní_20_text"><text:span text:style-name="T56">(eukleidovské ohodnocení) s následující vlastností: pro všechna </text:span></text:span><text:span text:style-name="Základní_20_text"><text:span text:style-name="T59">a </text:span></text:span><text:span text:style-name="Základní_20_text"><text:span text:style-name="T58">∈ </text:span></text:span><text:span text:style-name="Základní_20_text"><text:span text:style-name="T59">I </text:span></text:span><text:span text:style-name="Základní_20_text"><text:span text:style-name="T58">\ {</text:span></text:span><text:span text:style-name="Základní_20_text"><text:span text:style-name="T56">0</text:span></text:span><text:span text:style-name="Základní_20_text"><text:span text:style-name="T58">}</text:span></text:span><text:span text:style-name="Základní_20_text"><text:span text:style-name="T56">, </text:span></text:span><text:span text:style-name="Základní_20_text"><text:span text:style-name="T59">b </text:span></text:span><text:span text:style-name="Základní_20_text"><text:span text:style-name="T58">∈ </text:span></text:span><text:span text:style-name="Základní_20_text"><text:span text:style-name="T59">I</text:span></text:span></text:p>
      <text:p text:style-name="P6"><text:span text:style-name="Základní_20_text"><text:span text:style-name="T56">existují </text:span></text:span><text:span text:style-name="Základní_20_text"><text:span text:style-name="T59">q, r </text:span></text:span><text:span text:style-name="Základní_20_text"><text:span text:style-name="T58">∈ </text:span></text:span><text:span text:style-name="Základní_20_text"><text:span text:style-name="T59">I </text:span></text:span><text:span text:style-name="Základní_20_text"><text:span text:style-name="T56">tak, že </text:span></text:span><text:span text:style-name="Základní_20_text"><text:span text:style-name="T59">b </text:span></text:span><text:span text:style-name="Základní_20_text"><text:span text:style-name="T56">= </text:span></text:span><text:span text:style-name="Základní_20_text"><text:span text:style-name="T59">aq </text:span></text:span><text:span text:style-name="Základní_20_text"><text:span text:style-name="T56">+ </text:span></text:span><text:span text:style-name="Základní_20_text"><text:span text:style-name="T59">r</text:span></text:span><text:span text:style-name="Základní_20_text"><text:span text:style-name="T56">, kde </text:span></text:span><text:span text:style-name="Základní_20_text"><text:span text:style-name="T59">r </text:span></text:span><text:span text:style-name="Základní_20_text"><text:span text:style-name="T56">= 0 </text:span></text:span><text:span text:style-name="Základní_20_text"><text:span text:style-name="T58">∨ </text:span></text:span><text:span text:style-name="Základní_20_text"><text:span text:style-name="T59">H</text:span></text:span><text:span text:style-name="Základní_20_text"><text:span text:style-name="T56">(</text:span></text:span><text:span text:style-name="Základní_20_text"><text:span text:style-name="T59">r</text:span></text:span><text:span text:style-name="Základní_20_text"><text:span text:style-name="T56">) </text:span></text:span><text:span text:style-name="Základní_20_text"><text:span text:style-name="T59">&lt; H</text:span></text:span><text:span text:style-name="Základní_20_text"><text:span text:style-name="T56">(</text:span></text:span><text:span text:style-name="Základní_20_text"><text:span text:style-name="T59">a</text:span></text:span><text:span text:style-name="Základní_20_text"><text:span text:style-name="T56">) (dělení se zbytkem).</text:span></text:span></text:p>
      <text:p text:style-name="P6"><text:span text:style-name="Základní_20_text"><text:span text:style-name="T56"/></text:span></text:p>
      <text:p text:style-name="P6"><text:span text:style-name="Základní_20_text"><text:span text:style-name="T48">Příklad:</text:span></text:span><text:span text:style-name="Základní_20_text"><text:span text:style-name="T56"> </text:span></text:span></text:p>
      <text:list xml:id="list30343408" text:style-name="L10">
        <text:list-item>
          <text:p text:style-name="P25"><text:span text:style-name="Základní_20_text"><text:span text:style-name="T65">ℤ</text:span></text:span><text:span text:style-name="Základní_20_text"><text:span text:style-name="T64"> </text:span></text:span><text:span text:style-name="Základní_20_text"><text:span text:style-name="T56">je Eukleidův okruh, kde </text:span></text:span><text:span text:style-name="Základní_20_text"><text:span text:style-name="T59">H</text:span></text:span><text:span text:style-name="Základní_20_text"><text:span text:style-name="T56">(</text:span></text:span><text:span text:style-name="Základní_20_text"><text:span text:style-name="T59">a</text:span></text:span><text:span text:style-name="Základní_20_text"><text:span text:style-name="T56">) := </text:span></text:span><text:span text:style-name="Základní_20_text"><text:span text:style-name="T58">|</text:span></text:span><text:span text:style-name="Základní_20_text"><text:span text:style-name="T59">a</text:span></text:span><text:span text:style-name="Základní_20_text"><text:span text:style-name="T58">|</text:span></text:span><text:span text:style-name="Základní_20_text"><text:span text:style-name="T56">.</text:span></text:span></text:p>
        </text:list-item>
        <text:list-item>
          <text:p text:style-name="P25"><text:span text:style-name="Základní_20_text"><text:span text:style-name="T56">Každé pole je Eukleidův okruh (</text:span></text:span><text:span text:style-name="Základní_20_text"><text:span text:style-name="T59">q </text:span></text:span><text:span text:style-name="Základní_20_text"><text:span text:style-name="T56">= </text:span></text:span><text:span text:style-name="Základní_20_text"><text:span text:style-name="T59">a</text:span></text:span><text:span text:style-name="Základní_20_text"><text:span text:style-name="T45">−</text:span></text:span><text:span text:style-name="Základní_20_text"><text:span text:style-name="T41">1</text:span></text:span><text:span text:style-name="Základní_20_text"><text:span text:style-name="T59">b</text:span></text:span><text:span text:style-name="Základní_20_text"><text:span text:style-name="T56">, </text:span></text:span><text:span text:style-name="Základní_20_text"><text:span text:style-name="T59">r </text:span></text:span><text:span text:style-name="Základní_20_text"><text:span text:style-name="T56">= 0).</text:span></text:span></text:p>
        </text:list-item>
      </text:list>
      <text:p text:style-name="P6"><text:span text:style-name="Základní_20_text"><text:span text:style-name="T56"/></text:span></text:p>
      <text:p text:style-name="P6"><text:span text:style-name="Základní_20_text"><text:span text:style-name="T55">Každý Eukleidův okruh je Gaussův okruh.</text:span></text:span></text:p>
      <text:p text:style-name="P6"><text:span text:style-name="Základní_20_text"><text:span text:style-name="T55"/></text:span></text:p>
      <text:p text:style-name="P6"><text:span text:style-name="Podnadpis"><text:span text:style-name="T39">Eukleidův algoritmus </text:span></text:span><text:span text:style-name="Podnadpis"><text:span text:style-name="T40">pro výpočet NSD v Eukleidových okruzích:</text:span></text:span></text:p>
      <text:p text:style-name="P6"><text:span text:style-name="Základní_20_text"><text:span text:style-name="T56">Buď </text:span></text:span><text:span text:style-name="Základní_20_text"><text:span text:style-name="T59">I </text:span></text:span><text:span text:style-name="Základní_20_text"><text:span text:style-name="T56">Eukleidův okruh a </text:span></text:span><text:span text:style-name="Základní_20_text"><text:span text:style-name="T59">a, b </text:span></text:span><text:span text:style-name="Základní_20_text"><text:span text:style-name="T58">∈ </text:span></text:span><text:span text:style-name="Základní_20_text"><text:span text:style-name="T59">I</text:span></text:span><text:span text:style-name="Základní_20_text"><text:span text:style-name="T56">. Pro </text:span></text:span><text:span text:style-name="Základní_20_text"><text:span text:style-name="T59">a </text:span></text:span><text:span text:style-name="Základní_20_text"><text:span text:style-name="T56">= </text:span></text:span><text:span text:style-name="Základní_20_text"><text:span text:style-name="T59">b </text:span></text:span><text:span text:style-name="Základní_20_text"><text:span text:style-name="T56">= 0 je NSD(</text:span></text:span><text:span text:style-name="Základní_20_text"><text:span text:style-name="T59">a, b</text:span></text:span><text:span text:style-name="Základní_20_text"><text:span text:style-name="T56">) = 0. Nechť bez újmy na obecnosti <text:line-break/></text:span></text:span><text:span text:style-name="Základní_20_text"><text:span text:style-name="T59">a </text:span></text:span><text:span text:style-name="Základní_20_text"><text:span text:style-name="T60">≠</text:span></text:span><text:span text:style-name="Základní_20_text"><text:span text:style-name="T56"> 0.</text:span></text:span></text:p>
      <text:p text:style-name="P6"><draw:frame draw:style-name="fr1" draw:name="obrázky9" text:anchor-type="paragraph" svg:width="13.661cm" svg:height="3.598cm" draw:z-index="8"><draw:image xlink:href="Pictures/20000009000054C600001655889652BF.svm" xlink:type="simple" xlink:show="embed" xlink:actuate="onLoad"/></draw:frame><text:span text:style-name="Základní_20_text"><text:span text:style-name="T56"/></text:span></text:p>
      <text:p text:style-name="P6"><text:span text:style-name="Základní_20_text"><text:span text:style-name="T56">Po konečném počtu kroků (vzhledem k tomu, že </text:span></text:span><text:span text:style-name="Základní_20_text"><text:span text:style-name="T59">H</text:span></text:span><text:span text:style-name="Základní_20_text"><text:span text:style-name="T56">(</text:span></text:span><text:span text:style-name="Základní_20_text"><text:span text:style-name="T59">a</text:span></text:span><text:span text:style-name="Základní_20_text"><text:span text:style-name="T56">) = </text:span></text:span><text:span text:style-name="Základní_20_text"><text:span text:style-name="T59">H</text:span></text:span><text:span text:style-name="Základní_20_text"><text:span text:style-name="T56">(</text:span></text:span><text:span text:style-name="Základní_20_text"><text:span text:style-name="T59">r</text:span></text:span><text:span text:style-name="Základní_20_text"><text:span text:style-name="T31">0</text:span></text:span><text:span text:style-name="Základní_20_text"><text:span text:style-name="T56">) </text:span></text:span><text:span text:style-name="Základní_20_text"><text:span text:style-name="T59">&gt; H</text:span></text:span><text:span text:style-name="Základní_20_text"><text:span text:style-name="T56">(</text:span></text:span><text:span text:style-name="Základní_20_text"><text:span text:style-name="T59">r</text:span></text:span><text:span text:style-name="Základní_20_text"><text:span text:style-name="T31">1</text:span></text:span><text:span text:style-name="Základní_20_text"><text:span text:style-name="T56">) </text:span></text:span><text:span text:style-name="Základní_20_text"><text:span text:style-name="T59">&gt; H</text:span></text:span><text:span text:style-name="Základní_20_text"><text:span text:style-name="T56">(</text:span></text:span><text:span text:style-name="Základní_20_text"><text:span text:style-name="T59">r</text:span></text:span><text:span text:style-name="Základní_20_text"><text:span text:style-name="T31">2</text:span></text:span><text:span text:style-name="Základní_20_text"><text:span text:style-name="T56">) </text:span></text:span><text:span text:style-name="Základní_20_text"><text:span text:style-name="T59">&gt; …</text:span></text:span><text:span text:style-name="Základní_20_text"><text:span text:style-name="T56">) obdržíme </text:span></text:span><text:span text:style-name="Základní_20_text"><text:span text:style-name="T59">k </text:span></text:span><text:span text:style-name="Základní_20_text"><text:span text:style-name="T56">takové, že </text:span></text:span><text:span text:style-name="Základní_20_text"><text:span text:style-name="T59">r</text:span></text:span><text:span text:style-name="Základní_20_text"><text:span text:style-name="T34">k</text:span></text:span><text:span text:style-name="Základní_20_text"><text:span text:style-name="T66"> </text:span></text:span><text:span text:style-name="Základní_20_text"><text:span text:style-name="T56">= 0 a </text:span></text:span><text:span text:style-name="Základní_20_text"><text:span text:style-name="T59">r</text:span></text:span><text:span text:style-name="Základní_20_text"><text:span text:style-name="T34">k</text:span></text:span><text:span text:style-name="Základní_20_text"><text:span text:style-name="T35">−</text:span></text:span><text:span text:style-name="Základní_20_text"><text:span text:style-name="T31">1</text:span></text:span><text:span text:style-name="Základní_20_text"><text:span text:style-name="T50"> </text:span></text:span><text:span text:style-name="Základní_20_text"><text:span text:style-name="T60">≠</text:span></text:span><text:span text:style-name="Základní_20_text"><text:span text:style-name="T56"> 0. </text:span></text:span><text:span text:style-name="Základní_20_text"><text:span text:style-name="T59">r</text:span></text:span><text:span text:style-name="Základní_20_text"><text:span text:style-name="T34">k</text:span></text:span><text:span text:style-name="Základní_20_text"><text:span text:style-name="T35">−</text:span></text:span><text:span text:style-name="Základní_20_text"><text:span text:style-name="T31">1</text:span></text:span><text:span text:style-name="Základní_20_text"><text:span text:style-name="T50"> </text:span></text:span><text:span text:style-name="Základní_20_text"><text:span text:style-name="T56">= NSD(</text:span></text:span><text:span text:style-name="Základní_20_text"><text:span text:style-name="T59">a, b</text:span></text:span><text:span text:style-name="Základní_20_text"><text:span text:style-name="T56">)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MMI10" svg:font-family="CMMI10"/>
    <style:font-face style:name="CMMI12" svg:font-family="CMMI12"/>
    <style:font-face style:name="CMMI6" svg:font-family="CMMI6"/>
    <style:font-face style:name="CMMI8" svg:font-family="CMMI8"/>
    <style:font-face style:name="CMSY10" svg:font-family="CMSY10"/>
    <style:font-face style:name="CMSY8" svg:font-family="CMSY8"/>
    <style:font-face style:name="Cambria Math" svg:font-family="'Cambria Math'"/>
    <style:font-face style:name="Cambria Math1" svg:font-family="'Cambria Math'" style:font-adornments="Běžné"/>
    <style:font-face style:name="MSBM10" svg:font-family="MSBM10"/>
    <style:font-face style:name="Mangal1" svg:font-family="Mangal"/>
    <style:font-face style:name="OpenSymbol" svg:font-family="OpenSymbol"/>
    <style:font-face style:name="Segoe UI" svg:font-family="'Segoe UI'"/>
    <style:font-face style:name="csbx10" svg:font-family="csbx10"/>
    <style:font-face style:name="csbx12" svg:font-family="csbx12"/>
    <style:font-face style:name="csr10" svg:font-family="csr10"/>
    <style:font-face style:name="csr6" svg:font-family="csr6"/>
    <style:font-face style:name="csr8" svg:font-family="csr8"/>
    <style:font-face style:name="csti10" svg:font-family="csti10"/>
    <style:font-face style:name="Cambria" svg:font-family="Cambria, Cambri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1" svg:font-family="Cambria" style:font-adornments="Běžné" style:font-family-generic="roman" style:font-pitch="variable"/>
    <style:font-face style:name="Georgia" svg:font-family="Georgia" style:font-adornments="kurzí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mbria" fo:font-size="12pt" style:font-name-asian="Cambria" style:font-size-asian="12pt" style:font-name-complex="Cambria" style:font-size-complex="12pt"/>
    </style:style>
    <style:style style:name="Řádkování" style:family="paragraph" style:parent-style-name="Text">
      <style:paragraph-properties fo:line-height="0.499cm" fo:background-color="transparent">
        <style:background-image/>
      </style:paragraph-properties>
      <style:text-properties fo:font-style="normal"/>
    </style:style>
    <style:style style:name="Text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ize-asian="10.5pt" style:font-style-asian="italic" style:font-style-complex="italic"/>
    </style:style>
    <style:style style:name="Nadpis" style:family="text" style:parent-style-name="Emphasis">
      <style:text-properties fo:color="#666666" style:font-name="Georgia" fo:font-size="24pt" fo:background-color="transparent" style:font-size-asian="10.5pt"/>
    </style:style>
    <style:style style:name="Podnadpis" style:family="text" style:parent-style-name="Nadpis">
      <style:text-properties fo:color="#000000" fo:font-size="16.1000003814697pt" fo:font-style="normal" fo:font-weight="bold" style:font-size-asian="10.5pt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Základní_20_text" style:display-name="Základní text" style:family="text">
      <style:text-properties style:font-name="Cambria1" fo:font-size="12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6T12:13:53.04</meta:creation-date>
    <meta:generator>LibreOffice/3.5$Windows_x86 LibreOffice_project/235ab8a-3802056-4a8fed3-2d66ea8-e241b80</meta:generator>
    <dc:date>2012-05-23T10:22:57.03</dc:date>
    <meta:editing-duration>PT15H1M51S</meta:editing-duration>
    <meta:editing-cycles>40</meta:editing-cycles>
    <meta:printed-by>Tomáš Lokaj</meta:printed-by>
    <meta:print-date>2012-05-23T10:22:07.82</meta:print-date>
    <dc:creator>Tomáš Lokaj</dc:creator>
    <meta:document-statistic meta:table-count="0" meta:image-count="9" meta:object-count="0" meta:page-count="5" meta:paragraph-count="119" meta:word-count="1905" meta:character-count="6597" meta:non-whitespace-character-count="6933"/>
  </office:meta>
</office:document-meta>
</file>